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fo:color="#579d1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579d1c"/>
    </style:style>
    <style:style style:name="ce15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fo:color="#004586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fo:color="#0084d1"/>
    </style:style>
    <style:style style:name="ce30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fo:color="#c5000b"/>
    </style:style>
    <style:style style:name="ce16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115"/>
    <style:style style:name="ce35" style:family="table-cell" style:parent-style-name="Default" style:data-style-name="N11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ltat-annual" table:style-name="ta1">
        <table:shapes>
          <draw:frame draw:z-index="0" draw:style-name="gr1" draw:text-style-name="P1" svg:width="292.86mm" svg:height="170.79mm" svg:x="0mm" svg:y="361.24mm">
            <draw:object draw:notify-on-update-of-ranges="'deltat-annual'.A2:'deltat-annual'.A50 'deltat-annual'.F2:'deltat-annual'.F50 'deltat-annual'.A50:'deltat-annual'.A80 'deltat-annual'.I50:'deltat-annual'.I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92.86mm" svg:height="170.79mm" svg:x="0mm" svg:y="532.84mm">
            <draw:object draw:notify-on-update-of-ranges="'deltat-annual'.A2:'deltat-annual'.A50 'deltat-annual'.G2:'deltat-annual'.G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92.86mm" svg:height="170.79mm" svg:x="0mm" svg:y="704.43mm">
            <draw:object draw:notify-on-update-of-ranges="'deltat-annual'.A2:'deltat-annual'.A50 'deltat-annual'.H2:'deltat-annual'.H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92.86mm" svg:height="170.79mm" svg:x="293.51mm" svg:y="532.84mm">
            <draw:object draw:notify-on-update-of-ranges="'deltat-annual'.A2:'deltat-annual'.A50 'deltat-annual'.O2:'deltat-annual'.O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92.86mm" svg:height="170.79mm" svg:x="306.4mm" svg:y="361.25mm">
            <draw:object draw:notify-on-update-of-ranges="'deltat-annual'.B2:'deltat-annual'.B50 'deltat-annual'.F2:'deltat-annual'.F5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9"/>
        <table:table-column table:style-name="co1" table:number-columns-repeated="4" table:default-cell-style-name="ce4"/>
        <table:table-column table:style-name="co1" table:number-columns-repeated="4" table:default-cell-style-name="ce12"/>
        <table:table-column table:style-name="co1" table:number-columns-repeated="3" table:default-cell-style-name="ce4"/>
        <table:table-column table:style-name="co1" table:default-cell-style-name="ce15"/>
        <table:table-column table:style-name="co1" table:default-cell-style-name="ce4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8" office:value-type="string" calcext:value-type="string">
            <text:p>U</text:p>
          </table:table-cell>
          <table:table-cell table:style-name="ce3" office:value-type="string" calcext:value-type="string">
            <text:p>DeltaT</text:p>
          </table:table-cell>
          <table:table-cell table:style-name="ce3" office:value-type="string" calcext:value-type="string">
            <text:p>DUT1R</text:p>
          </table:table-cell>
          <table:table-cell table:style-name="ce3" office:value-type="string" calcext:value-type="string">
            <text:p>DUT1S</text:p>
          </table:table-cell>
          <table:table-cell table:style-name="ce3" office:value-type="string" calcext:value-type="string">
            <text:p>Smoothed</text:p>
          </table:table-cell>
          <table:table-cell table:style-name="ce5" office:value-type="string" calcext:value-type="string">
            <text:p>Diff1</text:p>
          </table:table-cell>
          <table:table-cell table:style-name="ce5" office:value-type="string" calcext:value-type="string">
            <text:p>Diff2</text:p>
          </table:table-cell>
          <table:table-cell table:style-name="ce5" office:value-type="string" calcext:value-type="string">
            <text:p>Regression</text:p>
          </table:table-cell>
          <table:table-cell table:style-name="ce5" office:value-type="string" calcext:value-type="string">
            <text:p>TT-UT1</text:p>
          </table:table-cell>
          <table:table-cell table:style-name="ce3" office:value-type="string" calcext:value-type="string">
            <text:p>TT-UT2</text:p>
          </table:table-cell>
          <table:table-cell table:style-name="ce3" table:number-columns-repeated="2"/>
          <table:table-cell table:style-name="ce16"/>
          <table:table-cell table:style-name="ce3"/>
          <table:table-cell table:style-name="ce5" table:number-columns-repeated="1009"/>
        </table:table-row>
        <table:table-row table:style-name="ro1">
          <table:table-cell office:value-type="float" office:value="1972" calcext:value-type="float">
            <text:p>1972.0</text:p>
          </table:table-cell>
          <table:table-cell table:formula="of:=[.A2]-2050" office:value-type="float" office:value="-78" calcext:value-type="float">
            <text:p>-78.00</text:p>
          </table:table-cell>
          <table:table-cell office:value-type="float" office:value="42.2271129" calcext:value-type="float">
            <text:p>42.2271129</text:p>
          </table:table-cell>
          <table:table-cell office:value-type="float" office:value="-0.130730195" calcext:value-type="float">
            <text:p>-0.1307302</text:p>
          </table:table-cell>
          <table:table-cell office:value-type="float" office:value="-0.005043473" calcext:value-type="float">
            <text:p>-0.0050435</text:p>
          </table:table-cell>
          <table:table-cell table:formula="of:=[.C2]-[.D2]-[.E2]" office:value-type="float" office:value="42.362886568" calcext:value-type="float">
            <text:p>42.3628866</text:p>
          </table:table-cell>
          <table:table-cell table:style-name="ce4" table:formula="of:=[.F3]-[.F2]" office:value-type="float" office:value="1.169924852" calcext:value-type="float">
            <text:p>1.1699249</text:p>
          </table:table-cell>
          <table:table-cell table:style-name="ce4" table:formula="of:=[.G3]-[.G2]" office:value-type="float" office:value="-0.0497429430000054" calcext:value-type="float">
            <text:p>-0.0497429</text:p>
          </table:table-cell>
          <table:table-cell table:style-name="ce15" table:formula="of:=0.0000845393581*[.B2]^3+0.0043752543904*[.B2]^2+0.2370698871072*[.B2]+74.4244159660856" office:value-type="float" office:value="42.4336910178464" calcext:value-type="float">
            <text:p>42.433691</text:p>
          </table:table-cell>
          <table:table-cell table:style-name="ce15" table:formula="of:=[.I2]+[.D2]+[.E2]" office:value-type="float" office:value="42.2979173498464" calcext:value-type="float">
            <text:p>42.297917</text:p>
          </table:table-cell>
          <table:table-cell table:formula="of:=[.I2]+[.D2]" office:value-type="float" office:value="42.3029608228464" calcext:value-type="float">
            <text:p>42.3029608</text:p>
          </table:table-cell>
          <table:table-cell/>
          <table:table-cell table:formula="of:=-0.018228239656939*[.A2]+36.9334171702907" office:value-type="float" office:value="0.987328566806994" calcext:value-type="float">
            <text:p>0.9873286</text:p>
          </table:table-cell>
          <table:table-cell table:formula="of:=0.000235248098265*[.A2]-0.493431221525311" office:value-type="float" office:value="-0.029521971746731" calcext:value-type="float">
            <text:p>-0.029522</text:p>
          </table:table-cell>
          <table:table-cell table:formula="of:=[.G2]-[.M2]" office:value-type="float" office:value="0.182596285193007" calcext:value-type="float">
            <text:p>0.1825963</text:p>
          </table:table-cell>
          <table:table-cell table:number-columns-repeated="1009"/>
        </table:table-row>
        <table:table-row table:style-name="ro1">
          <table:table-cell office:value-type="float" office:value="1973" calcext:value-type="float">
            <text:p>1973.0</text:p>
          </table:table-cell>
          <table:table-cell table:formula="of:=[.A3]-2050" office:value-type="float" office:value="-77" calcext:value-type="float">
            <text:p>-77.00</text:p>
          </table:table-cell>
          <table:table-cell office:value-type="float" office:value="43.372957" calcext:value-type="float">
            <text:p>43.3729570</text:p>
          </table:table-cell>
          <table:table-cell office:value-type="float" office:value="-0.154940858" calcext:value-type="float">
            <text:p>-0.1549409</text:p>
          </table:table-cell>
          <table:table-cell office:value-type="float" office:value="-0.004913562" calcext:value-type="float">
            <text:p>-0.0049136</text:p>
          </table:table-cell>
          <table:table-cell table:formula="of:=[.C3]-[.D3]-[.E3]" office:value-type="float" office:value="43.53281142" calcext:value-type="float">
            <text:p>43.5328114</text:p>
          </table:table-cell>
          <table:table-cell table:style-name="ce4" table:formula="of:=[.F4]-[.F3]" office:value-type="float" office:value="1.120181909" calcext:value-type="float">
            <text:p>1.1201819</text:p>
          </table:table-cell>
          <table:table-cell table:style-name="ce4" table:formula="of:=[.G4]-[.G3]" office:value-type="float" office:value="-0.138642799999992" calcext:value-type="float">
            <text:p>-0.1386428</text:p>
          </table:table-cell>
          <table:table-cell table:style-name="ce15" table:formula="of:=0.0000845393581*[.B3]^3+0.0043752543904*[.B3]^2+0.2370698871072*[.B3]+74.4244159660856" office:value-type="float" office:value="43.5159111680455" calcext:value-type="float">
            <text:p>43.515911</text:p>
          </table:table-cell>
          <table:table-cell table:style-name="ce15" table:formula="of:=[.I3]+[.D3]+[.E3]" office:value-type="float" office:value="43.3560567480455" calcext:value-type="float">
            <text:p>43.356057</text:p>
          </table:table-cell>
          <table:table-cell table:formula="of:=[.I3]+[.D3]" office:value-type="float" office:value="43.3609703100455" calcext:value-type="float">
            <text:p>43.3609703</text:p>
          </table:table-cell>
          <table:table-cell/>
          <table:table-cell table:formula="of:=-0.018228239656939*[.A3]+36.9334171702907" office:value-type="float" office:value="0.969100327150059" calcext:value-type="float">
            <text:p>0.9691003</text:p>
          </table:table-cell>
          <table:table-cell table:formula="of:=0.000235248098265*[.A3]-0.493431221525311" office:value-type="float" office:value="-0.029286723648466" calcext:value-type="float">
            <text:p>-0.029287</text:p>
          </table:table-cell>
          <table:table-cell table:formula="of:=[.G3]-[.M3]" office:value-type="float" office:value="0.151081581849937" calcext:value-type="float">
            <text:p>0.1510816</text:p>
          </table:table-cell>
          <table:table-cell table:number-columns-repeated="1009"/>
        </table:table-row>
        <table:table-row table:style-name="ro1">
          <table:table-cell office:value-type="float" office:value="1974" calcext:value-type="float">
            <text:p>1974.0</text:p>
          </table:table-cell>
          <table:table-cell table:formula="of:=[.A4]-2050" office:value-type="float" office:value="-76" calcext:value-type="float">
            <text:p>-76.00</text:p>
          </table:table-cell>
          <table:table-cell office:value-type="float" office:value="44.4840562" calcext:value-type="float">
            <text:p>44.4840562</text:p>
          </table:table-cell>
          <table:table-cell office:value-type="float" office:value="-0.163982341" calcext:value-type="float">
            <text:p>-0.1639823</text:p>
          </table:table-cell>
          <table:table-cell office:value-type="float" office:value="-0.004954788" calcext:value-type="float">
            <text:p>-0.0049548</text:p>
          </table:table-cell>
          <table:table-cell table:formula="of:=[.C4]-[.D4]-[.E4]" office:value-type="float" office:value="44.652993329" calcext:value-type="float">
            <text:p>44.6529933</text:p>
          </table:table-cell>
          <table:table-cell table:style-name="ce4" table:formula="of:=[.F5]-[.F4]" office:value-type="float" office:value="0.981539109000003" calcext:value-type="float">
            <text:p>0.9815391</text:p>
          </table:table-cell>
          <table:table-cell table:style-name="ce4" table:formula="of:=[.G5]-[.G4]" office:value-type="float" office:value="-0.0296901020000107" calcext:value-type="float">
            <text:p>-0.0296901</text:p>
          </table:table-cell>
          <table:table-cell table:style-name="ce15" table:formula="of:=0.0000845393581*[.B4]^3+0.0043752543904*[.B4]^2+0.2370698871072*[.B4]+74.4244159660856" office:value-type="float" office:value="44.5678246435832" calcext:value-type="float">
            <text:p>44.567825</text:p>
          </table:table-cell>
          <table:table-cell table:style-name="ce15" table:formula="of:=[.I4]+[.D4]+[.E4]" office:value-type="float" office:value="44.3988875145832" calcext:value-type="float">
            <text:p>44.398888</text:p>
          </table:table-cell>
          <table:table-cell table:formula="of:=[.I4]+[.D4]" office:value-type="float" office:value="44.4038423025832" calcext:value-type="float">
            <text:p>44.4038423</text:p>
          </table:table-cell>
          <table:table-cell/>
          <table:table-cell table:formula="of:=-0.018228239656939*[.A4]+36.9334171702907" office:value-type="float" office:value="0.950872087493117" calcext:value-type="float">
            <text:p>0.9508721</text:p>
          </table:table-cell>
          <table:table-cell table:formula="of:=0.000235248098265*[.A4]-0.493431221525311" office:value-type="float" office:value="-0.029051475550201" calcext:value-type="float">
            <text:p>-0.029051</text:p>
          </table:table-cell>
          <table:table-cell table:formula="of:=[.G4]-[.M4]" office:value-type="float" office:value="0.0306670215068864" calcext:value-type="float">
            <text:p>0.0306670</text:p>
          </table:table-cell>
          <table:table-cell table:number-columns-repeated="1009"/>
        </table:table-row>
        <table:table-row table:style-name="ro1">
          <table:table-cell office:value-type="float" office:value="1975" calcext:value-type="float">
            <text:p>1975.0</text:p>
          </table:table-cell>
          <table:table-cell table:formula="of:=[.A5]-2050" office:value-type="float" office:value="-75" calcext:value-type="float">
            <text:p>-75.00</text:p>
          </table:table-cell>
          <table:table-cell office:value-type="float" office:value="45.476138" calcext:value-type="float">
            <text:p>45.4761380</text:p>
          </table:table-cell>
          <table:table-cell office:value-type="float" office:value="-0.153398148" calcext:value-type="float">
            <text:p>-0.1533981</text:p>
          </table:table-cell>
          <table:table-cell office:value-type="float" office:value="-0.00499629" calcext:value-type="float">
            <text:p>-0.0049963</text:p>
          </table:table-cell>
          <table:table-cell table:formula="of:=[.C5]-[.D5]-[.E5]" office:value-type="float" office:value="45.634532438" calcext:value-type="float">
            <text:p>45.6345324</text:p>
          </table:table-cell>
          <table:table-cell table:style-name="ce4" table:formula="of:=[.F6]-[.F5]" office:value-type="float" office:value="0.951849006999993" calcext:value-type="float">
            <text:p>0.9518490</text:p>
          </table:table-cell>
          <table:table-cell table:style-name="ce4" table:formula="of:=[.G6]-[.G5]" office:value-type="float" office:value="0.0705005950000057" calcext:value-type="float">
            <text:p>0.0705006</text:p>
          </table:table-cell>
          <table:table-cell table:style-name="ce15" table:formula="of:=0.0000845393581*[.B5]^3+0.0043752543904*[.B5]^2+0.2370698871072*[.B5]+74.4244159660856" office:value-type="float" office:value="45.5899386806081" calcext:value-type="float">
            <text:p>45.589939</text:p>
          </table:table-cell>
          <table:table-cell table:style-name="ce15" table:formula="of:=[.I5]+[.D5]+[.E5]" office:value-type="float" office:value="45.4315442426081" calcext:value-type="float">
            <text:p>45.431544</text:p>
          </table:table-cell>
          <table:table-cell table:formula="of:=[.I5]+[.D5]" office:value-type="float" office:value="45.4365405326081" calcext:value-type="float">
            <text:p>45.4365405</text:p>
          </table:table-cell>
          <table:table-cell/>
          <table:table-cell table:formula="of:=-0.018228239656939*[.A5]+36.9334171702907" office:value-type="float" office:value="0.932643847836175" calcext:value-type="float">
            <text:p>0.9326438</text:p>
          </table:table-cell>
          <table:table-cell table:formula="of:=0.000235248098265*[.A5]-0.493431221525311" office:value-type="float" office:value="-0.028816227451936" calcext:value-type="float">
            <text:p>-0.028816</text:p>
          </table:table-cell>
          <table:table-cell table:formula="of:=[.G5]-[.M5]" office:value-type="float" office:value="0.0192051591638177" calcext:value-type="float">
            <text:p>0.0192052</text:p>
          </table:table-cell>
          <table:table-cell table:number-columns-repeated="1009"/>
        </table:table-row>
        <table:table-row table:style-name="ro1">
          <table:table-cell office:value-type="float" office:value="1976" calcext:value-type="float">
            <text:p>1976.0</text:p>
          </table:table-cell>
          <table:table-cell table:formula="of:=[.A6]-2050" office:value-type="float" office:value="-74" calcext:value-type="float">
            <text:p>-74.00</text:p>
          </table:table-cell>
          <table:table-cell office:value-type="float" office:value="46.4567207" calcext:value-type="float">
            <text:p>46.4567207</text:p>
          </table:table-cell>
          <table:table-cell office:value-type="float" office:value="-0.124622675" calcext:value-type="float">
            <text:p>-0.1246227</text:p>
          </table:table-cell>
          <table:table-cell office:value-type="float" office:value="-0.00503807" calcext:value-type="float">
            <text:p>-0.0050381</text:p>
          </table:table-cell>
          <table:table-cell table:formula="of:=[.C6]-[.D6]-[.E6]" office:value-type="float" office:value="46.586381445" calcext:value-type="float">
            <text:p>46.5863814</text:p>
          </table:table-cell>
          <table:table-cell table:style-name="ce4" table:formula="of:=[.F7]-[.F6]" office:value-type="float" office:value="1.022349602" calcext:value-type="float">
            <text:p>1.0223496</text:p>
          </table:table-cell>
          <table:table-cell table:style-name="ce4" table:formula="of:=[.G7]-[.G6]" office:value-type="float" office:value="-0.0588768749999886" calcext:value-type="float">
            <text:p>-0.0588769</text:p>
          </table:table-cell>
          <table:table-cell table:style-name="ce15" table:formula="of:=0.0000845393581*[.B6]^3+0.0043752543904*[.B6]^2+0.2370698871072*[.B6]+74.4244159660856" office:value-type="float" office:value="46.5827605152688" calcext:value-type="float">
            <text:p>46.582761</text:p>
          </table:table-cell>
          <table:table-cell table:style-name="ce15" table:formula="of:=[.I6]+[.D6]+[.E6]" office:value-type="float" office:value="46.4530997702688" calcext:value-type="float">
            <text:p>46.453100</text:p>
          </table:table-cell>
          <table:table-cell table:formula="of:=[.I6]+[.D6]" office:value-type="float" office:value="46.4581378402688" calcext:value-type="float">
            <text:p>46.4581378</text:p>
          </table:table-cell>
          <table:table-cell/>
          <table:table-cell table:formula="of:=-0.018228239656939*[.A6]+36.9334171702907" office:value-type="float" office:value="0.91441560817924" calcext:value-type="float">
            <text:p>0.9144156</text:p>
          </table:table-cell>
          <table:table-cell table:formula="of:=0.000235248098265*[.A6]-0.493431221525311" office:value-type="float" office:value="-0.028580979353671" calcext:value-type="float">
            <text:p>-0.028581</text:p>
          </table:table-cell>
          <table:table-cell table:formula="of:=[.G6]-[.M6]" office:value-type="float" office:value="0.107933993820759" calcext:value-type="float">
            <text:p>0.1079340</text:p>
          </table:table-cell>
          <table:table-cell table:number-columns-repeated="1009"/>
        </table:table-row>
        <table:table-row table:style-name="ro1">
          <table:table-cell office:value-type="float" office:value="1977" calcext:value-type="float">
            <text:p>1977.0</text:p>
          </table:table-cell>
          <table:table-cell table:formula="of:=[.A7]-2050" office:value-type="float" office:value="-73" calcext:value-type="float">
            <text:p>-73.00</text:p>
          </table:table-cell>
          <table:table-cell office:value-type="float" office:value="47.5213815" calcext:value-type="float">
            <text:p>47.5213815</text:p>
          </table:table-cell>
          <table:table-cell office:value-type="float" office:value="-0.082441276" calcext:value-type="float">
            <text:p>-0.0824413</text:p>
          </table:table-cell>
          <table:table-cell office:value-type="float" office:value="-0.004908271" calcext:value-type="float">
            <text:p>-0.0049083</text:p>
          </table:table-cell>
          <table:table-cell table:formula="of:=[.C7]-[.D7]-[.E7]" office:value-type="float" office:value="47.608731047" calcext:value-type="float">
            <text:p>47.6087310</text:p>
          </table:table-cell>
          <table:table-cell table:style-name="ce4" table:formula="of:=[.F8]-[.F7]" office:value-type="float" office:value="0.96347272700001" calcext:value-type="float">
            <text:p>0.9634727</text:p>
          </table:table-cell>
          <table:table-cell table:style-name="ce4" table:formula="of:=[.G8]-[.G7]" office:value-type="float" office:value="0.032687607999982" calcext:value-type="float">
            <text:p>0.0326876</text:p>
          </table:table-cell>
          <table:table-cell table:style-name="ce15" table:formula="of:=0.0000845393581*[.B7]^3+0.0043752543904*[.B7]^2+0.2370698871072*[.B7]+74.4244159660856" office:value-type="float" office:value="47.5467973837139" calcext:value-type="float">
            <text:p>47.546797</text:p>
          </table:table-cell>
          <table:table-cell table:style-name="ce15" table:formula="of:=[.I7]+[.D7]+[.E7]" office:value-type="float" office:value="47.4594478367139" calcext:value-type="float">
            <text:p>47.459448</text:p>
          </table:table-cell>
          <table:table-cell table:formula="of:=[.I7]+[.D7]" office:value-type="float" office:value="47.4643561077139" calcext:value-type="float">
            <text:p>47.4643561</text:p>
          </table:table-cell>
          <table:table-cell/>
          <table:table-cell table:formula="of:=-0.018228239656939*[.A7]+36.9334171702907" office:value-type="float" office:value="0.896187368522298" calcext:value-type="float">
            <text:p>0.8961874</text:p>
          </table:table-cell>
          <table:table-cell table:formula="of:=0.000235248098265*[.A7]-0.493431221525311" office:value-type="float" office:value="-0.028345731255406" calcext:value-type="float">
            <text:p>-0.028346</text:p>
          </table:table-cell>
          <table:table-cell table:formula="of:=[.G7]-[.M7]" office:value-type="float" office:value="0.0672853584777118" calcext:value-type="float">
            <text:p>0.0672854</text:p>
          </table:table-cell>
          <table:table-cell table:number-columns-repeated="1009"/>
        </table:table-row>
        <table:table-row table:style-name="ro1">
          <table:table-cell office:value-type="float" office:value="1978" calcext:value-type="float">
            <text:p>1978.0</text:p>
          </table:table-cell>
          <table:table-cell table:formula="of:=[.A8]-2050" office:value-type="float" office:value="-72" calcext:value-type="float">
            <text:p>-72.00</text:p>
          </table:table-cell>
          <table:table-cell office:value-type="float" office:value="48.5344163" calcext:value-type="float">
            <text:p>48.5344163</text:p>
          </table:table-cell>
          <table:table-cell office:value-type="float" office:value="-0.032838013" calcext:value-type="float">
            <text:p>-0.0328380</text:p>
          </table:table-cell>
          <table:table-cell office:value-type="float" office:value="-0.004949461" calcext:value-type="float">
            <text:p>-0.0049495</text:p>
          </table:table-cell>
          <table:table-cell table:formula="of:=[.C8]-[.D8]-[.E8]" office:value-type="float" office:value="48.572203774" calcext:value-type="float">
            <text:p>48.5722038</text:p>
          </table:table-cell>
          <table:table-cell table:style-name="ce4" table:formula="of:=[.F9]-[.F8]" office:value-type="float" office:value="0.996160334999992" calcext:value-type="float">
            <text:p>0.9961603</text:p>
          </table:table-cell>
          <table:table-cell table:style-name="ce4" table:formula="of:=[.G9]-[.G8]" office:value-type="float" office:value="-0.0967802099999844" calcext:value-type="float">
            <text:p>-0.0967802</text:p>
          </table:table-cell>
          <table:table-cell table:style-name="ce15" table:formula="of:=0.0000845393581*[.B8]^3+0.0043752543904*[.B8]^2+0.2370698871072*[.B8]+74.4244159660856" office:value-type="float" office:value="48.482556522092" calcext:value-type="float">
            <text:p>48.482557</text:p>
          </table:table-cell>
          <table:table-cell table:style-name="ce15" table:formula="of:=[.I8]+[.D8]+[.E8]" office:value-type="float" office:value="48.444769048092" calcext:value-type="float">
            <text:p>48.444769</text:p>
          </table:table-cell>
          <table:table-cell table:formula="of:=[.I8]+[.D8]" office:value-type="float" office:value="48.449718509092" calcext:value-type="float">
            <text:p>48.4497185</text:p>
          </table:table-cell>
          <table:table-cell/>
          <table:table-cell table:formula="of:=-0.018228239656939*[.A8]+36.9334171702907" office:value-type="float" office:value="0.877959128865363" calcext:value-type="float">
            <text:p>0.8779591</text:p>
          </table:table-cell>
          <table:table-cell table:formula="of:=0.000235248098265*[.A8]-0.493431221525311" office:value-type="float" office:value="-0.028110483157141" calcext:value-type="float">
            <text:p>-0.028110</text:p>
          </table:table-cell>
          <table:table-cell table:formula="of:=[.G8]-[.M8]" office:value-type="float" office:value="0.118201206134629" calcext:value-type="float">
            <text:p>0.1182012</text:p>
          </table:table-cell>
          <table:table-cell table:number-columns-repeated="1009"/>
        </table:table-row>
        <table:table-row table:style-name="ro1">
          <table:table-cell office:value-type="float" office:value="1979" calcext:value-type="float">
            <text:p>1979.0</text:p>
          </table:table-cell>
          <table:table-cell table:formula="of:=[.A9]-2050" office:value-type="float" office:value="-71" calcext:value-type="float">
            <text:p>-71.00</text:p>
          </table:table-cell>
          <table:table-cell office:value-type="float" office:value="49.5861495" calcext:value-type="float">
            <text:p>49.5861495</text:p>
          </table:table-cell>
          <table:table-cell office:value-type="float" office:value="0.022776319" calcext:value-type="float">
            <text:p>0.0227763</text:p>
          </table:table-cell>
          <table:table-cell office:value-type="float" office:value="-0.004990928" calcext:value-type="float">
            <text:p>-0.0049909</text:p>
          </table:table-cell>
          <table:table-cell table:formula="of:=[.C9]-[.D9]-[.E9]" office:value-type="float" office:value="49.568364109" calcext:value-type="float">
            <text:p>49.5683641</text:p>
          </table:table-cell>
          <table:table-cell table:style-name="ce4" table:formula="of:=[.F10]-[.F9]" office:value-type="float" office:value="0.899380125000008" calcext:value-type="float">
            <text:p>0.8993801</text:p>
          </table:table-cell>
          <table:table-cell table:style-name="ce4" table:formula="of:=[.G10]-[.G9]" office:value-type="float" office:value="-0.100047706000012" calcext:value-type="float">
            <text:p>-0.1000477</text:p>
          </table:table-cell>
          <table:table-cell table:style-name="ce15" table:formula="of:=0.0000845393581*[.B9]^3+0.0043752543904*[.B9]^2+0.2370698871072*[.B9]+74.4244159660856" office:value-type="float" office:value="49.3905451665517" calcext:value-type="float">
            <text:p>49.390545</text:p>
          </table:table-cell>
          <table:table-cell table:style-name="ce15" table:formula="of:=[.I9]+[.D9]+[.E9]" office:value-type="float" office:value="49.4083305575517" calcext:value-type="float">
            <text:p>49.408331</text:p>
          </table:table-cell>
          <table:table-cell table:formula="of:=[.I9]+[.D9]" office:value-type="float" office:value="49.4133214855517" calcext:value-type="float">
            <text:p>49.4133215</text:p>
          </table:table-cell>
          <table:table-cell/>
          <table:table-cell table:formula="of:=-0.018228239656939*[.A9]+36.9334171702907" office:value-type="float" office:value="0.859730889208421" calcext:value-type="float">
            <text:p>0.8597309</text:p>
          </table:table-cell>
          <table:table-cell table:formula="of:=0.000235248098265*[.A9]-0.493431221525311" office:value-type="float" office:value="-0.027875235058876" calcext:value-type="float">
            <text:p>-0.027875</text:p>
          </table:table-cell>
          <table:table-cell table:formula="of:=[.G9]-[.M9]" office:value-type="float" office:value="0.0396492357915864" calcext:value-type="float">
            <text:p>0.0396492</text:p>
          </table:table-cell>
          <table:table-cell table:number-columns-repeated="1009"/>
        </table:table-row>
        <table:table-row table:style-name="ro1">
          <table:table-cell office:value-type="float" office:value="1980" calcext:value-type="float">
            <text:p>1980.0</text:p>
          </table:table-cell>
          <table:table-cell table:formula="of:=[.A10]-2050" office:value-type="float" office:value="-70" calcext:value-type="float">
            <text:p>-70.00</text:p>
          </table:table-cell>
          <table:table-cell office:value-type="float" office:value="50.5387068" calcext:value-type="float">
            <text:p>50.5387068</text:p>
          </table:table-cell>
          <table:table-cell office:value-type="float" office:value="0.075995237" calcext:value-type="float">
            <text:p>0.0759952</text:p>
          </table:table-cell>
          <table:table-cell office:value-type="float" office:value="-0.005032671" calcext:value-type="float">
            <text:p>-0.0050327</text:p>
          </table:table-cell>
          <table:table-cell table:formula="of:=[.C10]-[.D10]-[.E10]" office:value-type="float" office:value="50.467744234" calcext:value-type="float">
            <text:p>50.4677442</text:p>
          </table:table-cell>
          <table:table-cell table:style-name="ce4" table:formula="of:=[.F11]-[.F10]" office:value-type="float" office:value="0.799332418999995" calcext:value-type="float">
            <text:p>0.7993324</text:p>
          </table:table-cell>
          <table:table-cell table:style-name="ce4" table:formula="of:=[.G11]-[.G10]" office:value-type="float" office:value="-0.0405745669999931" calcext:value-type="float">
            <text:p>-0.0405746</text:p>
          </table:table-cell>
          <table:table-cell table:style-name="ce15" table:formula="of:=0.0000845393581*[.B10]^3+0.0043752543904*[.B10]^2+0.2370698871072*[.B10]+74.4244159660856" office:value-type="float" office:value="50.2712705532416" calcext:value-type="float">
            <text:p>50.271271</text:p>
          </table:table-cell>
          <table:table-cell table:style-name="ce15" table:formula="of:=[.I10]+[.D10]+[.E10]" office:value-type="float" office:value="50.3422331192416" calcext:value-type="float">
            <text:p>50.342233</text:p>
          </table:table-cell>
          <table:table-cell table:formula="of:=[.I10]+[.D10]" office:value-type="float" office:value="50.3472657902416" calcext:value-type="float">
            <text:p>50.3472658</text:p>
          </table:table-cell>
          <table:table-cell/>
          <table:table-cell table:formula="of:=-0.018228239656939*[.A10]+36.9334171702907" office:value-type="float" office:value="0.841502649551479" calcext:value-type="float">
            <text:p>0.8415026</text:p>
          </table:table-cell>
          <table:table-cell table:formula="of:=0.000235248098265*[.A10]-0.493431221525311" office:value-type="float" office:value="-0.027639986960611" calcext:value-type="float">
            <text:p>-0.027640</text:p>
          </table:table-cell>
          <table:table-cell table:formula="of:=[.G10]-[.M10]" office:value-type="float" office:value="-0.0421702305514837" calcext:value-type="float">
            <text:p>-0.0421702</text:p>
          </table:table-cell>
          <table:table-cell table:number-columns-repeated="1009"/>
        </table:table-row>
        <table:table-row table:style-name="ro1">
          <table:table-cell office:value-type="float" office:value="1981" calcext:value-type="float">
            <text:p>1981.0</text:p>
          </table:table-cell>
          <table:table-cell table:formula="of:=[.A11]-2050" office:value-type="float" office:value="-69" calcext:value-type="float">
            <text:p>-69.00</text:p>
          </table:table-cell>
          <table:table-cell office:value-type="float" office:value="51.3807849" calcext:value-type="float">
            <text:p>51.3807849</text:p>
          </table:table-cell>
          <table:table-cell office:value-type="float" office:value="0.118611231" calcext:value-type="float">
            <text:p>0.1186112</text:p>
          </table:table-cell>
          <table:table-cell office:value-type="float" office:value="-0.004902984" calcext:value-type="float">
            <text:p>-0.0049030</text:p>
          </table:table-cell>
          <table:table-cell table:formula="of:=[.C11]-[.D11]-[.E11]" office:value-type="float" office:value="51.267076653" calcext:value-type="float">
            <text:p>51.2670767</text:p>
          </table:table-cell>
          <table:table-cell table:style-name="ce4" table:formula="of:=[.F12]-[.F11]" office:value-type="float" office:value="0.758757852000002" calcext:value-type="float">
            <text:p>0.7587579</text:p>
          </table:table-cell>
          <table:table-cell table:style-name="ce4" table:formula="of:=[.G12]-[.G11]" office:value-type="float" office:value="0.0175865850000037" calcext:value-type="float">
            <text:p>0.0175866</text:p>
          </table:table-cell>
          <table:table-cell table:style-name="ce15" table:formula="of:=0.0000845393581*[.B11]^3+0.0043752543904*[.B11]^2+0.2370698871072*[.B11]+74.4244159660856" office:value-type="float" office:value="51.1252399183103" calcext:value-type="float">
            <text:p>51.125240</text:p>
          </table:table-cell>
          <table:table-cell table:style-name="ce15" table:formula="of:=[.I11]+[.D11]+[.E11]" office:value-type="float" office:value="51.2389481653103" calcext:value-type="float">
            <text:p>51.238948</text:p>
          </table:table-cell>
          <table:table-cell table:formula="of:=[.I11]+[.D11]" office:value-type="float" office:value="51.2438511493103" calcext:value-type="float">
            <text:p>51.2438511</text:p>
          </table:table-cell>
          <table:table-cell/>
          <table:table-cell table:formula="of:=-0.018228239656939*[.A11]+36.9334171702907" office:value-type="float" office:value="0.823274409894545" calcext:value-type="float">
            <text:p>0.8232744</text:p>
          </table:table-cell>
          <table:table-cell table:formula="of:=0.000235248098265*[.A11]-0.493431221525311" office:value-type="float" office:value="-0.027404738862346" calcext:value-type="float">
            <text:p>-0.027405</text:p>
          </table:table-cell>
          <table:table-cell table:formula="of:=[.G11]-[.M11]" office:value-type="float" office:value="-0.0645165578945428" calcext:value-type="float">
            <text:p>-0.0645166</text:p>
          </table:table-cell>
          <table:table-cell table:number-columns-repeated="1009"/>
        </table:table-row>
        <table:table-row table:style-name="ro1">
          <table:table-cell office:value-type="float" office:value="1982" calcext:value-type="float">
            <text:p>1982.0</text:p>
          </table:table-cell>
          <table:table-cell table:formula="of:=[.A12]-2050" office:value-type="float" office:value="-68" calcext:value-type="float">
            <text:p>-68.00</text:p>
          </table:table-cell>
          <table:table-cell office:value-type="float" office:value="52.1667826" calcext:value-type="float">
            <text:p>52.1667826</text:p>
          </table:table-cell>
          <table:table-cell office:value-type="float" office:value="0.145892234" calcext:value-type="float">
            <text:p>0.1458922</text:p>
          </table:table-cell>
          <table:table-cell office:value-type="float" office:value="-0.004944139" calcext:value-type="float">
            <text:p>-0.0049441</text:p>
          </table:table-cell>
          <table:table-cell table:formula="of:=[.C12]-[.D12]-[.E12]" office:value-type="float" office:value="52.025834505" calcext:value-type="float">
            <text:p>52.0258345</text:p>
          </table:table-cell>
          <table:table-cell table:style-name="ce4" table:formula="of:=[.F13]-[.F12]" office:value-type="float" office:value="0.776344437000006" calcext:value-type="float">
            <text:p>0.7763444</text:p>
          </table:table-cell>
          <table:table-cell table:style-name="ce4" table:formula="of:=[.G13]-[.G12]" office:value-type="float" office:value="0.0597431459999953" calcext:value-type="float">
            <text:p>0.0597431</text:p>
          </table:table-cell>
          <table:table-cell table:style-name="ce15" table:formula="of:=0.0000845393581*[.B12]^3+0.0043752543904*[.B12]^2+0.2370698871072*[.B12]+74.4244159660856" office:value-type="float" office:value="51.9529604979064" calcext:value-type="float">
            <text:p>51.952960</text:p>
          </table:table-cell>
          <table:table-cell table:style-name="ce15" table:formula="of:=[.I12]+[.D12]+[.E12]" office:value-type="float" office:value="52.0939085929064" calcext:value-type="float">
            <text:p>52.093909</text:p>
          </table:table-cell>
          <table:table-cell table:formula="of:=[.I12]+[.D12]" office:value-type="float" office:value="52.0988527319064" calcext:value-type="float">
            <text:p>52.0988527</text:p>
          </table:table-cell>
          <table:table-cell/>
          <table:table-cell table:formula="of:=-0.018228239656939*[.A12]+36.9334171702907" office:value-type="float" office:value="0.805046170237603" calcext:value-type="float">
            <text:p>0.8050462</text:p>
          </table:table-cell>
          <table:table-cell table:formula="of:=0.000235248098265*[.A12]-0.493431221525311" office:value-type="float" office:value="-0.027169490764081" calcext:value-type="float">
            <text:p>-0.027169</text:p>
          </table:table-cell>
          <table:table-cell table:formula="of:=[.G12]-[.M12]" office:value-type="float" office:value="-0.0287017332375972" calcext:value-type="float">
            <text:p>-0.0287017</text:p>
          </table:table-cell>
          <table:table-cell table:number-columns-repeated="1009"/>
        </table:table-row>
        <table:table-row table:style-name="ro1">
          <table:table-cell office:value-type="float" office:value="1983" calcext:value-type="float">
            <text:p>1983.0</text:p>
          </table:table-cell>
          <table:table-cell table:formula="of:=[.A13]-2050" office:value-type="float" office:value="-67" calcext:value-type="float">
            <text:p>-67.00</text:p>
          </table:table-cell>
          <table:table-cell office:value-type="float" office:value="52.9564838" calcext:value-type="float">
            <text:p>52.9564838</text:p>
          </table:table-cell>
          <table:table-cell office:value-type="float" office:value="0.159290428" calcext:value-type="float">
            <text:p>0.1592904</text:p>
          </table:table-cell>
          <table:table-cell office:value-type="float" office:value="-0.00498557" calcext:value-type="float">
            <text:p>-0.0049856</text:p>
          </table:table-cell>
          <table:table-cell table:formula="of:=[.C13]-[.D13]-[.E13]" office:value-type="float" office:value="52.802178942" calcext:value-type="float">
            <text:p>52.8021789</text:p>
          </table:table-cell>
          <table:table-cell table:style-name="ce4" table:formula="of:=[.F14]-[.F13]" office:value-type="float" office:value="0.836087583000001" calcext:value-type="float">
            <text:p>0.8360876</text:p>
          </table:table-cell>
          <table:table-cell table:style-name="ce4" table:formula="of:=[.G14]-[.G13]" office:value-type="float" office:value="-0.257293737000012" calcext:value-type="float">
            <text:p>-0.2572937</text:p>
          </table:table-cell>
          <table:table-cell table:style-name="ce15" table:formula="of:=0.0000845393581*[.B13]^3+0.0043752543904*[.B13]^2+0.2370698871072*[.B13]+74.4244159660856" office:value-type="float" office:value="52.7549395281785" calcext:value-type="float">
            <text:p>52.754940</text:p>
          </table:table-cell>
          <table:table-cell table:style-name="ce15" table:formula="of:=[.I13]+[.D13]+[.E13]" office:value-type="float" office:value="52.9092443861785" calcext:value-type="float">
            <text:p>52.909244</text:p>
          </table:table-cell>
          <table:table-cell table:formula="of:=[.I13]+[.D13]" office:value-type="float" office:value="52.9142299561785" calcext:value-type="float">
            <text:p>52.9142300</text:p>
          </table:table-cell>
          <table:table-cell/>
          <table:table-cell table:formula="of:=-0.018228239656939*[.A13]+36.9334171702907" office:value-type="float" office:value="0.786817930580668" calcext:value-type="float">
            <text:p>0.7868179</text:p>
          </table:table-cell>
          <table:table-cell table:formula="of:=0.000235248098265*[.A13]-0.493431221525311" office:value-type="float" office:value="-0.026934242665816" calcext:value-type="float">
            <text:p>-0.026934</text:p>
          </table:table-cell>
          <table:table-cell table:formula="of:=[.G13]-[.M13]" office:value-type="float" office:value="0.0492696524193331" calcext:value-type="float">
            <text:p>0.0492697</text:p>
          </table:table-cell>
          <table:table-cell table:number-columns-repeated="1009"/>
        </table:table-row>
        <table:table-row table:style-name="ro1">
          <table:table-cell office:value-type="float" office:value="1984" calcext:value-type="float">
            <text:p>1984.0</text:p>
          </table:table-cell>
          <table:table-cell table:formula="of:=[.A14]-2050" office:value-type="float" office:value="-66" calcext:value-type="float">
            <text:p>-66.00</text:p>
          </table:table-cell>
          <table:table-cell office:value-type="float" office:value="53.7882418" calcext:value-type="float">
            <text:p>53.7882418</text:p>
          </table:table-cell>
          <table:table-cell office:value-type="float" office:value="0.155002552" calcext:value-type="float">
            <text:p>0.1550026</text:p>
          </table:table-cell>
          <table:table-cell office:value-type="float" office:value="-0.005027277" calcext:value-type="float">
            <text:p>-0.0050273</text:p>
          </table:table-cell>
          <table:table-cell table:formula="of:=[.C14]-[.D14]-[.E14]" office:value-type="float" office:value="53.638266525" calcext:value-type="float">
            <text:p>53.6382665</text:p>
          </table:table-cell>
          <table:table-cell table:style-name="ce4" table:formula="of:=[.F15]-[.F14]" office:value-type="float" office:value="0.578793845999989" calcext:value-type="float">
            <text:p>0.5787938</text:p>
          </table:table-cell>
          <table:table-cell table:style-name="ce4" table:formula="of:=[.G15]-[.G14]" office:value-type="float" office:value="-0.0101034159999784" calcext:value-type="float">
            <text:p>-0.0101034</text:p>
          </table:table-cell>
          <table:table-cell table:style-name="ce15" table:formula="of:=0.0000845393581*[.B14]^3+0.0043752543904*[.B14]^2+0.2370698871072*[.B14]+74.4244159660856" office:value-type="float" office:value="53.5316842452752" calcext:value-type="float">
            <text:p>53.531684</text:p>
          </table:table-cell>
          <table:table-cell table:style-name="ce15" table:formula="of:=[.I14]+[.D14]+[.E14]" office:value-type="float" office:value="53.6816595202752" calcext:value-type="float">
            <text:p>53.681660</text:p>
          </table:table-cell>
          <table:table-cell table:formula="of:=[.I14]+[.D14]" office:value-type="float" office:value="53.6866867972752" calcext:value-type="float">
            <text:p>53.6866868</text:p>
          </table:table-cell>
          <table:table-cell/>
          <table:table-cell table:formula="of:=-0.018228239656939*[.A14]+36.9334171702907" office:value-type="float" office:value="0.768589690923726" calcext:value-type="float">
            <text:p>0.7685897</text:p>
          </table:table-cell>
          <table:table-cell table:formula="of:=0.000235248098265*[.A14]-0.493431221525311" office:value-type="float" office:value="-0.026698994567551" calcext:value-type="float">
            <text:p>-0.026699</text:p>
          </table:table-cell>
          <table:table-cell table:formula="of:=[.G14]-[.M14]" office:value-type="float" office:value="-0.189795844923737" calcext:value-type="float">
            <text:p>-0.1897958</text:p>
          </table:table-cell>
          <table:table-cell table:number-columns-repeated="1009"/>
        </table:table-row>
        <table:table-row table:style-name="ro1">
          <table:table-cell office:value-type="float" office:value="1985" calcext:value-type="float">
            <text:p>1985.0</text:p>
          </table:table-cell>
          <table:table-cell table:formula="of:=[.A15]-2050" office:value-type="float" office:value="-65" calcext:value-type="float">
            <text:p>-65.00</text:p>
          </table:table-cell>
          <table:table-cell office:value-type="float" office:value="54.3427024" calcext:value-type="float">
            <text:p>54.3427024</text:p>
          </table:table-cell>
          <table:table-cell office:value-type="float" office:value="0.13053973" calcext:value-type="float">
            <text:p>0.1305397</text:p>
          </table:table-cell>
          <table:table-cell office:value-type="float" office:value="-0.004897701" calcext:value-type="float">
            <text:p>-0.0048977</text:p>
          </table:table-cell>
          <table:table-cell table:formula="of:=[.C15]-[.D15]-[.E15]" office:value-type="float" office:value="54.217060371" calcext:value-type="float">
            <text:p>54.2170604</text:p>
          </table:table-cell>
          <table:table-cell table:style-name="ce4" table:formula="of:=[.F16]-[.F15]" office:value-type="float" office:value="0.568690430000011" calcext:value-type="float">
            <text:p>0.5686904</text:p>
          </table:table-cell>
          <table:table-cell table:style-name="ce4" table:formula="of:=[.G16]-[.G15]" office:value-type="float" office:value="-0.0704693150000182" calcext:value-type="float">
            <text:p>-0.0704693</text:p>
          </table:table-cell>
          <table:table-cell table:style-name="ce15" table:formula="of:=0.0000845393581*[.B15]^3+0.0043752543904*[.B15]^2+0.2370698871072*[.B15]+74.4244159660856" office:value-type="float" office:value="54.2837018853451" calcext:value-type="float">
            <text:p>54.283702</text:p>
          </table:table-cell>
          <table:table-cell table:style-name="ce15" table:formula="of:=[.I15]+[.D15]+[.E15]" office:value-type="float" office:value="54.4093439143451" calcext:value-type="float">
            <text:p>54.409344</text:p>
          </table:table-cell>
          <table:table-cell table:formula="of:=[.I15]+[.D15]" office:value-type="float" office:value="54.4142416153451" calcext:value-type="float">
            <text:p>54.4142416</text:p>
          </table:table-cell>
          <table:table-cell/>
          <table:table-cell table:formula="of:=-0.018228239656939*[.A15]+36.9334171702907" office:value-type="float" office:value="0.750361451266791" calcext:value-type="float">
            <text:p>0.7503615</text:p>
          </table:table-cell>
          <table:table-cell table:formula="of:=0.000235248098265*[.A15]-0.493431221525311" office:value-type="float" office:value="-0.026463746469286" calcext:value-type="float">
            <text:p>-0.026464</text:p>
          </table:table-cell>
          <table:table-cell table:formula="of:=[.G15]-[.M15]" office:value-type="float" office:value="-0.18167102126678" calcext:value-type="float">
            <text:p>-0.1816710</text:p>
          </table:table-cell>
          <table:table-cell table:number-columns-repeated="1009"/>
        </table:table-row>
        <table:table-row table:style-name="ro1">
          <table:table-cell office:value-type="float" office:value="1986" calcext:value-type="float">
            <text:p>1986.0</text:p>
          </table:table-cell>
          <table:table-cell table:formula="of:=[.A16]-2050" office:value-type="float" office:value="-64" calcext:value-type="float">
            <text:p>-64.00</text:p>
          </table:table-cell>
          <table:table-cell office:value-type="float" office:value="54.8712512" calcext:value-type="float">
            <text:p>54.8712512</text:p>
          </table:table-cell>
          <table:table-cell office:value-type="float" office:value="0.09043922" calcext:value-type="float">
            <text:p>0.0904392</text:p>
          </table:table-cell>
          <table:table-cell office:value-type="float" office:value="-0.004938821" calcext:value-type="float">
            <text:p>-0.0049388</text:p>
          </table:table-cell>
          <table:table-cell table:formula="of:=[.C16]-[.D16]-[.E16]" office:value-type="float" office:value="54.785750801" calcext:value-type="float">
            <text:p>54.7857508</text:p>
          </table:table-cell>
          <table:table-cell table:style-name="ce4" table:formula="of:=[.F17]-[.F16]" office:value-type="float" office:value="0.498221114999993" calcext:value-type="float">
            <text:p>0.4982211</text:p>
          </table:table-cell>
          <table:table-cell table:style-name="ce4" table:formula="of:=[.G17]-[.G16]" office:value-type="float" office:value="0.0506169080000092" calcext:value-type="float">
            <text:p>0.0506169</text:p>
          </table:table-cell>
          <table:table-cell table:style-name="ce15" table:formula="of:=0.0000845393581*[.B16]^3+0.0043752543904*[.B16]^2+0.2370698871072*[.B16]+74.4244159660856" office:value-type="float" office:value="55.0114996845368" calcext:value-type="float">
            <text:p>55.011500</text:p>
          </table:table-cell>
          <table:table-cell table:style-name="ce15" table:formula="of:=[.I16]+[.D16]+[.E16]" office:value-type="float" office:value="55.0970000835368" calcext:value-type="float">
            <text:p>55.097000</text:p>
          </table:table-cell>
          <table:table-cell table:formula="of:=[.I16]+[.D16]" office:value-type="float" office:value="55.1019389045368" calcext:value-type="float">
            <text:p>55.1019389</text:p>
          </table:table-cell>
          <table:table-cell/>
          <table:table-cell table:formula="of:=-0.018228239656939*[.A16]+36.9334171702907" office:value-type="float" office:value="0.732133211609849" calcext:value-type="float">
            <text:p>0.7321332</text:p>
          </table:table-cell>
          <table:table-cell table:formula="of:=0.000235248098265*[.A16]-0.493431221525311" office:value-type="float" office:value="-0.026228498371021" calcext:value-type="float">
            <text:p>-0.026228</text:p>
          </table:table-cell>
          <table:table-cell table:formula="of:=[.G16]-[.M16]" office:value-type="float" office:value="-0.233912096609856" calcext:value-type="float">
            <text:p>-0.2339121</text:p>
          </table:table-cell>
          <table:table-cell table:number-columns-repeated="1009"/>
        </table:table-row>
        <table:table-row table:style-name="ro1">
          <table:table-cell office:value-type="float" office:value="1987" calcext:value-type="float">
            <text:p>1987.0</text:p>
          </table:table-cell>
          <table:table-cell table:formula="of:=[.A17]-2050" office:value-type="float" office:value="-63" calcext:value-type="float">
            <text:p>-63.00</text:p>
          </table:table-cell>
          <table:table-cell office:value-type="float" office:value="55.3222105" calcext:value-type="float">
            <text:p>55.3222105</text:p>
          </table:table-cell>
          <table:table-cell office:value-type="float" office:value="0.0432188" calcext:value-type="float">
            <text:p>0.0432188</text:p>
          </table:table-cell>
          <table:table-cell office:value-type="float" office:value="-0.004980216" calcext:value-type="float">
            <text:p>-0.0049802</text:p>
          </table:table-cell>
          <table:table-cell table:formula="of:=[.C17]-[.D17]-[.E17]" office:value-type="float" office:value="55.283971916" calcext:value-type="float">
            <text:p>55.2839719</text:p>
          </table:table-cell>
          <table:table-cell table:style-name="ce4" table:formula="of:=[.F18]-[.F17]" office:value-type="float" office:value="0.548838023000002" calcext:value-type="float">
            <text:p>0.5488380</text:p>
          </table:table-cell>
          <table:table-cell table:style-name="ce4" table:formula="of:=[.G18]-[.G17]" office:value-type="float" office:value="-0.0147751220000032" calcext:value-type="float">
            <text:p>-0.0147751</text:p>
          </table:table-cell>
          <table:table-cell table:style-name="ce15" table:formula="of:=0.0000845393581*[.B17]^3+0.0043752543904*[.B17]^2+0.2370698871072*[.B17]+74.4244159660856" office:value-type="float" office:value="55.7155848789989" calcext:value-type="float">
            <text:p>55.715585</text:p>
          </table:table-cell>
          <table:table-cell table:style-name="ce15" table:formula="of:=[.I17]+[.D17]+[.E17]" office:value-type="float" office:value="55.7538234629989" calcext:value-type="float">
            <text:p>55.753823</text:p>
          </table:table-cell>
          <table:table-cell table:formula="of:=[.I17]+[.D17]" office:value-type="float" office:value="55.7588036789989" calcext:value-type="float">
            <text:p>55.7588037</text:p>
          </table:table-cell>
          <table:table-cell/>
          <table:table-cell table:formula="of:=-0.018228239656939*[.A17]+36.9334171702907" office:value-type="float" office:value="0.713904971952907" calcext:value-type="float">
            <text:p>0.7139050</text:p>
          </table:table-cell>
          <table:table-cell table:formula="of:=0.000235248098265*[.A17]-0.493431221525311" office:value-type="float" office:value="-0.025993250272756" calcext:value-type="float">
            <text:p>-0.025993</text:p>
          </table:table-cell>
          <table:table-cell table:formula="of:=[.G17]-[.M17]" office:value-type="float" office:value="-0.165066948952905" calcext:value-type="float">
            <text:p>-0.1650669</text:p>
          </table:table-cell>
          <table:table-cell table:number-columns-repeated="1009"/>
        </table:table-row>
        <table:table-row table:style-name="ro1">
          <table:table-cell office:value-type="float" office:value="1988" calcext:value-type="float">
            <text:p>1988.0</text:p>
          </table:table-cell>
          <table:table-cell table:formula="of:=[.A18]-2050" office:value-type="float" office:value="-62" calcext:value-type="float">
            <text:p>-62.00</text:p>
          </table:table-cell>
          <table:table-cell office:value-type="float" office:value="55.8196609" calcext:value-type="float">
            <text:p>55.8196609</text:p>
          </table:table-cell>
          <table:table-cell office:value-type="float" office:value="-0.008127151" calcext:value-type="float">
            <text:p>-0.0081272</text:p>
          </table:table-cell>
          <table:table-cell office:value-type="float" office:value="-0.005021888" calcext:value-type="float">
            <text:p>-0.0050219</text:p>
          </table:table-cell>
          <table:table-cell table:formula="of:=[.C18]-[.D18]-[.E18]" office:value-type="float" office:value="55.832809939" calcext:value-type="float">
            <text:p>55.8328099</text:p>
          </table:table-cell>
          <table:table-cell table:style-name="ce4" table:formula="of:=[.F19]-[.F18]" office:value-type="float" office:value="0.534062900999999" calcext:value-type="float">
            <text:p>0.5340629</text:p>
          </table:table-cell>
          <table:table-cell table:style-name="ce4" table:formula="of:=[.G19]-[.G18]" office:value-type="float" office:value="0.0688751950000039" calcext:value-type="float">
            <text:p>0.0688752</text:p>
          </table:table-cell>
          <table:table-cell table:style-name="ce15" table:formula="of:=0.0000845393581*[.B18]^3+0.0043752543904*[.B18]^2+0.2370698871072*[.B18]+74.4244159660856" office:value-type="float" office:value="56.39646470488" calcext:value-type="float">
            <text:p>56.396465</text:p>
          </table:table-cell>
          <table:table-cell table:style-name="ce15" table:formula="of:=[.I18]+[.D18]+[.E18]" office:value-type="float" office:value="56.38331566588" calcext:value-type="float">
            <text:p>56.383316</text:p>
          </table:table-cell>
          <table:table-cell table:formula="of:=[.I18]+[.D18]" office:value-type="float" office:value="56.38833755388" calcext:value-type="float">
            <text:p>56.3883376</text:p>
          </table:table-cell>
          <table:table-cell/>
          <table:table-cell table:formula="of:=-0.018228239656939*[.A18]+36.9334171702907" office:value-type="float" office:value="0.695676732295972" calcext:value-type="float">
            <text:p>0.6956767</text:p>
          </table:table-cell>
          <table:table-cell table:formula="of:=0.000235248098265*[.A18]-0.493431221525311" office:value-type="float" office:value="-0.025758002174491" calcext:value-type="float">
            <text:p>-0.025758</text:p>
          </table:table-cell>
          <table:table-cell table:formula="of:=[.G18]-[.M18]" office:value-type="float" office:value="-0.161613831295973" calcext:value-type="float">
            <text:p>-0.1616138</text:p>
          </table:table-cell>
          <table:table-cell table:number-columns-repeated="1009"/>
        </table:table-row>
        <table:table-row table:style-name="ro1">
          <table:table-cell office:value-type="float" office:value="1989" calcext:value-type="float">
            <text:p>1989.0</text:p>
          </table:table-cell>
          <table:table-cell table:formula="of:=[.A19]-2050" office:value-type="float" office:value="-61" calcext:value-type="float">
            <text:p>-61.00</text:p>
          </table:table-cell>
          <table:table-cell office:value-type="float" office:value="56.3000349" calcext:value-type="float">
            <text:p>56.3000349</text:p>
          </table:table-cell>
          <table:table-cell office:value-type="float" office:value="-0.061945517" calcext:value-type="float">
            <text:p>-0.0619455</text:p>
          </table:table-cell>
          <table:table-cell office:value-type="float" office:value="-0.004892423" calcext:value-type="float">
            <text:p>-0.0048924</text:p>
          </table:table-cell>
          <table:table-cell table:formula="of:=[.C19]-[.D19]-[.E19]" office:value-type="float" office:value="56.36687284" calcext:value-type="float">
            <text:p>56.3668728</text:p>
          </table:table-cell>
          <table:table-cell table:style-name="ce4" table:formula="of:=[.F20]-[.F19]" office:value-type="float" office:value="0.602938096000003" calcext:value-type="float">
            <text:p>0.6029381</text:p>
          </table:table-cell>
          <table:table-cell table:style-name="ce4" table:formula="of:=[.G20]-[.G19]" office:value-type="float" office:value="0.140198949999999" calcext:value-type="float">
            <text:p>0.1401989</text:p>
          </table:table-cell>
          <table:table-cell table:style-name="ce15" table:formula="of:=0.0000845393581*[.B19]^3+0.0043752543904*[.B19]^2+0.2370698871072*[.B19]+74.4244159660856" office:value-type="float" office:value="57.0546463983287" calcext:value-type="float">
            <text:p>57.054646</text:p>
          </table:table-cell>
          <table:table-cell table:style-name="ce15" table:formula="of:=[.I19]+[.D19]+[.E19]" office:value-type="float" office:value="56.9878084583287" calcext:value-type="float">
            <text:p>56.987808</text:p>
          </table:table-cell>
          <table:table-cell table:formula="of:=[.I19]+[.D19]" office:value-type="float" office:value="56.9927008813287" calcext:value-type="float">
            <text:p>56.9927009</text:p>
          </table:table-cell>
          <table:table-cell/>
          <table:table-cell table:formula="of:=-0.018228239656939*[.A19]+36.9334171702907" office:value-type="float" office:value="0.67744849263903" calcext:value-type="float">
            <text:p>0.6774485</text:p>
          </table:table-cell>
          <table:table-cell table:formula="of:=0.000235248098265*[.A19]-0.493431221525311" office:value-type="float" office:value="-0.025522754076226" calcext:value-type="float">
            <text:p>-0.025523</text:p>
          </table:table-cell>
          <table:table-cell table:formula="of:=[.G19]-[.M19]" office:value-type="float" office:value="-0.0745103966390274" calcext:value-type="float">
            <text:p>-0.0745104</text:p>
          </table:table-cell>
          <table:table-cell table:number-columns-repeated="1009"/>
        </table:table-row>
        <table:table-row table:style-name="ro1">
          <table:table-cell office:value-type="float" office:value="1990" calcext:value-type="float">
            <text:p>1990.0</text:p>
          </table:table-cell>
          <table:table-cell table:formula="of:=[.A20]-2050" office:value-type="float" office:value="-60" calcext:value-type="float">
            <text:p>-60.00</text:p>
          </table:table-cell>
          <table:table-cell office:value-type="float" office:value="56.8552701" calcext:value-type="float">
            <text:p>56.8552701</text:p>
          </table:table-cell>
          <table:table-cell office:value-type="float" office:value="-0.109607328" calcext:value-type="float">
            <text:p>-0.1096073</text:p>
          </table:table-cell>
          <table:table-cell office:value-type="float" office:value="-0.004933508" calcext:value-type="float">
            <text:p>-0.0049335</text:p>
          </table:table-cell>
          <table:table-cell table:formula="of:=[.C20]-[.D20]-[.E20]" office:value-type="float" office:value="56.969810936" calcext:value-type="float">
            <text:p>56.9698109</text:p>
          </table:table-cell>
          <table:table-cell table:style-name="ce4" table:formula="of:=[.F21]-[.F20]" office:value-type="float" office:value="0.743137046000001" calcext:value-type="float">
            <text:p>0.7431370</text:p>
          </table:table-cell>
          <table:table-cell table:style-name="ce4" table:formula="of:=[.G21]-[.G20]" office:value-type="float" office:value="0.0174964449999919" calcext:value-type="float">
            <text:p>0.0174964</text:p>
          </table:table-cell>
          <table:table-cell table:style-name="ce15" table:formula="of:=0.0000845393581*[.B20]^3+0.0043752543904*[.B20]^2+0.2370698871072*[.B20]+74.4244159660856" office:value-type="float" office:value="57.6906371954936" calcext:value-type="float">
            <text:p>57.690637</text:p>
          </table:table-cell>
          <table:table-cell table:style-name="ce15" table:formula="of:=[.I20]+[.D20]+[.E20]" office:value-type="float" office:value="57.5760963594936" calcext:value-type="float">
            <text:p>57.576096</text:p>
          </table:table-cell>
          <table:table-cell table:formula="of:=[.I20]+[.D20]" office:value-type="float" office:value="57.5810298674936" calcext:value-type="float">
            <text:p>57.5810299</text:p>
          </table:table-cell>
          <table:table-cell/>
          <table:table-cell table:formula="of:=-0.018228239656939*[.A20]+36.9334171702907" office:value-type="float" office:value="0.659220252982095" calcext:value-type="float">
            <text:p>0.6592203</text:p>
          </table:table-cell>
          <table:table-cell table:formula="of:=0.000235248098265*[.A20]-0.493431221525311" office:value-type="float" office:value="-0.025287505977961" calcext:value-type="float">
            <text:p>-0.025288</text:p>
          </table:table-cell>
          <table:table-cell table:formula="of:=[.G20]-[.M20]" office:value-type="float" office:value="0.083916793017906" calcext:value-type="float">
            <text:p>0.0839168</text:p>
          </table:table-cell>
          <table:table-cell table:number-columns-repeated="1009"/>
        </table:table-row>
        <table:table-row table:style-name="ro1">
          <table:table-cell office:value-type="float" office:value="1991" calcext:value-type="float">
            <text:p>1991.0</text:p>
          </table:table-cell>
          <table:table-cell table:formula="of:=[.A21]-2050" office:value-type="float" office:value="-59" calcext:value-type="float">
            <text:p>-59.00</text:p>
          </table:table-cell>
          <table:table-cell office:value-type="float" office:value="57.5653127" calcext:value-type="float">
            <text:p>57.5653127</text:p>
          </table:table-cell>
          <table:table-cell office:value-type="float" office:value="-0.142660415" calcext:value-type="float">
            <text:p>-0.1426604</text:p>
          </table:table-cell>
          <table:table-cell office:value-type="float" office:value="-0.004974867" calcext:value-type="float">
            <text:p>-0.0049749</text:p>
          </table:table-cell>
          <table:table-cell table:formula="of:=[.C21]-[.D21]-[.E21]" office:value-type="float" office:value="57.712947982" calcext:value-type="float">
            <text:p>57.7129480</text:p>
          </table:table-cell>
          <table:table-cell table:style-name="ce4" table:formula="of:=[.F22]-[.F21]" office:value-type="float" office:value="0.760633490999993" calcext:value-type="float">
            <text:p>0.7606335</text:p>
          </table:table-cell>
          <table:table-cell table:style-name="ce4" table:formula="of:=[.G22]-[.G21]" office:value-type="float" office:value="0.0541628670000165" calcext:value-type="float">
            <text:p>0.0541629</text:p>
          </table:table-cell>
          <table:table-cell table:style-name="ce15" table:formula="of:=0.0000845393581*[.B21]^3+0.0043752543904*[.B21]^2+0.2370698871072*[.B21]+74.4244159660856" office:value-type="float" office:value="58.3049443325233" calcext:value-type="float">
            <text:p>58.304944</text:p>
          </table:table-cell>
          <table:table-cell table:style-name="ce15" table:formula="of:=[.I21]+[.D21]+[.E21]" office:value-type="float" office:value="58.1573090505233" calcext:value-type="float">
            <text:p>58.157309</text:p>
          </table:table-cell>
          <table:table-cell table:formula="of:=[.I21]+[.D21]" office:value-type="float" office:value="58.1622839175233" calcext:value-type="float">
            <text:p>58.1622839</text:p>
          </table:table-cell>
          <table:table-cell/>
          <table:table-cell table:formula="of:=-0.018228239656939*[.A21]+36.9334171702907" office:value-type="float" office:value="0.640992013325153" calcext:value-type="float">
            <text:p>0.6409920</text:p>
          </table:table-cell>
          <table:table-cell table:formula="of:=0.000235248098265*[.A21]-0.493431221525311" office:value-type="float" office:value="-0.025052257879696" calcext:value-type="float">
            <text:p>-0.025052</text:p>
          </table:table-cell>
          <table:table-cell table:formula="of:=[.G21]-[.M21]" office:value-type="float" office:value="0.11964147767484" calcext:value-type="float">
            <text:p>0.1196415</text:p>
          </table:table-cell>
          <table:table-cell table:number-columns-repeated="1009"/>
        </table:table-row>
        <table:table-row table:style-name="ro1">
          <table:table-cell office:value-type="float" office:value="1992" calcext:value-type="float">
            <text:p>1992.0</text:p>
          </table:table-cell>
          <table:table-cell table:formula="of:=[.A22]-2050" office:value-type="float" office:value="-58" calcext:value-type="float">
            <text:p>-58.00</text:p>
          </table:table-cell>
          <table:table-cell office:value-type="float" office:value="58.3091659" calcext:value-type="float">
            <text:p>58.3091659</text:p>
          </table:table-cell>
          <table:table-cell office:value-type="float" office:value="-0.15939907" calcext:value-type="float">
            <text:p>-0.1593991</text:p>
          </table:table-cell>
          <table:table-cell office:value-type="float" office:value="-0.005016503" calcext:value-type="float">
            <text:p>-0.0050165</text:p>
          </table:table-cell>
          <table:table-cell table:formula="of:=[.C22]-[.D22]-[.E22]" office:value-type="float" office:value="58.473581473" calcext:value-type="float">
            <text:p>58.4735815</text:p>
          </table:table-cell>
          <table:table-cell table:style-name="ce4" table:formula="of:=[.F23]-[.F22]" office:value-type="float" office:value="0.81479635800001" calcext:value-type="float">
            <text:p>0.8147964</text:p>
          </table:table-cell>
          <table:table-cell table:style-name="ce4" table:formula="of:=[.G23]-[.G22]" office:value-type="float" office:value="0.0313537079999833" calcext:value-type="float">
            <text:p>0.0313537</text:p>
          </table:table-cell>
          <table:table-cell table:style-name="ce15" table:formula="of:=0.0000845393581*[.B22]^3+0.0043752543904*[.B22]^2+0.2370698871072*[.B22]+74.4244159660856" office:value-type="float" office:value="58.8980750455664" calcext:value-type="float">
            <text:p>58.898075</text:p>
          </table:table-cell>
          <table:table-cell table:style-name="ce15" table:formula="of:=[.I22]+[.D22]+[.E22]" office:value-type="float" office:value="58.7336594725664" calcext:value-type="float">
            <text:p>58.733659</text:p>
          </table:table-cell>
          <table:table-cell table:formula="of:=[.I22]+[.D22]" office:value-type="float" office:value="58.7386759755664" calcext:value-type="float">
            <text:p>58.7386760</text:p>
          </table:table-cell>
          <table:table-cell/>
          <table:table-cell table:formula="of:=-0.018228239656939*[.A22]+36.9334171702907" office:value-type="float" office:value="0.622763773668218" calcext:value-type="float">
            <text:p>0.6227638</text:p>
          </table:table-cell>
          <table:table-cell table:formula="of:=0.000235248098265*[.A22]-0.493431221525311" office:value-type="float" office:value="-0.024817009781431" calcext:value-type="float">
            <text:p>-0.024817</text:p>
          </table:table-cell>
          <table:table-cell table:formula="of:=[.G22]-[.M22]" office:value-type="float" office:value="0.192032584331792" calcext:value-type="float">
            <text:p>0.1920326</text:p>
          </table:table-cell>
          <table:table-cell table:number-columns-repeated="1009"/>
        </table:table-row>
        <table:table-row table:style-name="ro1">
          <table:table-cell office:value-type="float" office:value="1993" calcext:value-type="float">
            <text:p>1993.0</text:p>
          </table:table-cell>
          <table:table-cell table:formula="of:=[.A23]-2050" office:value-type="float" office:value="-57" calcext:value-type="float">
            <text:p>-57.00</text:p>
          </table:table-cell>
          <table:table-cell office:value-type="float" office:value="59.1218414" calcext:value-type="float">
            <text:p>59.1218414</text:p>
          </table:table-cell>
          <table:table-cell office:value-type="float" office:value="-0.161649281" calcext:value-type="float">
            <text:p>-0.1616493</text:p>
          </table:table-cell>
          <table:table-cell office:value-type="float" office:value="-0.00488715" calcext:value-type="float">
            <text:p>-0.0048872</text:p>
          </table:table-cell>
          <table:table-cell table:formula="of:=[.C23]-[.D23]-[.E23]" office:value-type="float" office:value="59.288377831" calcext:value-type="float">
            <text:p>59.2883778</text:p>
          </table:table-cell>
          <table:table-cell table:style-name="ce4" table:formula="of:=[.F24]-[.F23]" office:value-type="float" office:value="0.846150065999993" calcext:value-type="float">
            <text:p>0.8461501</text:p>
          </table:table-cell>
          <table:table-cell table:style-name="ce4" table:formula="of:=[.G24]-[.G23]" office:value-type="float" office:value="-0.080236052999993" calcext:value-type="float">
            <text:p>-0.0802361</text:p>
          </table:table-cell>
          <table:table-cell table:style-name="ce15" table:formula="of:=0.0000845393581*[.B23]^3+0.0043752543904*[.B23]^2+0.2370698871072*[.B23]+74.4244159660856" office:value-type="float" office:value="59.4705365707715" calcext:value-type="float">
            <text:p>59.470537</text:p>
          </table:table-cell>
          <table:table-cell table:style-name="ce15" table:formula="of:=[.I23]+[.D23]+[.E23]" office:value-type="float" office:value="59.3040001397715" calcext:value-type="float">
            <text:p>59.304000</text:p>
          </table:table-cell>
          <table:table-cell table:formula="of:=[.I23]+[.D23]" office:value-type="float" office:value="59.3088872897715" calcext:value-type="float">
            <text:p>59.3088873</text:p>
          </table:table-cell>
          <table:table-cell/>
          <table:table-cell table:formula="of:=-0.018228239656939*[.A23]+36.9334171702907" office:value-type="float" office:value="0.604535534011276" calcext:value-type="float">
            <text:p>0.6045355</text:p>
          </table:table-cell>
          <table:table-cell table:formula="of:=0.000235248098265*[.A23]-0.493431221525311" office:value-type="float" office:value="-0.024581761683166" calcext:value-type="float">
            <text:p>-0.024582</text:p>
          </table:table-cell>
          <table:table-cell table:formula="of:=[.G23]-[.M23]" office:value-type="float" office:value="0.241614531988717" calcext:value-type="float">
            <text:p>0.2416145</text:p>
          </table:table-cell>
          <table:table-cell table:number-columns-repeated="1009"/>
        </table:table-row>
        <table:table-row table:style-name="ro1">
          <table:table-cell office:value-type="float" office:value="1994" calcext:value-type="float">
            <text:p>1994.0</text:p>
          </table:table-cell>
          <table:table-cell table:formula="of:=[.A24]-2050" office:value-type="float" office:value="-56" calcext:value-type="float">
            <text:p>-56.00</text:p>
          </table:table-cell>
          <table:table-cell office:value-type="float" office:value="59.9844537" calcext:value-type="float">
            <text:p>59.9844537</text:p>
          </table:table-cell>
          <table:table-cell office:value-type="float" office:value="-0.145145998" calcext:value-type="float">
            <text:p>-0.1451460</text:p>
          </table:table-cell>
          <table:table-cell office:value-type="float" office:value="-0.004928199" calcext:value-type="float">
            <text:p>-0.0049282</text:p>
          </table:table-cell>
          <table:table-cell table:formula="of:=[.C24]-[.D24]-[.E24]" office:value-type="float" office:value="60.134527897" calcext:value-type="float">
            <text:p>60.1345279</text:p>
          </table:table-cell>
          <table:table-cell table:style-name="ce4" table:formula="of:=[.F25]-[.F24]" office:value-type="float" office:value="0.765914013" calcext:value-type="float">
            <text:p>0.7659140</text:p>
          </table:table-cell>
          <table:table-cell table:style-name="ce4" table:formula="of:=[.G25]-[.G24]" office:value-type="float" office:value="0.0299958240000109" calcext:value-type="float">
            <text:p>0.0299958</text:p>
          </table:table-cell>
          <table:table-cell table:style-name="ce15" table:formula="of:=0.0000845393581*[.B24]^3+0.0043752543904*[.B24]^2+0.2370698871072*[.B24]+74.4244159660856" office:value-type="float" office:value="60.0228361442872" calcext:value-type="float">
            <text:p>60.022836</text:p>
          </table:table-cell>
          <table:table-cell table:style-name="ce15" table:formula="of:=[.I24]+[.D24]+[.E24]" office:value-type="float" office:value="59.8727619472872" calcext:value-type="float">
            <text:p>59.872762</text:p>
          </table:table-cell>
          <table:table-cell table:formula="of:=[.I24]+[.D24]" office:value-type="float" office:value="59.8776901462872" calcext:value-type="float">
            <text:p>59.8776901</text:p>
          </table:table-cell>
          <table:table-cell/>
          <table:table-cell table:formula="of:=-0.018228239656939*[.A24]+36.9334171702907" office:value-type="float" office:value="0.586307294354334" calcext:value-type="float">
            <text:p>0.5863073</text:p>
          </table:table-cell>
          <table:table-cell table:formula="of:=0.000235248098265*[.A24]-0.493431221525311" office:value-type="float" office:value="-0.024346513584901" calcext:value-type="float">
            <text:p>-0.024347</text:p>
          </table:table-cell>
          <table:table-cell table:formula="of:=[.G24]-[.M24]" office:value-type="float" office:value="0.179606718645666" calcext:value-type="float">
            <text:p>0.1796067</text:p>
          </table:table-cell>
          <table:table-cell table:number-columns-repeated="1009"/>
        </table:table-row>
        <table:table-row table:style-name="ro1">
          <table:table-cell office:value-type="float" office:value="1995" calcext:value-type="float">
            <text:p>1995.0</text:p>
          </table:table-cell>
          <table:table-cell table:formula="of:=[.A25]-2050" office:value-type="float" office:value="-55" calcext:value-type="float">
            <text:p>-55.00</text:p>
          </table:table-cell>
          <table:table-cell office:value-type="float" office:value="60.7853482" calcext:value-type="float">
            <text:p>60.7853482</text:p>
          </table:table-cell>
          <table:table-cell office:value-type="float" office:value="-0.110124187" calcext:value-type="float">
            <text:p>-0.1101242</text:p>
          </table:table-cell>
          <table:table-cell office:value-type="float" office:value="-0.004969523" calcext:value-type="float">
            <text:p>-0.0049695</text:p>
          </table:table-cell>
          <table:table-cell table:formula="of:=[.C25]-[.D25]-[.E25]" office:value-type="float" office:value="60.90044191" calcext:value-type="float">
            <text:p>60.9004419</text:p>
          </table:table-cell>
          <table:table-cell table:style-name="ce4" table:formula="of:=[.F26]-[.F25]" office:value-type="float" office:value="0.795909837000011" calcext:value-type="float">
            <text:p>0.7959098</text:p>
          </table:table-cell>
          <table:table-cell table:style-name="ce4" table:formula="of:=[.G26]-[.G25]" office:value-type="float" office:value="-0.180930014000012" calcext:value-type="float">
            <text:p>-0.1809300</text:p>
          </table:table-cell>
          <table:table-cell table:style-name="ce15" table:formula="of:=0.0000845393581*[.B25]^3+0.0043752543904*[.B25]^2+0.2370698871072*[.B25]+74.4244159660856" office:value-type="float" office:value="60.5554810022621" calcext:value-type="float">
            <text:p>60.555481</text:p>
          </table:table-cell>
          <table:table-cell table:style-name="ce15" table:formula="of:=[.I25]+[.D25]+[.E25]" office:value-type="float" office:value="60.4403872922621" calcext:value-type="float">
            <text:p>60.440387</text:p>
          </table:table-cell>
          <table:table-cell table:formula="of:=[.I25]+[.D25]" office:value-type="float" office:value="60.4453568152621" calcext:value-type="float">
            <text:p>60.4453568</text:p>
          </table:table-cell>
          <table:table-cell/>
          <table:table-cell table:formula="of:=-0.018228239656939*[.A25]+36.9334171702907" office:value-type="float" office:value="0.5680790546974" calcext:value-type="float">
            <text:p>0.5680791</text:p>
          </table:table-cell>
          <table:table-cell table:formula="of:=0.000235248098265*[.A25]-0.493431221525311" office:value-type="float" office:value="-0.024111265486636" calcext:value-type="float">
            <text:p>-0.024111</text:p>
          </table:table-cell>
          <table:table-cell table:formula="of:=[.G25]-[.M25]" office:value-type="float" office:value="0.227830782302611" calcext:value-type="float">
            <text:p>0.2278308</text:p>
          </table:table-cell>
          <table:table-cell table:number-columns-repeated="1009"/>
        </table:table-row>
        <table:table-row table:style-name="ro1">
          <table:table-cell office:value-type="float" office:value="1996" calcext:value-type="float">
            <text:p>1996.0</text:p>
          </table:table-cell>
          <table:table-cell table:formula="of:=[.A26]-2050" office:value-type="float" office:value="-54" calcext:value-type="float">
            <text:p>-54.00</text:p>
          </table:table-cell>
          <table:table-cell office:value-type="float" office:value="61.6286593" calcext:value-type="float">
            <text:p>61.6286593</text:p>
          </table:table-cell>
          <table:table-cell office:value-type="float" office:value="-0.062681324" calcext:value-type="float">
            <text:p>-0.0626813</text:p>
          </table:table-cell>
          <table:table-cell office:value-type="float" office:value="-0.005011123" calcext:value-type="float">
            <text:p>-0.0050111</text:p>
          </table:table-cell>
          <table:table-cell table:formula="of:=[.C26]-[.D26]-[.E26]" office:value-type="float" office:value="61.696351747" calcext:value-type="float">
            <text:p>61.6963517</text:p>
          </table:table-cell>
          <table:table-cell table:style-name="ce4" table:formula="of:=[.F27]-[.F26]" office:value-type="float" office:value="0.614979822999999" calcext:value-type="float">
            <text:p>0.6149798</text:p>
          </table:table-cell>
          <table:table-cell table:style-name="ce4" table:formula="of:=[.G27]-[.G26]" office:value-type="float" office:value="0.00157144399999254" calcext:value-type="float">
            <text:p>0.0015714</text:p>
          </table:table-cell>
          <table:table-cell table:style-name="ce15" table:formula="of:=0.0000845393581*[.B26]^3+0.0043752543904*[.B26]^2+0.2370698871072*[.B26]+74.4244159660856" office:value-type="float" office:value="61.0689783808448" calcext:value-type="float">
            <text:p>61.068978</text:p>
          </table:table-cell>
          <table:table-cell table:style-name="ce15" table:formula="of:=[.I26]+[.D26]+[.E26]" office:value-type="float" office:value="61.0012859338448" calcext:value-type="float">
            <text:p>61.001286</text:p>
          </table:table-cell>
          <table:table-cell table:formula="of:=[.I26]+[.D26]" office:value-type="float" office:value="61.0062970568448" calcext:value-type="float">
            <text:p>61.0062971</text:p>
          </table:table-cell>
          <table:table-cell/>
          <table:table-cell table:formula="of:=-0.018228239656939*[.A26]+36.9334171702907" office:value-type="float" office:value="0.549850815040458" calcext:value-type="float">
            <text:p>0.5498508</text:p>
          </table:table-cell>
          <table:table-cell table:formula="of:=0.000235248098265*[.A26]-0.493431221525311" office:value-type="float" office:value="-0.023876017388371" calcext:value-type="float">
            <text:p>-0.023876</text:p>
          </table:table-cell>
          <table:table-cell table:formula="of:=[.G26]-[.M26]" office:value-type="float" office:value="0.0651290079595407" calcext:value-type="float">
            <text:p>0.0651290</text:p>
          </table:table-cell>
          <table:table-cell table:number-columns-repeated="1009"/>
        </table:table-row>
        <table:table-row table:style-name="ro1">
          <table:table-cell office:value-type="float" office:value="1997" calcext:value-type="float">
            <text:p>1997.0</text:p>
          </table:table-cell>
          <table:table-cell table:formula="of:=[.A27]-2050" office:value-type="float" office:value="-53" calcext:value-type="float">
            <text:p>-53.00</text:p>
          </table:table-cell>
          <table:table-cell office:value-type="float" office:value="62.2950486" calcext:value-type="float">
            <text:p>62.2950486</text:p>
          </table:table-cell>
          <table:table-cell office:value-type="float" office:value="-0.011401089" calcext:value-type="float">
            <text:p>-0.0114011</text:p>
          </table:table-cell>
          <table:table-cell office:value-type="float" office:value="-0.004881881" calcext:value-type="float">
            <text:p>-0.0048819</text:p>
          </table:table-cell>
          <table:table-cell table:formula="of:=[.C27]-[.D27]-[.E27]" office:value-type="float" office:value="62.31133157" calcext:value-type="float">
            <text:p>62.3113316</text:p>
          </table:table-cell>
          <table:table-cell table:style-name="ce4" table:formula="of:=[.F28]-[.F27]" office:value-type="float" office:value="0.616551266999991" calcext:value-type="float">
            <text:p>0.6165513</text:p>
          </table:table-cell>
          <table:table-cell table:style-name="ce4" table:formula="of:=[.G28]-[.G27]" office:value-type="float" office:value="-0.165936354999992" calcext:value-type="float">
            <text:p>-0.1659364</text:p>
          </table:table-cell>
          <table:table-cell table:style-name="ce15" table:formula="of:=0.0000845393581*[.B27]^3+0.0043752543904*[.B27]^2+0.2370698871072*[.B27]+74.4244159660856" office:value-type="float" office:value="61.5638355161839" calcext:value-type="float">
            <text:p>61.563836</text:p>
          </table:table-cell>
          <table:table-cell table:style-name="ce15" table:formula="of:=[.I27]+[.D27]+[.E27]" office:value-type="float" office:value="61.5475525461839" calcext:value-type="float">
            <text:p>61.547553</text:p>
          </table:table-cell>
          <table:table-cell table:formula="of:=[.I27]+[.D27]" office:value-type="float" office:value="61.5524344271839" calcext:value-type="float">
            <text:p>61.5524344</text:p>
          </table:table-cell>
          <table:table-cell/>
          <table:table-cell table:formula="of:=-0.018228239656939*[.A27]+36.9334171702907" office:value-type="float" office:value="0.531622575383523" calcext:value-type="float">
            <text:p>0.5316226</text:p>
          </table:table-cell>
          <table:table-cell table:formula="of:=0.000235248098265*[.A27]-0.493431221525311" office:value-type="float" office:value="-0.023640769290106" calcext:value-type="float">
            <text:p>-0.023641</text:p>
          </table:table-cell>
          <table:table-cell table:formula="of:=[.G27]-[.M27]" office:value-type="float" office:value="0.0849286916164682" calcext:value-type="float">
            <text:p>0.0849287</text:p>
          </table:table-cell>
          <table:table-cell table:number-columns-repeated="1009"/>
        </table:table-row>
        <table:table-row table:style-name="ro1">
          <table:table-cell office:value-type="float" office:value="1998" calcext:value-type="float">
            <text:p>1998.0</text:p>
          </table:table-cell>
          <table:table-cell table:formula="of:=[.A28]-2050" office:value-type="float" office:value="-52" calcext:value-type="float">
            <text:p>-52.00</text:p>
          </table:table-cell>
          <table:table-cell office:value-type="float" office:value="62.9658689" calcext:value-type="float">
            <text:p>62.9658689</text:p>
          </table:table-cell>
          <table:table-cell office:value-type="float" office:value="0.042908958" calcext:value-type="float">
            <text:p>0.0429090</text:p>
          </table:table-cell>
          <table:table-cell office:value-type="float" office:value="-0.004922895" calcext:value-type="float">
            <text:p>-0.0049229</text:p>
          </table:table-cell>
          <table:table-cell table:formula="of:=[.C28]-[.D28]-[.E28]" office:value-type="float" office:value="62.927882837" calcext:value-type="float">
            <text:p>62.9278828</text:p>
          </table:table-cell>
          <table:table-cell table:style-name="ce4" table:formula="of:=[.F29]-[.F28]" office:value-type="float" office:value="0.450614911999999" calcext:value-type="float">
            <text:p>0.4506149</text:p>
          </table:table-cell>
          <table:table-cell table:style-name="ce4" table:formula="of:=[.G29]-[.G28]" office:value-type="float" office:value="-0.128166449999995" calcext:value-type="float">
            <text:p>-0.1281664</text:p>
          </table:table-cell>
          <table:table-cell table:style-name="ce15" table:formula="of:=0.0000845393581*[.B28]^3+0.0043752543904*[.B28]^2+0.2370698871072*[.B28]+74.4244159660856" office:value-type="float" office:value="62.040559644428" calcext:value-type="float">
            <text:p>62.040560</text:p>
          </table:table-cell>
          <table:table-cell table:style-name="ce15" table:formula="of:=[.I28]+[.D28]+[.E28]" office:value-type="float" office:value="62.078545707428" calcext:value-type="float">
            <text:p>62.078546</text:p>
          </table:table-cell>
          <table:table-cell table:formula="of:=[.I28]+[.D28]" office:value-type="float" office:value="62.083468602428" calcext:value-type="float">
            <text:p>62.0834686</text:p>
          </table:table-cell>
          <table:table-cell/>
          <table:table-cell table:formula="of:=-0.018228239656939*[.A28]+36.9334171702907" office:value-type="float" office:value="0.513394335726581" calcext:value-type="float">
            <text:p>0.5133943</text:p>
          </table:table-cell>
          <table:table-cell table:formula="of:=0.000235248098265*[.A28]-0.493431221525311" office:value-type="float" office:value="-0.023405521191841" calcext:value-type="float">
            <text:p>-0.023406</text:p>
          </table:table-cell>
          <table:table-cell table:formula="of:=[.G28]-[.M28]" office:value-type="float" office:value="-0.0627794237265821" calcext:value-type="float">
            <text:p>-0.0627794</text:p>
          </table:table-cell>
          <table:table-cell table:number-columns-repeated="1009"/>
        </table:table-row>
        <table:table-row table:style-name="ro1">
          <table:table-cell office:value-type="float" office:value="1999" calcext:value-type="float">
            <text:p>1999.0</text:p>
          </table:table-cell>
          <table:table-cell table:formula="of:=[.A29]-2050" office:value-type="float" office:value="-51" calcext:value-type="float">
            <text:p>-51.00</text:p>
          </table:table-cell>
          <table:table-cell office:value-type="float" office:value="63.4673369" calcext:value-type="float">
            <text:p>63.4673369</text:p>
          </table:table-cell>
          <table:table-cell office:value-type="float" office:value="0.093803334" calcext:value-type="float">
            <text:p>0.0938033</text:p>
          </table:table-cell>
          <table:table-cell office:value-type="float" office:value="-0.004964183" calcext:value-type="float">
            <text:p>-0.0049642</text:p>
          </table:table-cell>
          <table:table-cell table:formula="of:=[.C29]-[.D29]-[.E29]" office:value-type="float" office:value="63.378497749" calcext:value-type="float">
            <text:p>63.3784977</text:p>
          </table:table-cell>
          <table:table-cell table:style-name="ce4" table:formula="of:=[.F30]-[.F29]" office:value-type="float" office:value="0.322448462000004" calcext:value-type="float">
            <text:p>0.3224485</text:p>
          </table:table-cell>
          <table:table-cell table:style-name="ce4" table:formula="of:=[.G30]-[.G29]" office:value-type="float" office:value="-0.0805556330000101" calcext:value-type="float">
            <text:p>-0.0805556</text:p>
          </table:table-cell>
          <table:table-cell table:style-name="ce15" table:formula="of:=0.0000845393581*[.B29]^3+0.0043752543904*[.B29]^2+0.2370698871072*[.B29]+74.4244159660856" office:value-type="float" office:value="62.4996580017257" calcext:value-type="float">
            <text:p>62.499658</text:p>
          </table:table-cell>
          <table:table-cell table:style-name="ce15" table:formula="of:=[.I29]+[.D29]+[.E29]" office:value-type="float" office:value="62.5884971527257" calcext:value-type="float">
            <text:p>62.588497</text:p>
          </table:table-cell>
          <table:table-cell table:formula="of:=[.I29]+[.D29]" office:value-type="float" office:value="62.5934613357257" calcext:value-type="float">
            <text:p>62.5934613</text:p>
          </table:table-cell>
          <table:table-cell/>
          <table:table-cell table:formula="of:=-0.018228239656939*[.A29]+36.9334171702907" office:value-type="float" office:value="0.495166096069639" calcext:value-type="float">
            <text:p>0.4951661</text:p>
          </table:table-cell>
          <table:table-cell table:formula="of:=0.000235248098265*[.A29]-0.493431221525311" office:value-type="float" office:value="-0.023170273093576" calcext:value-type="float">
            <text:p>-0.023170</text:p>
          </table:table-cell>
          <table:table-cell table:formula="of:=[.G29]-[.M29]" office:value-type="float" office:value="-0.172717634069635" calcext:value-type="float">
            <text:p>-0.1727176</text:p>
          </table:table-cell>
          <table:table-cell table:number-columns-repeated="1009"/>
        </table:table-row>
        <table:table-row table:style-name="ro1">
          <table:table-cell office:value-type="float" office:value="2000" calcext:value-type="float">
            <text:p>2000.0</text:p>
          </table:table-cell>
          <table:table-cell table:formula="of:=[.A30]-2050" office:value-type="float" office:value="-50" calcext:value-type="float">
            <text:p>-50.00</text:p>
          </table:table-cell>
          <table:table-cell office:value-type="float" office:value="63.8285221" calcext:value-type="float">
            <text:p>63.8285221</text:p>
          </table:table-cell>
          <table:table-cell office:value-type="float" office:value="0.132581637" calcext:value-type="float">
            <text:p>0.1325816</text:p>
          </table:table-cell>
          <table:table-cell office:value-type="float" office:value="-0.005005748" calcext:value-type="float">
            <text:p>-0.0050057</text:p>
          </table:table-cell>
          <table:table-cell table:formula="of:=[.C30]-[.D30]-[.E30]" office:value-type="float" office:value="63.700946211" calcext:value-type="float">
            <text:p>63.7009462</text:p>
          </table:table-cell>
          <table:table-cell table:style-name="ce4" table:formula="of:=[.F31]-[.F30]" office:value-type="float" office:value="0.241892828999994" calcext:value-type="float">
            <text:p>0.2418928</text:p>
          </table:table-cell>
          <table:table-cell table:style-name="ce4" table:formula="of:=[.G31]-[.G30]" office:value-type="float" office:value="-0.0384851639999937" calcext:value-type="float">
            <text:p>-0.0384852</text:p>
          </table:table-cell>
          <table:table-cell table:style-name="ce15" table:formula="of:=0.0000845393581*[.B30]^3+0.0043752543904*[.B30]^2+0.2370698871072*[.B30]+74.4244159660856" office:value-type="float" office:value="62.9416378242256" calcext:value-type="float">
            <text:p>62.941638</text:p>
          </table:table-cell>
          <table:table-cell table:style-name="ce15" table:formula="of:=[.I30]+[.D30]+[.E30]" office:value-type="float" office:value="63.0692137132256" calcext:value-type="float">
            <text:p>63.069214</text:p>
          </table:table-cell>
          <table:table-cell table:formula="of:=[.I30]+[.D30]" office:value-type="float" office:value="63.0742194612256" calcext:value-type="float">
            <text:p>63.0742195</text:p>
          </table:table-cell>
          <table:table-cell/>
          <table:table-cell table:formula="of:=-0.018228239656939*[.A30]+36.9334171702907" office:value-type="float" office:value="0.476937856412704" calcext:value-type="float">
            <text:p>0.4769379</text:p>
          </table:table-cell>
          <table:table-cell table:formula="of:=0.000235248098265*[.A30]-0.493431221525311" office:value-type="float" office:value="-0.022935024995311" calcext:value-type="float">
            <text:p>-0.022935</text:p>
          </table:table-cell>
          <table:table-cell table:formula="of:=[.G30]-[.M30]" office:value-type="float" office:value="-0.23504502741271" calcext:value-type="float">
            <text:p>-0.2350450</text:p>
          </table:table-cell>
          <table:table-cell table:number-columns-repeated="1009"/>
        </table:table-row>
        <table:table-row table:style-name="ro1">
          <table:table-cell office:value-type="float" office:value="2001" calcext:value-type="float">
            <text:p>2001.0</text:p>
          </table:table-cell>
          <table:table-cell table:formula="of:=[.A31]-2050" office:value-type="float" office:value="-49" calcext:value-type="float">
            <text:p>-49.00</text:p>
          </table:table-cell>
          <table:table-cell office:value-type="float" office:value="64.0907881" calcext:value-type="float">
            <text:p>64.0907881</text:p>
          </table:table-cell>
          <table:table-cell office:value-type="float" office:value="0.152825676" calcext:value-type="float">
            <text:p>0.1528257</text:p>
          </table:table-cell>
          <table:table-cell office:value-type="float" office:value="-0.004876616" calcext:value-type="float">
            <text:p>-0.0048766</text:p>
          </table:table-cell>
          <table:table-cell table:formula="of:=[.C31]-[.D31]-[.E31]" office:value-type="float" office:value="63.94283904" calcext:value-type="float">
            <text:p>63.9428390</text:p>
          </table:table-cell>
          <table:table-cell table:style-name="ce4" table:formula="of:=[.F32]-[.F31]" office:value-type="float" office:value="0.203407665" calcext:value-type="float">
            <text:p>0.2034077</text:p>
          </table:table-cell>
          <table:table-cell table:style-name="ce4" table:formula="of:=[.G32]-[.G31]" office:value-type="float" office:value="-0.0189052650000008" calcext:value-type="float">
            <text:p>-0.0189053</text:p>
          </table:table-cell>
          <table:table-cell table:style-name="ce15" table:formula="of:=0.0000845393581*[.B31]^3+0.0043752543904*[.B31]^2+0.2370698871072*[.B31]+74.4244159660856" office:value-type="float" office:value="63.3670063480763" calcext:value-type="float">
            <text:p>63.367006</text:p>
          </table:table-cell>
          <table:table-cell table:style-name="ce15" table:formula="of:=[.I31]+[.D31]+[.E31]" office:value-type="float" office:value="63.5149554080763" calcext:value-type="float">
            <text:p>63.514955</text:p>
          </table:table-cell>
          <table:table-cell table:formula="of:=[.I31]+[.D31]" office:value-type="float" office:value="63.5198320240763" calcext:value-type="float">
            <text:p>63.5198320</text:p>
          </table:table-cell>
          <table:table-cell/>
          <table:table-cell table:formula="of:=-0.018228239656939*[.A31]+36.9334171702907" office:value-type="float" office:value="0.458709616755762" calcext:value-type="float">
            <text:p>0.4587096</text:p>
          </table:table-cell>
          <table:table-cell table:formula="of:=0.000235248098265*[.A31]-0.493431221525311" office:value-type="float" office:value="-0.022699776897046" calcext:value-type="float">
            <text:p>-0.022700</text:p>
          </table:table-cell>
          <table:table-cell table:formula="of:=[.G31]-[.M31]" office:value-type="float" office:value="-0.255301951755762" calcext:value-type="float">
            <text:p>-0.2553020</text:p>
          </table:table-cell>
          <table:table-cell table:number-columns-repeated="1009"/>
        </table:table-row>
        <table:table-row table:style-name="ro1">
          <table:table-cell office:value-type="float" office:value="2002" calcext:value-type="float">
            <text:p>2002.0</text:p>
          </table:table-cell>
          <table:table-cell table:formula="of:=[.A32]-2050" office:value-type="float" office:value="-48" calcext:value-type="float">
            <text:p>-48.00</text:p>
          </table:table-cell>
          <table:table-cell office:value-type="float" office:value="64.2998037" calcext:value-type="float">
            <text:p>64.2998037</text:p>
          </table:table-cell>
          <table:table-cell office:value-type="float" office:value="0.15847459" calcext:value-type="float">
            <text:p>0.1584746</text:p>
          </table:table-cell>
          <table:table-cell office:value-type="float" office:value="-0.004917595" calcext:value-type="float">
            <text:p>-0.0049176</text:p>
          </table:table-cell>
          <table:table-cell table:formula="of:=[.C32]-[.D32]-[.E32]" office:value-type="float" office:value="64.146246705" calcext:value-type="float">
            <text:p>64.1462467</text:p>
          </table:table-cell>
          <table:table-cell table:style-name="ce4" table:formula="of:=[.F33]-[.F32]" office:value-type="float" office:value="0.1845024" calcext:value-type="float">
            <text:p>0.1845024</text:p>
          </table:table-cell>
          <table:table-cell table:style-name="ce4" table:formula="of:=[.G33]-[.G32]" office:value-type="float" office:value="-0.0548612150000025" calcext:value-type="float">
            <text:p>-0.0548612</text:p>
          </table:table-cell>
          <table:table-cell table:style-name="ce15" table:formula="of:=0.0000845393581*[.B32]^3+0.0043752543904*[.B32]^2+0.2370698871072*[.B32]+74.4244159660856" office:value-type="float" office:value="63.7762708094264" calcext:value-type="float">
            <text:p>63.776271</text:p>
          </table:table-cell>
          <table:table-cell table:style-name="ce15" table:formula="of:=[.I32]+[.D32]+[.E32]" office:value-type="float" office:value="63.9298278044264" calcext:value-type="float">
            <text:p>63.929828</text:p>
          </table:table-cell>
          <table:table-cell table:formula="of:=[.I32]+[.D32]" office:value-type="float" office:value="63.9347453994264" calcext:value-type="float">
            <text:p>63.9347454</text:p>
          </table:table-cell>
          <table:table-cell/>
          <table:table-cell table:formula="of:=-0.018228239656939*[.A32]+36.9334171702907" office:value-type="float" office:value="0.440481377098827" calcext:value-type="float">
            <text:p>0.4404814</text:p>
          </table:table-cell>
          <table:table-cell table:formula="of:=0.000235248098265*[.A32]-0.493431221525311" office:value-type="float" office:value="-0.022464528798781" calcext:value-type="float">
            <text:p>-0.022465</text:p>
          </table:table-cell>
          <table:table-cell table:formula="of:=[.G32]-[.M32]" office:value-type="float" office:value="-0.255978977098827" calcext:value-type="float">
            <text:p>-0.2559790</text:p>
          </table:table-cell>
          <table:table-cell table:number-columns-repeated="1009"/>
        </table:table-row>
        <table:table-row table:style-name="ro1">
          <table:table-cell office:value-type="float" office:value="2003" calcext:value-type="float">
            <text:p>2003.0</text:p>
          </table:table-cell>
          <table:table-cell table:formula="of:=[.A33]-2050" office:value-type="float" office:value="-47" calcext:value-type="float">
            <text:p>-47.00</text:p>
          </table:table-cell>
          <table:table-cell office:value-type="float" office:value="64.4734276" calcext:value-type="float">
            <text:p>64.4734276</text:p>
          </table:table-cell>
          <table:table-cell office:value-type="float" office:value="0.147637343" calcext:value-type="float">
            <text:p>0.1476373</text:p>
          </table:table-cell>
          <table:table-cell office:value-type="float" office:value="-0.004958848" calcext:value-type="float">
            <text:p>-0.0049588</text:p>
          </table:table-cell>
          <table:table-cell table:formula="of:=[.C33]-[.D33]-[.E33]" office:value-type="float" office:value="64.330749105" calcext:value-type="float">
            <text:p>64.3307491</text:p>
          </table:table-cell>
          <table:table-cell table:style-name="ce4" table:formula="of:=[.F34]-[.F33]" office:value-type="float" office:value="0.129641184999997" calcext:value-type="float">
            <text:p>0.1296412</text:p>
          </table:table-cell>
          <table:table-cell table:style-name="ce4" table:formula="of:=[.G34]-[.G33]" office:value-type="float" office:value="0.0297855940000034" calcext:value-type="float">
            <text:p>0.0297856</text:p>
          </table:table-cell>
          <table:table-cell table:style-name="ce15" table:formula="of:=0.0000845393581*[.B33]^3+0.0043752543904*[.B33]^2+0.2370698871072*[.B33]+74.4244159660856" office:value-type="float" office:value="64.1699384444245" calcext:value-type="float">
            <text:p>64.169938</text:p>
          </table:table-cell>
          <table:table-cell table:style-name="ce15" table:formula="of:=[.I33]+[.D33]+[.E33]" office:value-type="float" office:value="64.3126169394245" calcext:value-type="float">
            <text:p>64.312617</text:p>
          </table:table-cell>
          <table:table-cell table:formula="of:=[.I33]+[.D33]" office:value-type="float" office:value="64.3175757874245" calcext:value-type="float">
            <text:p>64.3175758</text:p>
          </table:table-cell>
          <table:table-cell/>
          <table:table-cell table:formula="of:=-0.018228239656939*[.A33]+36.9334171702907" office:value-type="float" office:value="0.422253137441885" calcext:value-type="float">
            <text:p>0.4222531</text:p>
          </table:table-cell>
          <table:table-cell table:formula="of:=0.000235248098265*[.A33]-0.493431221525311" office:value-type="float" office:value="-0.022229280700516" calcext:value-type="float">
            <text:p>-0.022229</text:p>
          </table:table-cell>
          <table:table-cell table:formula="of:=[.G33]-[.M33]" office:value-type="float" office:value="-0.292611952441888" calcext:value-type="float">
            <text:p>-0.2926120</text:p>
          </table:table-cell>
          <table:table-cell table:number-columns-repeated="1009"/>
        </table:table-row>
        <table:table-row table:style-name="ro1">
          <table:table-cell office:value-type="float" office:value="2004" calcext:value-type="float">
            <text:p>2004.0</text:p>
          </table:table-cell>
          <table:table-cell table:formula="of:=[.A34]-2050" office:value-type="float" office:value="-46" calcext:value-type="float">
            <text:p>-46.00</text:p>
          </table:table-cell>
          <table:table-cell office:value-type="float" office:value="64.5736111" calcext:value-type="float">
            <text:p>64.5736111</text:p>
          </table:table-cell>
          <table:table-cell office:value-type="float" office:value="0.118221187" calcext:value-type="float">
            <text:p>0.1182212</text:p>
          </table:table-cell>
          <table:table-cell office:value-type="float" office:value="-0.005000377" calcext:value-type="float">
            <text:p>-0.0050004</text:p>
          </table:table-cell>
          <table:table-cell table:formula="of:=[.C34]-[.D34]-[.E34]" office:value-type="float" office:value="64.46039029" calcext:value-type="float">
            <text:p>64.4603903</text:p>
          </table:table-cell>
          <table:table-cell table:style-name="ce4" table:formula="of:=[.F35]-[.F34]" office:value-type="float" office:value="0.159426779" calcext:value-type="float">
            <text:p>0.1594268</text:p>
          </table:table-cell>
          <table:table-cell table:style-name="ce4" table:formula="of:=[.G35]-[.G34]" office:value-type="float" office:value="0.0486697510000056" calcext:value-type="float">
            <text:p>0.0486698</text:p>
          </table:table-cell>
          <table:table-cell table:style-name="ce15" table:formula="of:=0.0000845393581*[.B34]^3+0.0043752543904*[.B34]^2+0.2370698871072*[.B34]+74.4244159660856" office:value-type="float" office:value="64.5485164892192" calcext:value-type="float">
            <text:p>64.548516</text:p>
          </table:table-cell>
          <table:table-cell table:style-name="ce15" table:formula="of:=[.I34]+[.D34]+[.E34]" office:value-type="float" office:value="64.6617372992192" calcext:value-type="float">
            <text:p>64.661737</text:p>
          </table:table-cell>
          <table:table-cell table:formula="of:=[.I34]+[.D34]" office:value-type="float" office:value="64.6667376762192" calcext:value-type="float">
            <text:p>64.6667377</text:p>
          </table:table-cell>
          <table:table-cell/>
          <table:table-cell table:formula="of:=-0.018228239656939*[.A34]+36.9334171702907" office:value-type="float" office:value="0.40402489778495" calcext:value-type="float">
            <text:p>0.4040249</text:p>
          </table:table-cell>
          <table:table-cell table:formula="of:=0.000235248098265*[.A34]-0.493431221525311" office:value-type="float" office:value="-0.021994032602251" calcext:value-type="float">
            <text:p>-0.021994</text:p>
          </table:table-cell>
          <table:table-cell table:formula="of:=[.G34]-[.M34]" office:value-type="float" office:value="-0.24459811878495" calcext:value-type="float">
            <text:p>-0.2445981</text:p>
          </table:table-cell>
          <table:table-cell table:number-columns-repeated="1009"/>
        </table:table-row>
        <table:table-row table:style-name="ro1">
          <table:table-cell office:value-type="float" office:value="2005" calcext:value-type="float">
            <text:p>2005.0</text:p>
          </table:table-cell>
          <table:table-cell table:formula="of:=[.A35]-2050" office:value-type="float" office:value="-45" calcext:value-type="float">
            <text:p>-45.00</text:p>
          </table:table-cell>
          <table:table-cell office:value-type="float" office:value="64.6876311" calcext:value-type="float">
            <text:p>64.6876311</text:p>
          </table:table-cell>
          <table:table-cell office:value-type="float" office:value="0.072685387" calcext:value-type="float">
            <text:p>0.0726854</text:p>
          </table:table-cell>
          <table:table-cell office:value-type="float" office:value="-0.004871356" calcext:value-type="float">
            <text:p>-0.0048714</text:p>
          </table:table-cell>
          <table:table-cell table:formula="of:=[.C35]-[.D35]-[.E35]" office:value-type="float" office:value="64.619817069" calcext:value-type="float">
            <text:p>64.6198171</text:p>
          </table:table-cell>
          <table:table-cell table:style-name="ce4" table:formula="of:=[.F36]-[.F35]" office:value-type="float" office:value="0.208096530000006" calcext:value-type="float">
            <text:p>0.2080965</text:p>
          </table:table-cell>
          <table:table-cell table:style-name="ce4" table:formula="of:=[.G36]-[.G35]" office:value-type="float" office:value="0.144640829999986" calcext:value-type="float">
            <text:p>0.1446408</text:p>
          </table:table-cell>
          <table:table-cell table:style-name="ce15" table:formula="of:=0.0000845393581*[.B35]^3+0.0043752543904*[.B35]^2+0.2370698871072*[.B35]+74.4244159660856" office:value-type="float" office:value="64.9125121799591" calcext:value-type="float">
            <text:p>64.912512</text:p>
          </table:table-cell>
          <table:table-cell table:style-name="ce15" table:formula="of:=[.I35]+[.D35]+[.E35]" office:value-type="float" office:value="64.9803262109591" calcext:value-type="float">
            <text:p>64.980326</text:p>
          </table:table-cell>
          <table:table-cell table:formula="of:=[.I35]+[.D35]" office:value-type="float" office:value="64.9851975669591" calcext:value-type="float">
            <text:p>64.9851976</text:p>
          </table:table-cell>
          <table:table-cell/>
          <table:table-cell table:formula="of:=-0.018228239656939*[.A35]+36.9334171702907" office:value-type="float" office:value="0.385796658128008" calcext:value-type="float">
            <text:p>0.3857967</text:p>
          </table:table-cell>
          <table:table-cell table:formula="of:=0.000235248098265*[.A35]-0.493431221525311" office:value-type="float" office:value="-0.021758784503986" calcext:value-type="float">
            <text:p>-0.021759</text:p>
          </table:table-cell>
          <table:table-cell table:formula="of:=[.G35]-[.M35]" office:value-type="float" office:value="-0.177700128128002" calcext:value-type="float">
            <text:p>-0.1777001</text:p>
          </table:table-cell>
          <table:table-cell table:number-columns-repeated="1009"/>
        </table:table-row>
        <table:table-row table:style-name="ro1">
          <table:table-cell office:value-type="float" office:value="2006" calcext:value-type="float">
            <text:p>2006.0</text:p>
          </table:table-cell>
          <table:table-cell table:formula="of:=[.A36]-2050" office:value-type="float" office:value="-44" calcext:value-type="float">
            <text:p>-44.00</text:p>
          </table:table-cell>
          <table:table-cell office:value-type="float" office:value="64.8451826" calcext:value-type="float">
            <text:p>64.8451826</text:p>
          </table:table-cell>
          <table:table-cell office:value-type="float" office:value="0.022181301" calcext:value-type="float">
            <text:p>0.0221813</text:p>
          </table:table-cell>
          <table:table-cell office:value-type="float" office:value="-0.0049123" calcext:value-type="float">
            <text:p>-0.0049123</text:p>
          </table:table-cell>
          <table:table-cell table:formula="of:=[.C36]-[.D36]-[.E36]" office:value-type="float" office:value="64.827913599" calcext:value-type="float">
            <text:p>64.8279136</text:p>
          </table:table-cell>
          <table:table-cell table:style-name="ce4" table:formula="of:=[.F37]-[.F36]" office:value-type="float" office:value="0.352737359999992" calcext:value-type="float">
            <text:p>0.3527374</text:p>
          </table:table-cell>
          <table:table-cell table:style-name="ce4" table:formula="of:=[.G37]-[.G36]" office:value-type="float" office:value="0.00875515400001348" calcext:value-type="float">
            <text:p>0.0087552</text:p>
          </table:table-cell>
          <table:table-cell table:style-name="ce15" table:formula="of:=0.0000845393581*[.B36]^3+0.0043752543904*[.B36]^2+0.2370698871072*[.B36]+74.4244159660856" office:value-type="float" office:value="65.2624327527928" calcext:value-type="float">
            <text:p>65.262433</text:p>
          </table:table-cell>
          <table:table-cell table:style-name="ce15" table:formula="of:=[.I36]+[.D36]+[.E36]" office:value-type="float" office:value="65.2797017537928" calcext:value-type="float">
            <text:p>65.279702</text:p>
          </table:table-cell>
          <table:table-cell table:formula="of:=[.I36]+[.D36]" office:value-type="float" office:value="65.2846140537928" calcext:value-type="float">
            <text:p>65.2846141</text:p>
          </table:table-cell>
          <table:table-cell/>
          <table:table-cell table:formula="of:=-0.018228239656939*[.A36]+36.9334171702907" office:value-type="float" office:value="0.367568418471066" calcext:value-type="float">
            <text:p>0.3675684</text:p>
          </table:table-cell>
          <table:table-cell table:formula="of:=0.000235248098265*[.A36]-0.493431221525311" office:value-type="float" office:value="-0.021523536405721" calcext:value-type="float">
            <text:p>-0.021524</text:p>
          </table:table-cell>
          <table:table-cell table:formula="of:=[.G36]-[.M36]" office:value-type="float" office:value="-0.0148310584710741" calcext:value-type="float">
            <text:p>-0.0148311</text:p>
          </table:table-cell>
          <table:table-cell table:number-columns-repeated="1009"/>
        </table:table-row>
        <table:table-row table:style-name="ro1">
          <table:table-cell office:value-type="float" office:value="2007" calcext:value-type="float">
            <text:p>2007.0</text:p>
          </table:table-cell>
          <table:table-cell table:formula="of:=[.A37]-2050" office:value-type="float" office:value="-43" calcext:value-type="float">
            <text:p>-43.00</text:p>
          </table:table-cell>
          <table:table-cell office:value-type="float" office:value="65.1464034" calcext:value-type="float">
            <text:p>65.1464034</text:p>
          </table:table-cell>
          <table:table-cell office:value-type="float" office:value="-0.029294041" calcext:value-type="float">
            <text:p>-0.0292940</text:p>
          </table:table-cell>
          <table:table-cell office:value-type="float" office:value="-0.004953518" calcext:value-type="float">
            <text:p>-0.0049535</text:p>
          </table:table-cell>
          <table:table-cell table:formula="of:=[.C37]-[.D37]-[.E37]" office:value-type="float" office:value="65.180650959" calcext:value-type="float">
            <text:p>65.1806510</text:p>
          </table:table-cell>
          <table:table-cell table:style-name="ce4" table:formula="of:=[.F38]-[.F37]" office:value-type="float" office:value="0.361492514000005" calcext:value-type="float">
            <text:p>0.3614925</text:p>
          </table:table-cell>
          <table:table-cell table:style-name="ce4" table:formula="of:=[.G38]-[.G37]" office:value-type="float" office:value="0.00250892500001498" calcext:value-type="float">
            <text:p>0.0025089</text:p>
          </table:table-cell>
          <table:table-cell table:style-name="ce15" table:formula="of:=0.0000845393581*[.B37]^3+0.0043752543904*[.B37]^2+0.2370698871072*[.B37]+74.4244159660856" office:value-type="float" office:value="65.5987854438689" calcext:value-type="float">
            <text:p>65.598785</text:p>
          </table:table-cell>
          <table:table-cell table:style-name="ce15" table:formula="of:=[.I37]+[.D37]+[.E37]" office:value-type="float" office:value="65.5645378848689" calcext:value-type="float">
            <text:p>65.564538</text:p>
          </table:table-cell>
          <table:table-cell table:formula="of:=[.I37]+[.D37]" office:value-type="float" office:value="65.5694914028689" calcext:value-type="float">
            <text:p>65.5694914</text:p>
          </table:table-cell>
          <table:table-cell/>
          <table:table-cell table:formula="of:=-0.018228239656939*[.A37]+36.9334171702907" office:value-type="float" office:value="0.349340178814131" calcext:value-type="float">
            <text:p>0.3493402</text:p>
          </table:table-cell>
          <table:table-cell table:formula="of:=0.000235248098265*[.A37]-0.493431221525311" office:value-type="float" office:value="-0.021288288307456" calcext:value-type="float">
            <text:p>-0.021288</text:p>
          </table:table-cell>
          <table:table-cell table:formula="of:=[.G37]-[.M37]" office:value-type="float" office:value="0.0121523351858743" calcext:value-type="float">
            <text:p>0.0121523</text:p>
          </table:table-cell>
          <table:table-cell table:number-columns-repeated="1009"/>
        </table:table-row>
        <table:table-row table:style-name="ro1">
          <table:table-cell office:value-type="float" office:value="2008" calcext:value-type="float">
            <text:p>2008.0</text:p>
          </table:table-cell>
          <table:table-cell table:formula="of:=[.A38]-2050" office:value-type="float" office:value="-42" calcext:value-type="float">
            <text:p>-42.00</text:p>
          </table:table-cell>
          <table:table-cell office:value-type="float" office:value="65.4573487" calcext:value-type="float">
            <text:p>65.4573487</text:p>
          </table:table-cell>
          <table:table-cell office:value-type="float" office:value="-0.079799762" calcext:value-type="float">
            <text:p>-0.0797998</text:p>
          </table:table-cell>
          <table:table-cell office:value-type="float" office:value="-0.004995011" calcext:value-type="float">
            <text:p>-0.0049950</text:p>
          </table:table-cell>
          <table:table-cell table:formula="of:=[.C38]-[.D38]-[.E38]" office:value-type="float" office:value="65.542143473" calcext:value-type="float">
            <text:p>65.5421435</text:p>
          </table:table-cell>
          <table:table-cell table:style-name="ce4" table:formula="of:=[.F39]-[.F38]" office:value-type="float" office:value="0.36400143900002" calcext:value-type="float">
            <text:p>0.3640014</text:p>
          </table:table-cell>
          <table:table-cell table:style-name="ce4" table:formula="of:=[.G39]-[.G38]" office:value-type="float" office:value="-0.0427491440000409" calcext:value-type="float">
            <text:p>-0.0427491</text:p>
          </table:table-cell>
          <table:table-cell table:style-name="ce15" table:formula="of:=0.0000845393581*[.B38]^3+0.0043752543904*[.B38]^2+0.2370698871072*[.B38]+74.4244159660856" office:value-type="float" office:value="65.922077489336" calcext:value-type="float">
            <text:p>65.922077</text:p>
          </table:table-cell>
          <table:table-cell table:style-name="ce15" table:formula="of:=[.I38]+[.D38]+[.E38]" office:value-type="float" office:value="65.837282716336" calcext:value-type="float">
            <text:p>65.837283</text:p>
          </table:table-cell>
          <table:table-cell table:formula="of:=[.I38]+[.D38]" office:value-type="float" office:value="65.842277727336" calcext:value-type="float">
            <text:p>65.8422777</text:p>
          </table:table-cell>
          <table:table-cell/>
          <table:table-cell table:formula="of:=-0.018228239656939*[.A38]+36.9334171702907" office:value-type="float" office:value="0.331111939157189" calcext:value-type="float">
            <text:p>0.3311119</text:p>
          </table:table-cell>
          <table:table-cell table:formula="of:=0.000235248098265*[.A38]-0.493431221525311" office:value-type="float" office:value="-0.021053040209191" calcext:value-type="float">
            <text:p>-0.021053</text:p>
          </table:table-cell>
          <table:table-cell table:formula="of:=[.G38]-[.M38]" office:value-type="float" office:value="0.0328894998428313" calcext:value-type="float">
            <text:p>0.0328895</text:p>
          </table:table-cell>
          <table:table-cell table:number-columns-repeated="1009"/>
        </table:table-row>
        <table:table-row table:style-name="ro1">
          <table:table-cell office:value-type="float" office:value="2009" calcext:value-type="float">
            <text:p>2009.0</text:p>
          </table:table-cell>
          <table:table-cell table:formula="of:=[.A39]-2050" office:value-type="float" office:value="-41" calcext:value-type="float">
            <text:p>-41.00</text:p>
          </table:table-cell>
          <table:table-cell office:value-type="float" office:value="65.7768362" calcext:value-type="float">
            <text:p>65.7768362</text:p>
          </table:table-cell>
          <table:table-cell office:value-type="float" office:value="-0.124442611" calcext:value-type="float">
            <text:p>-0.1244426</text:p>
          </table:table-cell>
          <table:table-cell office:value-type="float" office:value="-0.004866101" calcext:value-type="float">
            <text:p>-0.0048661</text:p>
          </table:table-cell>
          <table:table-cell table:formula="of:=[.C39]-[.D39]-[.E39]" office:value-type="float" office:value="65.906144912" calcext:value-type="float">
            <text:p>65.9061449</text:p>
          </table:table-cell>
          <table:table-cell table:style-name="ce4" table:formula="of:=[.F40]-[.F39]" office:value-type="float" office:value="0.321252294999979" calcext:value-type="float">
            <text:p>0.3212523</text:p>
          </table:table-cell>
          <table:table-cell table:style-name="ce4" table:formula="of:=[.G40]-[.G39]" office:value-type="float" office:value="-0.0569633849999747" calcext:value-type="float">
            <text:p>-0.0569634</text:p>
          </table:table-cell>
          <table:table-cell table:style-name="ce15" table:formula="of:=0.0000845393581*[.B39]^3+0.0043752543904*[.B39]^2+0.2370698871072*[.B39]+74.4244159660856" office:value-type="float" office:value="66.2328161253427" calcext:value-type="float">
            <text:p>66.232816</text:p>
          </table:table-cell>
          <table:table-cell table:style-name="ce15" table:formula="of:=[.I39]+[.D39]+[.E39]" office:value-type="float" office:value="66.1035074133427" calcext:value-type="float">
            <text:p>66.103507</text:p>
          </table:table-cell>
          <table:table-cell table:formula="of:=[.I39]+[.D39]" office:value-type="float" office:value="66.1083735143427" calcext:value-type="float">
            <text:p>66.1083735</text:p>
          </table:table-cell>
          <table:table-cell/>
          <table:table-cell table:formula="of:=-0.018228239656939*[.A39]+36.9334171702907" office:value-type="float" office:value="0.312883699500254" calcext:value-type="float">
            <text:p>0.3128837</text:p>
          </table:table-cell>
          <table:table-cell table:formula="of:=0.000235248098265*[.A39]-0.493431221525311" office:value-type="float" office:value="-0.020817792110926" calcext:value-type="float">
            <text:p>-0.020818</text:p>
          </table:table-cell>
          <table:table-cell table:formula="of:=[.G39]-[.M39]" office:value-type="float" office:value="0.00836859549972541" calcext:value-type="float">
            <text:p>0.0083686</text:p>
          </table:table-cell>
          <table:table-cell table:number-columns-repeated="1009"/>
        </table:table-row>
        <table:table-row table:style-name="ro1">
          <table:table-cell office:value-type="float" office:value="2010" calcext:value-type="float">
            <text:p>2010.0</text:p>
          </table:table-cell>
          <table:table-cell table:formula="of:=[.A40]-2050" office:value-type="float" office:value="-40" calcext:value-type="float">
            <text:p>-40.00</text:p>
          </table:table-cell>
          <table:table-cell office:value-type="float" office:value="66.0699217" calcext:value-type="float">
            <text:p>66.0699217</text:p>
          </table:table-cell>
          <table:table-cell office:value-type="float" office:value="-0.152568497" calcext:value-type="float">
            <text:p>-0.1525685</text:p>
          </table:table-cell>
          <table:table-cell office:value-type="float" office:value="-0.00490701" calcext:value-type="float">
            <text:p>-0.0049070</text:p>
          </table:table-cell>
          <table:table-cell table:formula="of:=[.C40]-[.D40]-[.E40]" office:value-type="float" office:value="66.227397207" calcext:value-type="float">
            <text:p>66.2273972</text:p>
          </table:table-cell>
          <table:table-cell table:style-name="ce4" table:formula="of:=[.F41]-[.F40]" office:value-type="float" office:value="0.264288910000005" calcext:value-type="float">
            <text:p>0.2642889</text:p>
          </table:table-cell>
          <table:table-cell table:style-name="ce4" table:formula="of:=[.G41]-[.G40]" office:value-type="float" office:value="0.00793859799999552" calcext:value-type="float">
            <text:p>0.0079386</text:p>
          </table:table-cell>
          <table:table-cell table:style-name="ce15" table:formula="of:=0.0000845393581*[.B40]^3+0.0043752543904*[.B40]^2+0.2370698871072*[.B40]+74.4244159660856" office:value-type="float" office:value="66.5315085880376" calcext:value-type="float">
            <text:p>66.531509</text:p>
          </table:table-cell>
          <table:table-cell table:style-name="ce15" table:formula="of:=[.I40]+[.D40]+[.E40]" office:value-type="float" office:value="66.3740330810376" calcext:value-type="float">
            <text:p>66.374033</text:p>
          </table:table-cell>
          <table:table-cell table:formula="of:=[.I40]+[.D40]" office:value-type="float" office:value="66.3789400910376" calcext:value-type="float">
            <text:p>66.3789401</text:p>
          </table:table-cell>
          <table:table-cell/>
          <table:table-cell table:formula="of:=-0.018228239656939*[.A40]+36.9334171702907" office:value-type="float" office:value="0.294655459843312" calcext:value-type="float">
            <text:p>0.2946555</text:p>
          </table:table-cell>
          <table:table-cell table:formula="of:=0.000235248098265*[.A40]-0.493431221525311" office:value-type="float" office:value="-0.020582544012661" calcext:value-type="float">
            <text:p>-0.020583</text:p>
          </table:table-cell>
          <table:table-cell table:formula="of:=[.G40]-[.M40]" office:value-type="float" office:value="-0.0303665498433073" calcext:value-type="float">
            <text:p>-0.0303665</text:p>
          </table:table-cell>
          <table:table-cell table:number-columns-repeated="1009"/>
        </table:table-row>
        <table:table-row table:style-name="ro1">
          <table:table-cell office:value-type="float" office:value="2011" calcext:value-type="float">
            <text:p>2011.0</text:p>
          </table:table-cell>
          <table:table-cell table:formula="of:=[.A41]-2050" office:value-type="float" office:value="-39" calcext:value-type="float">
            <text:p>-39.00</text:p>
          </table:table-cell>
          <table:table-cell office:value-type="float" office:value="66.3245568" calcext:value-type="float">
            <text:p>66.3245568</text:p>
          </table:table-cell>
          <table:table-cell office:value-type="float" office:value="-0.162181125" calcext:value-type="float">
            <text:p>-0.1621811</text:p>
          </table:table-cell>
          <table:table-cell office:value-type="float" office:value="-0.004948192" calcext:value-type="float">
            <text:p>-0.0049482</text:p>
          </table:table-cell>
          <table:table-cell table:formula="of:=[.C41]-[.D41]-[.E41]" office:value-type="float" office:value="66.491686117" calcext:value-type="float">
            <text:p>66.4916861</text:p>
          </table:table-cell>
          <table:table-cell table:style-name="ce4" table:formula="of:=[.F42]-[.F41]" office:value-type="float" office:value="0.272227508" calcext:value-type="float">
            <text:p>0.2722275</text:p>
          </table:table-cell>
          <table:table-cell table:style-name="ce4" table:formula="of:=[.G42]-[.G41]" office:value-type="float" office:value="0.00961717699999554" calcext:value-type="float">
            <text:p>0.0096172</text:p>
          </table:table-cell>
          <table:table-cell table:style-name="ce15" table:formula="of:=0.0000845393581*[.B41]^3+0.0043752543904*[.B41]^2+0.2370698871072*[.B41]+74.4244159660856" office:value-type="float" office:value="66.8186621135693" calcext:value-type="float">
            <text:p>66.818662</text:p>
          </table:table-cell>
          <table:table-cell table:style-name="ce15" table:formula="of:=[.I41]+[.D41]+[.E41]" office:value-type="float" office:value="66.6515327965693" calcext:value-type="float">
            <text:p>66.651533</text:p>
          </table:table-cell>
          <table:table-cell table:formula="of:=[.I41]+[.D41]" office:value-type="float" office:value="66.6564809885693" calcext:value-type="float">
            <text:p>66.6564810</text:p>
          </table:table-cell>
          <table:table-cell/>
          <table:table-cell table:formula="of:=-0.018228239656939*[.A41]+36.9334171702907" office:value-type="float" office:value="0.27642722018637" calcext:value-type="float">
            <text:p>0.2764272</text:p>
          </table:table-cell>
          <table:table-cell table:formula="of:=0.000235248098265*[.A41]-0.493431221525311" office:value-type="float" office:value="-0.020347295914396" calcext:value-type="float">
            <text:p>-0.020347</text:p>
          </table:table-cell>
          <table:table-cell table:formula="of:=[.G41]-[.M41]" office:value-type="float" office:value="-0.00419971218636972" calcext:value-type="float">
            <text:p>-0.0041997</text:p>
          </table:table-cell>
          <table:table-cell table:number-columns-repeated="1009"/>
        </table:table-row>
        <table:table-row table:style-name="ro1">
          <table:table-cell office:value-type="float" office:value="2012" calcext:value-type="float">
            <text:p>2012.0</text:p>
          </table:table-cell>
          <table:table-cell table:formula="of:=[.A42]-2050" office:value-type="float" office:value="-38" calcext:value-type="float">
            <text:p>-38.00</text:p>
          </table:table-cell>
          <table:table-cell office:value-type="float" office:value="66.6030198" calcext:value-type="float">
            <text:p>66.6030198</text:p>
          </table:table-cell>
          <table:table-cell office:value-type="float" office:value="-0.155904175" calcext:value-type="float">
            <text:p>-0.1559042</text:p>
          </table:table-cell>
          <table:table-cell office:value-type="float" office:value="-0.00498965" calcext:value-type="float">
            <text:p>-0.0049897</text:p>
          </table:table-cell>
          <table:table-cell table:formula="of:=[.C42]-[.D42]-[.E42]" office:value-type="float" office:value="66.763913625" calcext:value-type="float">
            <text:p>66.7639136</text:p>
          </table:table-cell>
          <table:table-cell table:style-name="ce4" table:formula="of:=[.F43]-[.F42]" office:value-type="float" office:value="0.281844684999996" calcext:value-type="float">
            <text:p>0.2818447</text:p>
          </table:table-cell>
          <table:table-cell table:style-name="ce4" table:formula="of:=[.G43]-[.G42]" office:value-type="float" office:value="0.0525399990000182" calcext:value-type="float">
            <text:p>0.0525400</text:p>
          </table:table-cell>
          <table:table-cell table:style-name="ce15" table:formula="of:=0.0000845393581*[.B42]^3+0.0043752543904*[.B42]^2+0.2370698871072*[.B42]+74.4244159660856" office:value-type="float" office:value="67.0947839380864" calcext:value-type="float">
            <text:p>67.094784</text:p>
          </table:table-cell>
          <table:table-cell table:style-name="ce15" table:formula="of:=[.I42]+[.D42]+[.E42]" office:value-type="float" office:value="66.9338901130864" calcext:value-type="float">
            <text:p>66.933890</text:p>
          </table:table-cell>
          <table:table-cell table:formula="of:=[.I42]+[.D42]" office:value-type="float" office:value="66.9388797630864" calcext:value-type="float">
            <text:p>66.9388798</text:p>
          </table:table-cell>
          <table:table-cell/>
          <table:table-cell table:formula="of:=-0.018228239656939*[.A42]+36.9334171702907" office:value-type="float" office:value="0.258198980529436" calcext:value-type="float">
            <text:p>0.2581990</text:p>
          </table:table-cell>
          <table:table-cell table:formula="of:=0.000235248098265*[.A42]-0.493431221525311" office:value-type="float" office:value="-0.020112047816131" calcext:value-type="float">
            <text:p>-0.020112</text:p>
          </table:table-cell>
          <table:table-cell table:formula="of:=[.G42]-[.M42]" office:value-type="float" office:value="0.0236457044705598" calcext:value-type="float">
            <text:p>0.0236457</text:p>
          </table:table-cell>
          <table:table-cell table:number-columns-repeated="1009"/>
        </table:table-row>
        <table:table-row table:style-name="ro1">
          <table:table-cell office:value-type="float" office:value="2013" calcext:value-type="float">
            <text:p>2013.0</text:p>
          </table:table-cell>
          <table:table-cell table:formula="of:=[.A43]-2050" office:value-type="float" office:value="-37" calcext:value-type="float">
            <text:p>-37.00</text:p>
          </table:table-cell>
          <table:table-cell office:value-type="float" office:value="66.9069091" calcext:value-type="float">
            <text:p>66.9069091</text:p>
          </table:table-cell>
          <table:table-cell office:value-type="float" office:value="-0.13398836" calcext:value-type="float">
            <text:p>-0.1339884</text:p>
          </table:table-cell>
          <table:table-cell office:value-type="float" office:value="-0.00486085" calcext:value-type="float">
            <text:p>-0.0048609</text:p>
          </table:table-cell>
          <table:table-cell table:formula="of:=[.C43]-[.D43]-[.E43]" office:value-type="float" office:value="67.04575831" calcext:value-type="float">
            <text:p>67.0457583</text:p>
          </table:table-cell>
          <table:table-cell table:style-name="ce4" table:formula="of:=[.F44]-[.F43]" office:value-type="float" office:value="0.334384684000014" calcext:value-type="float">
            <text:p>0.3343847</text:p>
          </table:table-cell>
          <table:table-cell table:style-name="ce4" table:formula="of:=[.G44]-[.G43]" office:value-type="float" office:value="-0.0229990250000185" calcext:value-type="float">
            <text:p>-0.0229990</text:p>
          </table:table-cell>
          <table:table-cell table:style-name="ce15" table:formula="of:=0.0000845393581*[.B43]^3+0.0043752543904*[.B43]^2+0.2370698871072*[.B43]+74.4244159660856" office:value-type="float" office:value="67.3603812977375" calcext:value-type="float">
            <text:p>67.360381</text:p>
          </table:table-cell>
          <table:table-cell table:style-name="ce15" table:formula="of:=[.I43]+[.D43]+[.E43]" office:value-type="float" office:value="67.2215320877375" calcext:value-type="float">
            <text:p>67.221532</text:p>
          </table:table-cell>
          <table:table-cell table:formula="of:=[.I43]+[.D43]" office:value-type="float" office:value="67.2263929377375" calcext:value-type="float">
            <text:p>67.2263929</text:p>
          </table:table-cell>
          <table:table-cell/>
          <table:table-cell table:formula="of:=-0.018228239656939*[.A43]+36.9334171702907" office:value-type="float" office:value="0.239970740872494" calcext:value-type="float">
            <text:p>0.2399707</text:p>
          </table:table-cell>
          <table:table-cell table:formula="of:=0.000235248098265*[.A43]-0.493431221525311" office:value-type="float" office:value="-0.019876799717866" calcext:value-type="float">
            <text:p>-0.019877</text:p>
          </table:table-cell>
          <table:table-cell table:formula="of:=[.G43]-[.M43]" office:value-type="float" office:value="0.09441394312752" calcext:value-type="float">
            <text:p>0.0944139</text:p>
          </table:table-cell>
          <table:table-cell table:number-columns-repeated="1009"/>
        </table:table-row>
        <table:table-row table:style-name="ro1">
          <table:table-cell office:value-type="float" office:value="2014" calcext:value-type="float">
            <text:p>2014.0</text:p>
          </table:table-cell>
          <table:table-cell table:formula="of:=[.A44]-2050" office:value-type="float" office:value="-36" calcext:value-type="float">
            <text:p>-36.00</text:p>
          </table:table-cell>
          <table:table-cell office:value-type="float" office:value="67.2810383" calcext:value-type="float">
            <text:p>67.2810383</text:p>
          </table:table-cell>
          <table:table-cell office:value-type="float" office:value="-0.09420297" calcext:value-type="float">
            <text:p>-0.0942030</text:p>
          </table:table-cell>
          <table:table-cell office:value-type="float" office:value="-0.004901724" calcext:value-type="float">
            <text:p>-0.0049017</text:p>
          </table:table-cell>
          <table:table-cell table:formula="of:=[.C44]-[.D44]-[.E44]" office:value-type="float" office:value="67.380142994" calcext:value-type="float">
            <text:p>67.3801430</text:p>
          </table:table-cell>
          <table:table-cell table:style-name="ce4" table:formula="of:=[.F45]-[.F44]" office:value-type="float" office:value="0.311385658999995" calcext:value-type="float">
            <text:p>0.3113857</text:p>
          </table:table-cell>
          <table:table-cell table:style-name="ce4" table:formula="of:=[.G45]-[.G44]" office:value-type="float" office:value="0.093547080999997" calcext:value-type="float">
            <text:p>0.0935471</text:p>
          </table:table-cell>
          <table:table-cell table:style-name="ce15" table:formula="of:=0.0000845393581*[.B44]^3+0.0043752543904*[.B44]^2+0.2370698871072*[.B44]+74.4244159660856" office:value-type="float" office:value="67.6159614286712" calcext:value-type="float">
            <text:p>67.615961</text:p>
          </table:table-cell>
          <table:table-cell table:style-name="ce15" table:formula="of:=[.I44]+[.D44]+[.E44]" office:value-type="float" office:value="67.5168567346712" calcext:value-type="float">
            <text:p>67.516857</text:p>
          </table:table-cell>
          <table:table-cell table:formula="of:=[.I44]+[.D44]" office:value-type="float" office:value="67.5217584586712" calcext:value-type="float">
            <text:p>67.5217585</text:p>
          </table:table-cell>
          <table:table-cell/>
          <table:table-cell table:formula="of:=-0.018228239656939*[.A44]+36.9334171702907" office:value-type="float" office:value="0.221742501215559" calcext:value-type="float">
            <text:p>0.2217425</text:p>
          </table:table-cell>
          <table:table-cell table:formula="of:=0.000235248098265*[.A44]-0.493431221525311" office:value-type="float" office:value="-0.019641551619601" calcext:value-type="float">
            <text:p>-0.019642</text:p>
          </table:table-cell>
          <table:table-cell table:formula="of:=[.G44]-[.M44]" office:value-type="float" office:value="0.0896431577844365" calcext:value-type="float">
            <text:p>0.0896432</text:p>
          </table:table-cell>
          <table:table-cell table:number-columns-repeated="1009"/>
        </table:table-row>
        <table:table-row table:style-name="ro1">
          <table:table-cell office:value-type="float" office:value="2015" calcext:value-type="float">
            <text:p>2015.0</text:p>
          </table:table-cell>
          <table:table-cell table:formula="of:=[.A45]-2050" office:value-type="float" office:value="-35" calcext:value-type="float">
            <text:p>-35.00</text:p>
          </table:table-cell>
          <table:table-cell office:value-type="float" office:value="67.6439167" calcext:value-type="float">
            <text:p>67.6439167</text:p>
          </table:table-cell>
          <table:table-cell office:value-type="float" office:value="-0.042669082" calcext:value-type="float">
            <text:p>-0.0426691</text:p>
          </table:table-cell>
          <table:table-cell office:value-type="float" office:value="-0.004942871" calcext:value-type="float">
            <text:p>-0.0049429</text:p>
          </table:table-cell>
          <table:table-cell table:formula="of:=[.C45]-[.D45]-[.E45]" office:value-type="float" office:value="67.691528653" calcext:value-type="float">
            <text:p>67.6915287</text:p>
          </table:table-cell>
          <table:table-cell table:style-name="ce4" table:formula="of:=[.F46]-[.F45]" office:value-type="float" office:value="0.404932739999992" calcext:value-type="float">
            <text:p>0.4049327</text:p>
          </table:table-cell>
          <table:table-cell table:style-name="ce4" table:formula="of:=[.G46]-[.G45]" office:value-type="float" office:value="0.0335169570000033" calcext:value-type="float">
            <text:p>0.0335170</text:p>
          </table:table-cell>
          <table:table-cell table:style-name="ce15" table:formula="of:=0.0000845393581*[.B45]^3+0.0043752543904*[.B45]^2+0.2370698871072*[.B45]+74.4244159660856" office:value-type="float" office:value="67.8620315670361" calcext:value-type="float">
            <text:p>67.862032</text:p>
          </table:table-cell>
          <table:table-cell table:style-name="ce15" table:formula="of:=[.I45]+[.D45]+[.E45]" office:value-type="float" office:value="67.8144196140361" calcext:value-type="float">
            <text:p>67.814420</text:p>
          </table:table-cell>
          <table:table-cell table:formula="of:=[.I45]+[.D45]" office:value-type="float" office:value="67.8193624850361" calcext:value-type="float">
            <text:p>67.8193625</text:p>
          </table:table-cell>
          <table:table-cell/>
          <table:table-cell table:formula="of:=-0.018228239656939*[.A45]+36.9334171702907" office:value-type="float" office:value="0.203514261558617" calcext:value-type="float">
            <text:p>0.2035143</text:p>
          </table:table-cell>
          <table:table-cell table:formula="of:=0.000235248098265*[.A45]-0.493431221525311" office:value-type="float" office:value="-0.019406303521336" calcext:value-type="float">
            <text:p>-0.019406</text:p>
          </table:table-cell>
          <table:table-cell table:formula="of:=[.G45]-[.M45]" office:value-type="float" office:value="0.201418478441375" calcext:value-type="float">
            <text:p>0.2014185</text:p>
          </table:table-cell>
          <table:table-cell table:number-columns-repeated="1009"/>
        </table:table-row>
        <table:table-row table:style-name="ro1">
          <table:table-cell office:value-type="float" office:value="2016" calcext:value-type="float">
            <text:p>2016.0</text:p>
          </table:table-cell>
          <table:table-cell table:formula="of:=[.A46]-2050" office:value-type="float" office:value="-34" calcext:value-type="float">
            <text:p>-34.00</text:p>
          </table:table-cell>
          <table:table-cell office:value-type="float" office:value="68.1024205" calcext:value-type="float">
            <text:p>68.1024205</text:p>
          </table:table-cell>
          <table:table-cell office:value-type="float" office:value="0.0109434" calcext:value-type="float">
            <text:p>0.0109434</text:p>
          </table:table-cell>
          <table:table-cell office:value-type="float" office:value="-0.004984293" calcext:value-type="float">
            <text:p>-0.0049843</text:p>
          </table:table-cell>
          <table:table-cell table:formula="of:=[.C46]-[.D46]-[.E46]" office:value-type="float" office:value="68.096461393" calcext:value-type="float">
            <text:p>68.0964614</text:p>
          </table:table-cell>
          <table:table-cell table:style-name="ce4" table:formula="of:=[.F47]-[.F46]" office:value-type="float" office:value="0.438449696999996" calcext:value-type="float">
            <text:p>0.4384497</text:p>
          </table:table-cell>
          <table:table-cell table:style-name="ce4" table:formula="of:=[.G47]-[.G46]" office:value-type="float" office:value="-0.110260331999996" calcext:value-type="float">
            <text:p>-0.1102603</text:p>
          </table:table-cell>
          <table:table-cell table:style-name="ce15" table:formula="of:=0.0000845393581*[.B46]^3+0.0043752543904*[.B46]^2+0.2370698871072*[.B46]+74.4244159660856" office:value-type="float" office:value="68.0990989489808" calcext:value-type="float">
            <text:p>68.099099</text:p>
          </table:table-cell>
          <table:table-cell table:style-name="ce15" table:formula="of:=[.I46]+[.D46]+[.E46]" office:value-type="float" office:value="68.1050580559808" calcext:value-type="float">
            <text:p>68.105058</text:p>
          </table:table-cell>
          <table:table-cell table:formula="of:=[.I46]+[.D46]" office:value-type="float" office:value="68.1100423489808" calcext:value-type="float">
            <text:p>68.1100423</text:p>
          </table:table-cell>
          <table:table-cell/>
          <table:table-cell table:formula="of:=-0.018228239656939*[.A46]+36.9334171702907" office:value-type="float" office:value="0.185286021901682" calcext:value-type="float">
            <text:p>0.1852860</text:p>
          </table:table-cell>
          <table:table-cell table:formula="of:=0.000235248098265*[.A46]-0.493431221525311" office:value-type="float" office:value="-0.019171055423071" calcext:value-type="float">
            <text:p>-0.019171</text:p>
          </table:table-cell>
          <table:table-cell table:formula="of:=[.G46]-[.M46]" office:value-type="float" office:value="0.253163675098314" calcext:value-type="float">
            <text:p>0.2531637</text:p>
          </table:table-cell>
          <table:table-cell table:number-columns-repeated="1009"/>
        </table:table-row>
        <table:table-row table:style-name="ro1">
          <table:table-cell office:value-type="float" office:value="2017" calcext:value-type="float">
            <text:p>2017.0</text:p>
          </table:table-cell>
          <table:table-cell table:formula="of:=[.A47]-2050" office:value-type="float" office:value="-33" calcext:value-type="float">
            <text:p>-33.00</text:p>
          </table:table-cell>
          <table:table-cell office:value-type="float" office:value="68.5927179" calcext:value-type="float">
            <text:p>68.5927179</text:p>
          </table:table-cell>
          <table:table-cell office:value-type="float" office:value="0.062662414" calcext:value-type="float">
            <text:p>0.0626624</text:p>
          </table:table-cell>
          <table:table-cell office:value-type="float" office:value="-0.004855604" calcext:value-type="float">
            <text:p>-0.0048556</text:p>
          </table:table-cell>
          <table:table-cell table:formula="of:=[.C47]-[.D47]-[.E47]" office:value-type="float" office:value="68.53491109" calcext:value-type="float">
            <text:p>68.5349111</text:p>
          </table:table-cell>
          <table:table-cell table:style-name="ce4" table:formula="of:=[.F48]-[.F47]" office:value-type="float" office:value="0.328189365" calcext:value-type="float">
            <text:p>0.3281894</text:p>
          </table:table-cell>
          <table:table-cell table:style-name="ce4" table:formula="of:=[.G48]-[.G47]" office:value-type="float" office:value="-0.109703916000001" calcext:value-type="float">
            <text:p>-0.1097039</text:p>
          </table:table-cell>
          <table:table-cell table:style-name="ce15" table:formula="of:=0.0000845393581*[.B47]^3+0.0043752543904*[.B47]^2+0.2370698871072*[.B47]+74.4244159660856" office:value-type="float" office:value="68.3276708106539" calcext:value-type="float">
            <text:p>68.327671</text:p>
          </table:table-cell>
          <table:table-cell table:style-name="ce15" table:formula="of:=[.I47]+[.D47]+[.E47]" office:value-type="float" office:value="68.3854776206539" calcext:value-type="float">
            <text:p>68.385478</text:p>
          </table:table-cell>
          <table:table-cell table:formula="of:=[.I47]+[.D47]" office:value-type="float" office:value="68.3903332246539" calcext:value-type="float">
            <text:p>68.3903332</text:p>
          </table:table-cell>
          <table:table-cell/>
          <table:table-cell table:formula="of:=-0.018228239656939*[.A47]+36.9334171702907" office:value-type="float" office:value="0.16705778224474" calcext:value-type="float">
            <text:p>0.1670578</text:p>
          </table:table-cell>
          <table:table-cell table:formula="of:=0.000235248098265*[.A47]-0.493431221525311" office:value-type="float" office:value="-0.018935807324806" calcext:value-type="float">
            <text:p>-0.018936</text:p>
          </table:table-cell>
          <table:table-cell table:formula="of:=[.G47]-[.M47]" office:value-type="float" office:value="0.16113158275526" calcext:value-type="float">
            <text:p>0.1611316</text:p>
          </table:table-cell>
          <table:table-cell table:number-columns-repeated="1009"/>
        </table:table-row>
        <table:table-row table:style-name="ro1">
          <table:table-cell office:value-type="float" office:value="2018" calcext:value-type="float">
            <text:p>2018.0</text:p>
          </table:table-cell>
          <table:table-cell table:formula="of:=[.A48]-2050" office:value-type="float" office:value="-32" calcext:value-type="float">
            <text:p>-32.00</text:p>
          </table:table-cell>
          <table:table-cell office:value-type="float" office:value="68.9676423" calcext:value-type="float">
            <text:p>68.9676423</text:p>
          </table:table-cell>
          <table:table-cell office:value-type="float" office:value="0.109438287" calcext:value-type="float">
            <text:p>0.1094383</text:p>
          </table:table-cell>
          <table:table-cell office:value-type="float" office:value="-0.004896442" calcext:value-type="float">
            <text:p>-0.0048964</text:p>
          </table:table-cell>
          <table:table-cell table:formula="of:=[.C48]-[.D48]-[.E48]" office:value-type="float" office:value="68.863100455" calcext:value-type="float">
            <text:p>68.8631005</text:p>
          </table:table-cell>
          <table:table-cell table:style-name="ce4" table:formula="of:=[.F49]-[.F48]" office:value-type="float" office:value="0.218485448999999" calcext:value-type="float">
            <text:p>0.2184854</text:p>
          </table:table-cell>
          <table:table-cell table:style-name="ce4" table:formula="of:=[.G49]-[.G48]" office:value-type="float" office:value="-0.0918722939999981" calcext:value-type="float">
            <text:p>-0.0918723</text:p>
          </table:table-cell>
          <table:table-cell table:style-name="ce15" table:formula="of:=0.0000845393581*[.B48]^3+0.0043752543904*[.B48]^2+0.2370698871072*[.B48]+74.4244159660856" office:value-type="float" office:value="68.548254388204" calcext:value-type="float">
            <text:p>68.548254</text:p>
          </table:table-cell>
          <table:table-cell table:style-name="ce15" table:formula="of:=[.I48]+[.D48]+[.E48]" office:value-type="float" office:value="68.652796233204" calcext:value-type="float">
            <text:p>68.652796</text:p>
          </table:table-cell>
          <table:table-cell table:formula="of:=[.I48]+[.D48]" office:value-type="float" office:value="68.657692675204" calcext:value-type="float">
            <text:p>68.6576927</text:p>
          </table:table-cell>
          <table:table-cell/>
          <table:table-cell table:formula="of:=-0.018228239656939*[.A48]+36.9334171702907" office:value-type="float" office:value="0.148829542587798" calcext:value-type="float">
            <text:p>0.1488295</text:p>
          </table:table-cell>
          <table:table-cell table:formula="of:=0.000235248098265*[.A48]-0.493431221525311" office:value-type="float" office:value="-0.018700559226541" calcext:value-type="float">
            <text:p>-0.018701</text:p>
          </table:table-cell>
          <table:table-cell table:formula="of:=[.G48]-[.M48]" office:value-type="float" office:value="0.0696559064122012" calcext:value-type="float">
            <text:p>0.0696559</text:p>
          </table:table-cell>
          <table:table-cell table:number-columns-repeated="1009"/>
        </table:table-row>
        <table:table-row table:style-name="ro1">
          <table:table-cell office:value-type="float" office:value="2019" calcext:value-type="float">
            <text:p>2019.0</text:p>
          </table:table-cell>
          <table:table-cell table:formula="of:=[.A49]-2050" office:value-type="float" office:value="-31" calcext:value-type="float">
            <text:p>-31.00</text:p>
          </table:table-cell>
          <table:table-cell office:value-type="float" office:value="69.2201632" calcext:value-type="float">
            <text:p>69.2201632</text:p>
          </table:table-cell>
          <table:table-cell office:value-type="float" office:value="0.14351485" calcext:value-type="float">
            <text:p>0.1435149</text:p>
          </table:table-cell>
          <table:table-cell office:value-type="float" office:value="-0.004937554" calcext:value-type="float">
            <text:p>-0.0049376</text:p>
          </table:table-cell>
          <table:table-cell table:formula="of:=[.C49]-[.D49]-[.E49]" office:value-type="float" office:value="69.081585904" calcext:value-type="float">
            <text:p>69.0815859</text:p>
          </table:table-cell>
          <table:table-cell table:style-name="ce4" table:formula="of:=[.F50]-[.F49]" office:value-type="float" office:value="0.126613155000001" calcext:value-type="float">
            <text:p>0.1266132</text:p>
          </table:table-cell>
          <table:table-cell table:style-name="ce4" table:formula="of:=[.G50]-[.G49]" office:value-type="float" office:value="-0.0292357090000053" calcext:value-type="float">
            <text:p>-0.0292357</text:p>
          </table:table-cell>
          <table:table-cell table:style-name="ce15" table:formula="of:=0.0000845393581*[.B49]^3+0.0043752543904*[.B49]^2+0.2370698871072*[.B49]+74.4244159660856" office:value-type="float" office:value="68.7613569177797" calcext:value-type="float">
            <text:p>68.761357</text:p>
          </table:table-cell>
          <table:table-cell table:style-name="ce15" table:formula="of:=[.I49]+[.D49]+[.E49]" office:value-type="float" office:value="68.8999342137797" calcext:value-type="float">
            <text:p>68.899934</text:p>
          </table:table-cell>
          <table:table-cell table:formula="of:=[.I49]+[.D49]" office:value-type="float" office:value="68.9048717677797" calcext:value-type="float">
            <text:p>68.9048718</text:p>
          </table:table-cell>
          <table:table-cell/>
          <table:table-cell table:formula="of:=-0.018228239656939*[.A49]+36.9334171702907" office:value-type="float" office:value="0.130601302930863" calcext:value-type="float">
            <text:p>0.1306013</text:p>
          </table:table-cell>
          <table:table-cell table:formula="of:=0.000235248098265*[.A49]-0.493431221525311" office:value-type="float" office:value="-0.018465311128276" calcext:value-type="float">
            <text:p>-0.018465</text:p>
          </table:table-cell>
          <table:table-cell table:formula="of:=[.G49]-[.M49]" office:value-type="float" office:value="-0.00398814793086186" calcext:value-type="float">
            <text:p>-0.0039881</text:p>
          </table:table-cell>
          <table:table-cell table:number-columns-repeated="1009"/>
        </table:table-row>
        <table:table-row table:style-name="ro1">
          <table:table-cell office:value-type="float" office:value="2020" calcext:value-type="float">
            <text:p>2020.0</text:p>
          </table:table-cell>
          <table:table-cell table:formula="of:=[.A50]-2050" office:value-type="float" office:value="-30" calcext:value-type="float">
            <text:p>-30.00</text:p>
          </table:table-cell>
          <table:table-cell office:value-type="float" office:value="69.3611547" calcext:value-type="float">
            <text:p>69.3611547</text:p>
          </table:table-cell>
          <table:table-cell office:value-type="float" office:value="0.157934581" calcext:value-type="float">
            <text:p>0.1579346</text:p>
          </table:table-cell>
          <table:table-cell office:value-type="float" office:value="-0.00497894" calcext:value-type="float">
            <text:p>-0.0049789</text:p>
          </table:table-cell>
          <table:table-cell table:formula="of:=[.C50]-[.D50]-[.E50]" office:value-type="float" office:value="69.208199059" calcext:value-type="float">
            <text:p>69.2081991</text:p>
          </table:table-cell>
          <table:table-cell table:style-name="ce4" table:formula="of:=[.F51]-[.F50]" office:value-type="float" office:value="0.0973774459999959" calcext:value-type="float">
            <text:p>0.0973774</text:p>
          </table:table-cell>
          <table:table-cell table:style-name="ce4" table:formula="of:=[.G51]-[.G50]" office:value-type="float" office:value="-0.0973774459999959" calcext:value-type="float">
            <text:p>-0.0973774</text:p>
          </table:table-cell>
          <table:table-cell table:style-name="ce15" table:formula="of:=0.0000845393581*[.B50]^3+0.0043752543904*[.B50]^2+0.2370698871072*[.B50]+74.4244159660856" office:value-type="float" office:value="68.9674856355296" calcext:value-type="float">
            <text:p>68.967486</text:p>
          </table:table-cell>
          <table:table-cell table:style-name="ce15" table:formula="of:=[.I50]+[.D50]+[.E50]" office:value-type="float" office:value="69.1204412765296" calcext:value-type="float">
            <text:p>69.120441</text:p>
          </table:table-cell>
          <table:table-cell table:formula="of:=[.I50]+[.D50]" office:value-type="float" office:value="69.1254202165296" calcext:value-type="float">
            <text:p>69.1254202</text:p>
          </table:table-cell>
          <table:table-cell/>
          <table:table-cell table:formula="of:=-0.018228239656939*[.A50]+36.9334171702907" office:value-type="float" office:value="0.112373063273921" calcext:value-type="float">
            <text:p>0.1123731</text:p>
          </table:table-cell>
          <table:table-cell table:formula="of:=0.000235248098265*[.A50]-0.493431221525311" office:value-type="float" office:value="-0.018230063030011" calcext:value-type="float">
            <text:p>-0.018230</text:p>
          </table:table-cell>
          <table:table-cell table:formula="of:=[.G50]-[.M50]" office:value-type="float" office:value="-0.0149956172739251" calcext:value-type="float">
            <text:p>-0.0149956</text:p>
          </table:table-cell>
          <table:table-cell table:number-columns-repeated="1009"/>
        </table:table-row>
        <table:table-row table:style-name="ro1">
          <table:table-cell office:value-type="float" office:value="2021" calcext:value-type="float">
            <text:p>2021.0</text:p>
          </table:table-cell>
          <table:table-cell table:formula="of:=[.A51]-2050" office:value-type="float" office:value="-29" calcext:value-type="float">
            <text:p>-29.00</text:p>
          </table:table-cell>
          <table:table-cell table:style-name="ce10" office:value-type="float" office:value="69.4559379" calcext:value-type="float">
            <text:p>69.4559379</text:p>
          </table:table-cell>
          <table:table-cell table:style-name="ce10" office:value-type="float" office:value="0.155211757" calcext:value-type="float">
            <text:p>0.1552118</text:p>
          </table:table-cell>
          <table:table-cell table:style-name="ce10" office:value-type="float" office:value="-0.004850362" calcext:value-type="float">
            <text:p>-0.0048504</text:p>
          </table:table-cell>
          <table:table-cell table:style-name="ce10" table:formula="of:=[.C51]-[.D51]-[.E51]" office:value-type="float" office:value="69.305576505" calcext:value-type="float">
            <text:p>69.3055765</text:p>
          </table:table-cell>
          <table:table-cell table:number-columns-repeated="2"/>
          <table:table-cell table:style-name="ce15" table:formula="of:=0.0000845393581*[.B51]^3+0.0043752543904*[.B51]^2+0.2370698871072*[.B51]+74.4244159660856" office:value-type="float" office:value="69.1671477776023" calcext:value-type="float">
            <text:p>69.167148</text:p>
          </table:table-cell>
          <table:table-cell table:style-name="ce28" table:formula="of:=[.I51]+[.D51]+[.E51]" office:value-type="float" office:value="69.3175091726023" calcext:value-type="float">
            <text:p>69.317509</text:p>
          </table:table-cell>
          <table:table-cell table:style-name="ce22" table:formula="of:=[.I51]+[.D51]" office:value-type="float" office:value="69.3223595346023" calcext:value-type="float">
            <text:p>69.3223595</text:p>
          </table:table-cell>
          <table:table-cell table:style-name="ce30" table:formula="of:=0.0000845393581*[.A51]^3-0.5155417977927*[.A51]^2+1048.12848386206*[.A51]-710341.544331964" office:value-type="float" office:value="69.3225367736304" calcext:value-type="float">
            <text:p>69.3225368</text:p>
          </table:table-cell>
          <table:table-cell table:number-columns-repeated="3"/>
          <table:table-cell table:style-name="ce32" table:formula="of:=[.D51]" office:value-type="float" office:value="0.155211757" calcext:value-type="float">
            <text:p>0.155211757</text:p>
          </table:table-cell>
          <table:table-cell table:number-columns-repeated="1008"/>
        </table:table-row>
        <table:table-row table:style-name="ro1">
          <table:table-cell office:value-type="float" office:value="2022" calcext:value-type="float">
            <text:p>2022.0</text:p>
          </table:table-cell>
          <table:table-cell table:formula="of:=[.A52]-2050" office:value-type="float" office:value="-28" calcext:value-type="float">
            <text:p>-28.00</text:p>
          </table:table-cell>
          <table:table-cell table:style-name="ce10" office:value-type="float" office:value="69.553476" calcext:value-type="float">
            <text:p>69.5534760</text:p>
          </table:table-cell>
          <table:table-cell table:style-name="ce10" office:value-type="float" office:value="0.137328551" calcext:value-type="float">
            <text:p>0.1373286</text:p>
          </table:table-cell>
          <table:table-cell table:style-name="ce10" office:value-type="float" office:value="-0.004891165" calcext:value-type="float">
            <text:p>-0.0048912</text:p>
          </table:table-cell>
          <table:table-cell table:style-name="ce10" table:formula="of:=[.C52]-[.D52]-[.E52]" office:value-type="float" office:value="69.421038614" calcext:value-type="float">
            <text:p>69.4210386</text:p>
          </table:table-cell>
          <table:table-cell table:style-name="ce13" table:formula="of:=LINEST([.G2:.G50])" office:value-type="float" office:value="-0.0182282396569388" calcext:value-type="float">
            <text:p>-0.0182282</text:p>
          </table:table-cell>
          <table:table-cell table:style-name="ce14" table:formula="of:=AVERAGE([.H2:.H50])" office:value-type="float" office:value="-0.0238760173877551" calcext:value-type="float">
            <text:p>-0.023876017387755</text:p>
          </table:table-cell>
          <table:table-cell table:style-name="ce15" table:formula="of:=0.0000845393581*[.B52]^3+0.0043752543904*[.B52]^2+0.2370698871072*[.B52]+74.4244159660856" office:value-type="float" office:value="69.3608505801464" calcext:value-type="float">
            <text:p>69.360851</text:p>
          </table:table-cell>
          <table:table-cell table:style-name="ce28" table:formula="of:=[.I52]+[.D52]+[.E52]" office:value-type="float" office:value="69.4932879661464" calcext:value-type="float">
            <text:p>69.493288</text:p>
          </table:table-cell>
          <table:table-cell table:style-name="ce22" table:formula="of:=[.I52]+[.D52]" office:value-type="float" office:value="69.4981791311464" calcext:value-type="float">
            <text:p>69.4981791</text:p>
          </table:table-cell>
          <table:table-cell table:style-name="ce30" table:formula="of:=0.0000845393581*[.A52]^3-0.5155417977927*[.A52]^2+1048.12848386206*[.A52]-710341.544331964" office:value-type="float" office:value="69.5162398392567" calcext:value-type="float">
            <text:p>69.5162398</text:p>
          </table:table-cell>
          <table:table-cell table:number-columns-repeated="1012"/>
        </table:table-row>
        <table:table-row table:style-name="ro1">
          <table:table-cell office:value-type="float" office:value="2023" calcext:value-type="float">
            <text:p>2023.0</text:p>
          </table:table-cell>
          <table:table-cell table:formula="of:=[.A53]-2050" office:value-type="float" office:value="-27" calcext:value-type="float">
            <text:p>-27.00</text:p>
          </table:table-cell>
          <table:table-cell table:style-name="ce10" office:value-type="float" office:value="69.635079" calcext:value-type="float">
            <text:p>69.6350790</text:p>
          </table:table-cell>
          <table:table-cell table:style-name="ce10" office:value-type="float" office:value="0.103381522" calcext:value-type="float">
            <text:p>0.1033815</text:p>
          </table:table-cell>
          <table:table-cell table:style-name="ce10" office:value-type="float" office:value="-0.004932242" calcext:value-type="float">
            <text:p>-0.0049322</text:p>
          </table:table-cell>
          <table:table-cell table:number-columns-repeated="3"/>
          <table:table-cell table:style-name="ce15" table:formula="of:=0.0000845393581*[.B53]^3+0.0043752543904*[.B53]^2+0.2370698871072*[.B53]+74.4244159660856" office:value-type="float" office:value="69.5491012793105" calcext:value-type="float">
            <text:p>69.549101</text:p>
          </table:table-cell>
          <table:table-cell table:style-name="ce28" table:formula="of:=[.I53]+[.D53]+[.E53]" office:value-type="float" office:value="69.6475505593105" calcext:value-type="float">
            <text:p>69.647551</text:p>
          </table:table-cell>
          <table:table-cell table:style-name="ce22" table:formula="of:=[.I53]+[.D53]" office:value-type="float" office:value="69.6524828013105" calcext:value-type="float">
            <text:p>69.6524828</text:p>
          </table:table-cell>
          <table:table-cell table:style-name="ce30" table:formula="of:=0.0000845393581*[.A53]^3-0.5155417977927*[.A53]^2+1048.12848386206*[.A53]-710341.544331964" office:value-type="float" office:value="69.7044908021344" calcext:value-type="float">
            <text:p>69.7044908</text:p>
          </table:table-cell>
          <table:table-cell table:number-columns-repeated="1012"/>
        </table:table-row>
        <table:table-row table:style-name="ro1">
          <table:table-cell office:value-type="float" office:value="2024" calcext:value-type="float">
            <text:p>2024.0</text:p>
          </table:table-cell>
          <table:table-cell table:formula="of:=[.A54]-2050" office:value-type="float" office:value="-26" calcext:value-type="float">
            <text:p>-26.00</text:p>
          </table:table-cell>
          <table:table-cell table:style-name="ce10" office:value-type="float" office:value="69.73897" calcext:value-type="float">
            <text:p>69.7389700</text:p>
          </table:table-cell>
          <table:table-cell table:style-name="ce10" office:value-type="float" office:value="0.054416683" calcext:value-type="float">
            <text:p>0.0544167</text:p>
          </table:table-cell>
          <table:table-cell table:style-name="ce10" office:value-type="float" office:value="-0.004973593" calcext:value-type="float">
            <text:p>-0.0049736</text:p>
          </table:table-cell>
          <table:table-cell table:number-columns-repeated="3"/>
          <table:table-cell table:style-name="ce15" table:formula="of:=0.0000845393581*[.B54]^3+0.0043752543904*[.B54]^2+0.2370698871072*[.B54]+74.4244159660856" office:value-type="float" office:value="69.7324071112432" calcext:value-type="float">
            <text:p>69.732407</text:p>
          </table:table-cell>
          <table:table-cell table:style-name="ce28" table:formula="of:=[.I54]+[.D54]+[.E54]" office:value-type="float" office:value="69.7818502012432" calcext:value-type="float">
            <text:p>69.781850</text:p>
          </table:table-cell>
          <table:table-cell table:style-name="ce22" table:formula="of:=[.I54]+[.D54]" office:value-type="float" office:value="69.7868237942432" calcext:value-type="float">
            <text:p>69.7868238</text:p>
          </table:table-cell>
          <table:table-cell table:style-name="ce30" table:formula="of:=0.0000845393581*[.A54]^3-0.5155417977927*[.A54]^2+1048.12848386206*[.A54]-710341.544331964" office:value-type="float" office:value="69.8877968975576" calcext:value-type="float">
            <text:p>69.8877969</text:p>
          </table:table-cell>
          <table:table-cell table:number-columns-repeated="1012"/>
        </table:table-row>
        <table:table-row table:style-name="ro1">
          <table:table-cell office:value-type="float" office:value="2025" calcext:value-type="float">
            <text:p>2025.0</text:p>
          </table:table-cell>
          <table:table-cell table:formula="of:=[.A55]-2050" office:value-type="float" office:value="-25" calcext:value-type="float">
            <text:p>-25.00</text:p>
          </table:table-cell>
          <table:table-cell table:style-name="ce10" office:value-type="float" office:value="69.90505" calcext:value-type="float">
            <text:p>69.9050500</text:p>
          </table:table-cell>
          <table:table-cell table:style-name="ce10" office:value-type="float" office:value="0.000912721" calcext:value-type="float">
            <text:p>0.0009127</text:p>
          </table:table-cell>
          <table:table-cell table:style-name="ce10" office:value-type="float" office:value="-0.004845124" calcext:value-type="float">
            <text:p>-0.0048451</text:p>
          </table:table-cell>
          <table:table-cell table:number-columns-repeated="3"/>
          <table:table-cell table:style-name="ce15" table:formula="of:=0.0000845393581*[.B55]^3+0.0043752543904*[.B55]^2+0.2370698871072*[.B55]+74.4244159660856" office:value-type="float" office:value="69.9112753120931" calcext:value-type="float">
            <text:p>69.911275</text:p>
          </table:table-cell>
          <table:table-cell table:style-name="ce28" table:formula="of:=[.I55]+[.D55]+[.E55]" office:value-type="float" office:value="69.9073429090931" calcext:value-type="float">
            <text:p>69.907343</text:p>
          </table:table-cell>
          <table:table-cell table:style-name="ce22" table:formula="of:=[.I55]+[.D55]" office:value-type="float" office:value="69.9121880330931" calcext:value-type="float">
            <text:p>69.9121880</text:p>
          </table:table-cell>
          <table:table-cell table:style-name="ce30" table:formula="of:=0.0000845393581*[.A55]^3-0.5155417977927*[.A55]^2+1048.12848386206*[.A55]-710341.544331964" office:value-type="float" office:value="70.0666653617518" calcext:value-type="float">
            <text:p>70.0666654</text:p>
          </table:table-cell>
          <table:table-cell table:number-columns-repeated="1012"/>
        </table:table-row>
        <table:table-row table:style-name="ro1">
          <table:table-cell office:value-type="float" office:value="2026" calcext:value-type="float">
            <text:p>2026.0</text:p>
          </table:table-cell>
          <table:table-cell table:formula="of:=[.A56]-2050" office:value-type="float" office:value="-24" calcext:value-type="float">
            <text:p>-24.00</text:p>
          </table:table-cell>
          <table:table-cell table:style-name="ce10" office:value-type="float" office:value="70.13192" calcext:value-type="float">
            <text:p>70.1319200</text:p>
          </table:table-cell>
          <table:table-cell table:style-name="ce10" office:value-type="float" office:value="-0.050209863" calcext:value-type="float">
            <text:p>-0.0502099</text:p>
          </table:table-cell>
          <table:table-cell table:style-name="ce10" office:value-type="float" office:value="-0.004885893" calcext:value-type="float">
            <text:p>-0.0048859</text:p>
          </table:table-cell>
          <table:table-cell table:number-columns-repeated="3"/>
          <table:table-cell table:style-name="ce15" table:formula="of:=0.0000845393581*[.B56]^3+0.0043752543904*[.B56]^2+0.2370698871072*[.B56]+74.4244159660856" office:value-type="float" office:value="70.0862131180088" calcext:value-type="float">
            <text:p>70.086213</text:p>
          </table:table-cell>
          <table:table-cell table:style-name="ce28" table:formula="of:=[.I56]+[.D56]+[.E56]" office:value-type="float" office:value="70.0311173620088" calcext:value-type="float">
            <text:p>70.031117</text:p>
          </table:table-cell>
          <table:table-cell table:style-name="ce22" table:formula="of:=[.I56]+[.D56]" office:value-type="float" office:value="70.0360032550088" calcext:value-type="float">
            <text:p>70.0360033</text:p>
          </table:table-cell>
          <table:table-cell table:style-name="ce30" table:formula="of:=0.0000845393581*[.A56]^3-0.5155417977927*[.A56]^2+1048.12848386206*[.A56]-710341.544331964" office:value-type="float" office:value="70.241603431874" calcext:value-type="float">
            <text:p>70.2416034</text:p>
          </table:table-cell>
          <table:table-cell table:number-columns-repeated="1012"/>
        </table:table-row>
        <table:table-row table:style-name="ro1">
          <table:table-cell office:value-type="float" office:value="2027" calcext:value-type="float">
            <text:p>2027.0</text:p>
          </table:table-cell>
          <table:table-cell table:formula="of:=[.A57]-2050" office:value-type="float" office:value="-23" calcext:value-type="float">
            <text:p>-23.00</text:p>
          </table:table-cell>
          <table:table-cell table:style-name="ce10" office:value-type="float" office:value="70.41936" calcext:value-type="float">
            <text:p>70.4193600</text:p>
          </table:table-cell>
          <table:table-cell table:style-name="ce10" office:value-type="float" office:value="-0.096823589" calcext:value-type="float">
            <text:p>-0.0968236</text:p>
          </table:table-cell>
          <table:table-cell table:style-name="ce10" office:value-type="float" office:value="-0.004926934" calcext:value-type="float">
            <text:p>-0.0049269</text:p>
          </table:table-cell>
          <table:table-cell table:number-columns-repeated="3"/>
          <table:table-cell table:style-name="ce15" table:formula="of:=0.0000845393581*[.B57]^3+0.0043752543904*[.B57]^2+0.2370698871072*[.B57]+74.4244159660856" office:value-type="float" office:value="70.2577277651389" calcext:value-type="float">
            <text:p>70.257728</text:p>
          </table:table-cell>
          <table:table-cell table:style-name="ce28" table:formula="of:=[.I57]+[.D57]+[.E57]" office:value-type="float" office:value="70.1559772421389" calcext:value-type="float">
            <text:p>70.155977</text:p>
          </table:table-cell>
          <table:table-cell table:style-name="ce22" table:formula="of:=[.I57]+[.D57]" office:value-type="float" office:value="70.1609041761389" calcext:value-type="float">
            <text:p>70.1609042</text:p>
          </table:table-cell>
          <table:table-cell table:style-name="ce30" table:formula="of:=0.0000845393581*[.A57]^3-0.5155417977927*[.A57]^2+1048.12848386206*[.A57]-710341.544331964" office:value-type="float" office:value="70.4131183439167" calcext:value-type="float">
            <text:p>70.4131183</text:p>
          </table:table-cell>
          <table:table-cell table:number-columns-repeated="1012"/>
        </table:table-row>
        <table:table-row table:style-name="ro1">
          <table:table-cell office:value-type="float" office:value="2028" calcext:value-type="float">
            <text:p>2028.0</text:p>
          </table:table-cell>
          <table:table-cell table:formula="of:=[.A58]-2050" office:value-type="float" office:value="-22" calcext:value-type="float">
            <text:p>-22.00</text:p>
          </table:table-cell>
          <table:table-cell table:style-name="ce10" office:value-type="float" office:value="70.76661" calcext:value-type="float">
            <text:p>70.7666100</text:p>
          </table:table-cell>
          <table:table-cell table:style-name="ce10" office:value-type="float" office:value="-0.13673094" calcext:value-type="float">
            <text:p>-0.1367309</text:p>
          </table:table-cell>
          <table:table-cell table:style-name="ce10" office:value-type="float" office:value="-0.00496825" calcext:value-type="float">
            <text:p>-0.0049683</text:p>
          </table:table-cell>
          <table:table-cell table:number-columns-repeated="3"/>
          <table:table-cell table:style-name="ce15" table:formula="of:=0.0000845393581*[.B58]^3+0.0043752543904*[.B58]^2+0.2370698871072*[.B58]+74.4244159660856" office:value-type="float" office:value="70.426326489632" calcext:value-type="float">
            <text:p>70.426326</text:p>
          </table:table-cell>
          <table:table-cell table:style-name="ce28" table:formula="of:=[.I58]+[.D58]+[.E58]" office:value-type="float" office:value="70.284627299632" calcext:value-type="float">
            <text:p>70.284627</text:p>
          </table:table-cell>
          <table:table-cell table:style-name="ce22" table:formula="of:=[.I58]+[.D58]" office:value-type="float" office:value="70.289595549632" calcext:value-type="float">
            <text:p>70.2895955</text:p>
          </table:table-cell>
          <table:table-cell table:style-name="ce30" table:formula="of:=0.0000845393581*[.A58]^3-0.5155417977927*[.A58]^2+1048.12848386206*[.A58]-710341.544331964" office:value-type="float" office:value="70.5817173334071" calcext:value-type="float">
            <text:p>70.5817173</text:p>
          </table:table-cell>
          <table:table-cell table:number-columns-repeated="1012"/>
        </table:table-row>
        <table:table-row table:style-name="ro1">
          <table:table-cell office:value-type="float" office:value="2029" calcext:value-type="float">
            <text:p>2029.0</text:p>
          </table:table-cell>
          <table:table-cell table:formula="of:=[.A59]-2050" office:value-type="float" office:value="-21" calcext:value-type="float">
            <text:p>-21.00</text:p>
          </table:table-cell>
          <table:table-cell table:style-name="ce10" office:value-type="float" office:value="71.17429" calcext:value-type="float">
            <text:p>71.1742900</text:p>
          </table:table-cell>
          <table:table-cell table:style-name="ce10" office:value-type="float" office:value="-0.159646307" calcext:value-type="float">
            <text:p>-0.1596463</text:p>
          </table:table-cell>
          <table:table-cell table:style-name="ce10" office:value-type="float" office:value="-0.004839891" calcext:value-type="float">
            <text:p>-0.0048399</text:p>
          </table:table-cell>
          <table:table-cell table:number-columns-repeated="3"/>
          <table:table-cell table:style-name="ce15" table:formula="of:=0.0000845393581*[.B59]^3+0.0043752543904*[.B59]^2+0.2370698871072*[.B59]+74.4244159660856" office:value-type="float" office:value="70.5925165276367" calcext:value-type="float">
            <text:p>70.592517</text:p>
          </table:table-cell>
          <table:table-cell table:style-name="ce28" table:formula="of:=[.I59]+[.D59]+[.E59]" office:value-type="float" office:value="70.4280303296367" calcext:value-type="float">
            <text:p>70.428030</text:p>
          </table:table-cell>
          <table:table-cell table:style-name="ce22" table:formula="of:=[.I59]+[.D59]" office:value-type="float" office:value="70.4328702206367" calcext:value-type="float">
            <text:p>70.4328702</text:p>
          </table:table-cell>
          <table:table-cell table:style-name="ce30" table:formula="of:=0.0000845393581*[.A59]^3-0.5155417977927*[.A59]^2+1048.12848386206*[.A59]-710341.544331964" office:value-type="float" office:value="70.7479076363379" calcext:value-type="float">
            <text:p>70.7479076</text:p>
          </table:table-cell>
          <table:table-cell table:number-columns-repeated="1012"/>
        </table:table-row>
        <table:table-row table:style-name="ro1">
          <table:table-cell office:value-type="float" office:value="2030" calcext:value-type="float">
            <text:p>2030.0</text:p>
          </table:table-cell>
          <table:table-cell table:formula="of:=[.A60]-2050" office:value-type="float" office:value="-20" calcext:value-type="float">
            <text:p>-20.00</text:p>
          </table:table-cell>
          <table:table-cell table:style-name="ce10" office:value-type="float" office:value="71.6391" calcext:value-type="float">
            <text:p>71.6391000</text:p>
          </table:table-cell>
          <table:table-cell table:style-name="ce10" office:value-type="float" office:value="-0.162434178" calcext:value-type="float">
            <text:p>-0.1624342</text:p>
          </table:table-cell>
          <table:table-cell table:style-name="ce10" office:value-type="float" office:value="-0.004880625" calcext:value-type="float">
            <text:p>-0.0048806</text:p>
          </table:table-cell>
          <table:table-cell table:number-columns-repeated="3"/>
          <table:table-cell table:style-name="ce15" table:formula="of:=0.0000845393581*[.B60]^3+0.0043752543904*[.B60]^2+0.2370698871072*[.B60]+74.4244159660856" office:value-type="float" office:value="70.7568051153016" calcext:value-type="float">
            <text:p>70.756805</text:p>
          </table:table-cell>
          <table:table-cell table:style-name="ce28" table:formula="of:=[.I60]+[.D60]+[.E60]" office:value-type="float" office:value="70.5894903123016" calcext:value-type="float">
            <text:p>70.589490</text:p>
          </table:table-cell>
          <table:table-cell table:style-name="ce22" table:formula="of:=[.I60]+[.D60]" office:value-type="float" office:value="70.5943709373016" calcext:value-type="float">
            <text:p>70.5943709</text:p>
          </table:table-cell>
          <table:table-cell table:style-name="ce30" table:formula="of:=0.0000845393581*[.A60]^3-0.5155417977927*[.A60]^2+1048.12848386206*[.A60]-710341.544331964" office:value-type="float" office:value="70.9121964887017" calcext:value-type="float">
            <text:p>70.9121965</text:p>
          </table:table-cell>
          <table:table-cell table:number-columns-repeated="1012"/>
        </table:table-row>
        <table:table-row table:style-name="ro1">
          <table:table-cell office:value-type="float" office:value="2031" calcext:value-type="float">
            <text:p>2031.0</text:p>
          </table:table-cell>
          <table:table-cell table:formula="of:=[.A61]-2050" office:value-type="float" office:value="-19" calcext:value-type="float">
            <text:p>-19.00</text:p>
          </table:table-cell>
          <table:table-cell table:style-name="ce10" office:value-type="float" office:value="72.1614" calcext:value-type="float">
            <text:p>72.1614000</text:p>
          </table:table-cell>
          <table:table-cell table:style-name="ce10" office:value-type="float" office:value="-0.147910553" calcext:value-type="float">
            <text:p>-0.1479106</text:p>
          </table:table-cell>
          <table:table-cell table:style-name="ce10" office:value-type="float" office:value="-0.004921631" calcext:value-type="float">
            <text:p>-0.0049216</text:p>
          </table:table-cell>
          <table:table-cell table:number-columns-repeated="3"/>
          <table:table-cell table:style-name="ce15" table:formula="of:=0.0000845393581*[.B61]^3+0.0043752543904*[.B61]^2+0.2370698871072*[.B61]+74.4244159660856" office:value-type="float" office:value="70.9196994887753" calcext:value-type="float">
            <text:p>70.919699</text:p>
          </table:table-cell>
          <table:table-cell table:style-name="ce28" table:formula="of:=[.I61]+[.D61]+[.E61]" office:value-type="float" office:value="70.7668673047753" calcext:value-type="float">
            <text:p>70.766867</text:p>
          </table:table-cell>
          <table:table-cell table:style-name="ce22" table:formula="of:=[.I61]+[.D61]" office:value-type="float" office:value="70.7717889357753" calcext:value-type="float">
            <text:p>70.7717889</text:p>
          </table:table-cell>
          <table:table-cell table:style-name="ce30" table:formula="of:=0.0000845393581*[.A61]^3-0.5155417977927*[.A61]^2+1048.12848386206*[.A61]-710341.544331964" office:value-type="float" office:value="71.0750911278883" calcext:value-type="float">
            <text:p>71.0750911</text:p>
          </table:table-cell>
          <table:table-cell table:number-columns-repeated="1012"/>
        </table:table-row>
        <table:table-row table:style-name="ro1">
          <table:table-cell office:value-type="float" office:value="2032" calcext:value-type="float">
            <text:p>2032.0</text:p>
          </table:table-cell>
          <table:table-cell table:formula="of:=[.A62]-2050" office:value-type="float" office:value="-18" calcext:value-type="float">
            <text:p>-18.00</text:p>
          </table:table-cell>
          <table:table-cell table:style-name="ce10" office:value-type="float" office:value="72.7406" calcext:value-type="float">
            <text:p>72.7406000</text:p>
          </table:table-cell>
          <table:table-cell table:style-name="ce10" office:value-type="float" office:value="-0.120060935" calcext:value-type="float">
            <text:p>-0.1200609</text:p>
          </table:table-cell>
          <table:table-cell table:style-name="ce10" office:value-type="float" office:value="-0.004962911" calcext:value-type="float">
            <text:p>-0.0049629</text:p>
          </table:table-cell>
          <table:table-cell table:number-columns-repeated="3"/>
          <table:table-cell table:style-name="ce15" table:formula="of:=0.0000845393581*[.B62]^3+0.0043752543904*[.B62]^2+0.2370698871072*[.B62]+74.4244159660856" office:value-type="float" office:value="71.0817068842064" calcext:value-type="float">
            <text:p>71.081707</text:p>
          </table:table-cell>
          <table:table-cell table:style-name="ce28" table:formula="of:=[.I62]+[.D62]+[.E62]" office:value-type="float" office:value="70.9566830382064" calcext:value-type="float">
            <text:p>70.956683</text:p>
          </table:table-cell>
          <table:table-cell table:style-name="ce22" table:formula="of:=[.I62]+[.D62]" office:value-type="float" office:value="70.9616459492064" calcext:value-type="float">
            <text:p>70.9616459</text:p>
          </table:table-cell>
          <table:table-cell table:style-name="ce30" table:formula="of:=0.0000845393581*[.A62]^3-0.5155417977927*[.A62]^2+1048.12848386206*[.A62]-710341.544331964" office:value-type="float" office:value="71.237098788959" calcext:value-type="float">
            <text:p>71.2370988</text:p>
          </table:table-cell>
          <table:table-cell table:number-columns-repeated="1012"/>
        </table:table-row>
        <table:table-row table:style-name="ro1">
          <table:table-cell office:value-type="float" office:value="2033" calcext:value-type="float">
            <text:p>2033.0</text:p>
          </table:table-cell>
          <table:table-cell table:formula="of:=[.A63]-2050" office:value-type="float" office:value="-17" calcext:value-type="float">
            <text:p>-17.00</text:p>
          </table:table-cell>
          <table:table-cell table:style-name="ce10" office:value-type="float" office:value="73.3778" calcext:value-type="float">
            <text:p>73.3778000</text:p>
          </table:table-cell>
          <table:table-cell table:style-name="ce10" office:value-type="float" office:value="-0.076357031" calcext:value-type="float">
            <text:p>-0.0763570</text:p>
          </table:table-cell>
          <table:table-cell table:style-name="ce10" office:value-type="float" office:value="-0.004834663" calcext:value-type="float">
            <text:p>-0.0048347</text:p>
          </table:table-cell>
          <table:table-cell table:number-columns-repeated="3"/>
          <table:table-cell table:style-name="ce15" table:formula="of:=0.0000845393581*[.B63]^3+0.0043752543904*[.B63]^2+0.2370698871072*[.B63]+74.4244159660856" office:value-type="float" office:value="71.2433345377435" calcext:value-type="float">
            <text:p>71.243335</text:p>
          </table:table-cell>
          <table:table-cell table:style-name="ce28" table:formula="of:=[.I63]+[.D63]+[.E63]" office:value-type="float" office:value="71.1621428437435" calcext:value-type="float">
            <text:p>71.162143</text:p>
          </table:table-cell>
          <table:table-cell table:style-name="ce22" table:formula="of:=[.I63]+[.D63]" office:value-type="float" office:value="71.1669775067435" calcext:value-type="float">
            <text:p>71.1669775</text:p>
          </table:table-cell>
          <table:table-cell table:style-name="ce30" table:formula="of:=0.0000845393581*[.A63]^3-0.5155417977927*[.A63]^2+1048.12848386206*[.A63]-710341.544331964" office:value-type="float" office:value="71.3987267083721" calcext:value-type="float">
            <text:p>71.3987267</text:p>
          </table:table-cell>
          <table:table-cell table:number-columns-repeated="1012"/>
        </table:table-row>
        <table:table-row table:style-name="ro1">
          <table:table-cell office:value-type="float" office:value="2034" calcext:value-type="float">
            <text:p>2034.0</text:p>
          </table:table-cell>
          <table:table-cell table:formula="of:=[.A64]-2050" office:value-type="float" office:value="-16" calcext:value-type="float">
            <text:p>-16.00</text:p>
          </table:table-cell>
          <table:table-cell table:style-name="ce10" office:value-type="float" office:value="74.0684" calcext:value-type="float">
            <text:p>74.0684000</text:p>
          </table:table-cell>
          <table:table-cell table:style-name="ce10" office:value-type="float" office:value="-0.022332091" calcext:value-type="float">
            <text:p>-0.0223321</text:p>
          </table:table-cell>
          <table:table-cell table:style-name="ce10" office:value-type="float" office:value="-0.004875362" calcext:value-type="float">
            <text:p>-0.0048754</text:p>
          </table:table-cell>
          <table:table-cell table:number-columns-repeated="3"/>
          <table:table-cell table:style-name="ce15" table:formula="of:=0.0000845393581*[.B64]^3+0.0043752543904*[.B64]^2+0.2370698871072*[.B64]+74.4244159660856" office:value-type="float" office:value="71.4050896855352" calcext:value-type="float">
            <text:p>71.405090</text:p>
          </table:table-cell>
          <table:table-cell table:style-name="ce28" table:formula="of:=[.I64]+[.D64]+[.E64]" office:value-type="float" office:value="71.3778822325352" calcext:value-type="float">
            <text:p>71.377882</text:p>
          </table:table-cell>
          <table:table-cell table:style-name="ce22" table:formula="of:=[.I64]+[.D64]" office:value-type="float" office:value="71.3827575945352" calcext:value-type="float">
            <text:p>71.3827576</text:p>
          </table:table-cell>
          <table:table-cell table:style-name="ce30" table:formula="of:=0.0000845393581*[.A64]^3-0.5155417977927*[.A64]^2+1048.12848386206*[.A64]-710341.544331964" office:value-type="float" office:value="71.5604821230518" calcext:value-type="float">
            <text:p>71.5604821</text:p>
          </table:table-cell>
          <table:table-cell table:number-columns-repeated="1012"/>
        </table:table-row>
        <table:table-row table:style-name="ro1">
          <table:table-cell office:value-type="float" office:value="2035" calcext:value-type="float">
            <text:p>2035.0</text:p>
          </table:table-cell>
          <table:table-cell table:formula="of:=[.A65]-2050" office:value-type="float" office:value="-15" calcext:value-type="float">
            <text:p>-15.00</text:p>
          </table:table-cell>
          <table:table-cell table:style-name="ce10" office:value-type="float" office:value="74.8136" calcext:value-type="float">
            <text:p>74.8136000</text:p>
          </table:table-cell>
          <table:table-cell table:style-name="ce10" office:value-type="float" office:value="0.032902839" calcext:value-type="float">
            <text:p>0.0329028</text:p>
          </table:table-cell>
          <table:table-cell table:style-name="ce10" office:value-type="float" office:value="-0.004916332" calcext:value-type="float">
            <text:p>-0.0049163</text:p>
          </table:table-cell>
          <table:table-cell table:number-columns-repeated="3"/>
          <table:table-cell table:style-name="ce15" table:formula="of:=0.0000845393581*[.B65]^3+0.0043752543904*[.B65]^2+0.2370698871072*[.B65]+74.4244159660856" office:value-type="float" office:value="71.5674795637301" calcext:value-type="float">
            <text:p>71.567480</text:p>
          </table:table-cell>
          <table:table-cell table:style-name="ce28" table:formula="of:=[.I65]+[.D65]+[.E65]" office:value-type="float" office:value="71.5954660707301" calcext:value-type="float">
            <text:p>71.595466</text:p>
          </table:table-cell>
          <table:table-cell table:style-name="ce22" table:formula="of:=[.I65]+[.D65]" office:value-type="float" office:value="71.6003824027301" calcext:value-type="float">
            <text:p>71.6003824</text:p>
          </table:table-cell>
          <table:table-cell table:style-name="ce30" table:formula="of:=0.0000845393581*[.A65]^3-0.5155417977927*[.A65]^2+1048.12848386206*[.A65]-710341.544331964" office:value-type="float" office:value="71.7228722675936" calcext:value-type="float">
            <text:p>71.7228723</text:p>
          </table:table-cell>
          <table:table-cell table:number-columns-repeated="1012"/>
        </table:table-row>
        <table:table-row table:style-name="ro1">
          <table:table-cell office:value-type="float" office:value="2036" calcext:value-type="float">
            <text:p>2036.0</text:p>
          </table:table-cell>
          <table:table-cell table:formula="of:=[.A66]-2050" office:value-type="float" office:value="-14" calcext:value-type="float">
            <text:p>-14.00</text:p>
          </table:table-cell>
          <table:table-cell table:style-name="ce10" office:value-type="float" office:value="75.6126" calcext:value-type="float">
            <text:p>75.6126000</text:p>
          </table:table-cell>
          <table:table-cell table:style-name="ce10" office:value-type="float" office:value="0.08186158" calcext:value-type="float">
            <text:p>0.0818616</text:p>
          </table:table-cell>
          <table:table-cell table:style-name="ce10" office:value-type="float" office:value="-0.004957577" calcext:value-type="float">
            <text:p>-0.0049576</text:p>
          </table:table-cell>
          <table:table-cell table:number-columns-repeated="3"/>
          <table:table-cell table:style-name="ce15" table:formula="of:=0.0000845393581*[.B66]^3+0.0043752543904*[.B66]^2+0.2370698871072*[.B66]+74.4244159660856" office:value-type="float" office:value="71.7310114084768" calcext:value-type="float">
            <text:p>71.731011</text:p>
          </table:table-cell>
          <table:table-cell table:style-name="ce28" table:formula="of:=[.I66]+[.D66]+[.E66]" office:value-type="float" office:value="71.8079154114768" calcext:value-type="float">
            <text:p>71.807915</text:p>
          </table:table-cell>
          <table:table-cell table:style-name="ce22" table:formula="of:=[.I66]+[.D66]" office:value-type="float" office:value="71.8128729884768" calcext:value-type="float">
            <text:p>71.8128730</text:p>
          </table:table-cell>
          <table:table-cell table:style-name="ce30" table:formula="of:=0.0000845393581*[.A66]^3-0.5155417977927*[.A66]^2+1048.12848386206*[.A66]-710341.544331964" office:value-type="float" office:value="71.8864043789217" calcext:value-type="float">
            <text:p>71.8864044</text:p>
          </table:table-cell>
          <table:table-cell table:number-columns-repeated="1012"/>
        </table:table-row>
        <table:table-row table:style-name="ro1">
          <table:table-cell office:value-type="float" office:value="2037" calcext:value-type="float">
            <text:p>2037.0</text:p>
          </table:table-cell>
          <table:table-cell table:formula="of:=[.A67]-2050" office:value-type="float" office:value="-13" calcext:value-type="float">
            <text:p>-13.00</text:p>
          </table:table-cell>
          <table:table-cell table:style-name="ce10" office:value-type="float" office:value="76.4671" calcext:value-type="float">
            <text:p>76.4671000</text:p>
          </table:table-cell>
          <table:table-cell table:style-name="ce10" office:value-type="float" office:value="0.123312362" calcext:value-type="float">
            <text:p>0.1233124</text:p>
          </table:table-cell>
          <table:table-cell table:style-name="ce10" office:value-type="float" office:value="-0.004829439" calcext:value-type="float">
            <text:p>-0.0048294</text:p>
          </table:table-cell>
          <table:table-cell table:number-columns-repeated="3"/>
          <table:table-cell table:style-name="ce15" table:formula="of:=0.0000845393581*[.B67]^3+0.0043752543904*[.B67]^2+0.2370698871072*[.B67]+74.4244159660856" office:value-type="float" office:value="71.8961924559239" calcext:value-type="float">
            <text:p>71.896192</text:p>
          </table:table-cell>
          <table:table-cell table:style-name="ce28" table:formula="of:=[.I67]+[.D67]+[.E67]" office:value-type="float" office:value="72.0146753789239" calcext:value-type="float">
            <text:p>72.014675</text:p>
          </table:table-cell>
          <table:table-cell table:style-name="ce22" table:formula="of:=[.I67]+[.D67]" office:value-type="float" office:value="72.0195048179239" calcext:value-type="float">
            <text:p>72.0195048</text:p>
          </table:table-cell>
          <table:table-cell table:style-name="ce30" table:formula="of:=0.0000845393581*[.A67]^3-0.5155417977927*[.A67]^2+1048.12848386206*[.A67]-710341.544331964" office:value-type="float" office:value="72.0515856934944" calcext:value-type="float">
            <text:p>72.0515857</text:p>
          </table:table-cell>
          <table:table-cell table:number-columns-repeated="1012"/>
        </table:table-row>
        <table:table-row table:style-name="ro1">
          <table:table-cell office:value-type="float" office:value="2038" calcext:value-type="float">
            <text:p>2038.0</text:p>
          </table:table-cell>
          <table:table-cell table:formula="of:=[.A68]-2050" office:value-type="float" office:value="-12" calcext:value-type="float">
            <text:p>-12.00</text:p>
          </table:table-cell>
          <table:table-cell table:style-name="ce10" office:value-type="float" office:value="77.3716" calcext:value-type="float">
            <text:p>77.3716000</text:p>
          </table:table-cell>
          <table:table-cell table:style-name="ce10" office:value-type="float" office:value="0.151441577" calcext:value-type="float">
            <text:p>0.1514416</text:p>
          </table:table-cell>
          <table:table-cell table:style-name="ce10" office:value-type="float" office:value="-0.004870103" calcext:value-type="float">
            <text:p>-0.0048701</text:p>
          </table:table-cell>
          <table:table-cell table:number-columns-repeated="3"/>
          <table:table-cell table:style-name="ce15" table:formula="of:=0.0000845393581*[.B68]^3+0.0043752543904*[.B68]^2+0.2370698871072*[.B68]+74.4244159660856" office:value-type="float" office:value="72.06352994222" calcext:value-type="float">
            <text:p>72.063530</text:p>
          </table:table-cell>
          <table:table-cell table:style-name="ce28" table:formula="of:=[.I68]+[.D68]+[.E68]" office:value-type="float" office:value="72.21010141622" calcext:value-type="float">
            <text:p>72.210101</text:p>
          </table:table-cell>
          <table:table-cell table:style-name="ce22" table:formula="of:=[.I68]+[.D68]" office:value-type="float" office:value="72.21497151922" calcext:value-type="float">
            <text:p>72.2149715</text:p>
          </table:table-cell>
          <table:table-cell table:style-name="ce30" table:formula="of:=0.0000845393581*[.A68]^3-0.5155417977927*[.A68]^2+1048.12848386206*[.A68]-710341.544331964" office:value-type="float" office:value="72.2189234468388" calcext:value-type="float">
            <text:p>72.2189234</text:p>
          </table:table-cell>
          <table:table-cell table:number-columns-repeated="1012"/>
        </table:table-row>
        <table:table-row table:style-name="ro1">
          <table:table-cell office:value-type="float" office:value="2039" calcext:value-type="float">
            <text:p>2039.0</text:p>
          </table:table-cell>
          <table:table-cell table:formula="of:=[.A69]-2050" office:value-type="float" office:value="-11" calcext:value-type="float">
            <text:p>-11.00</text:p>
          </table:table-cell>
          <table:table-cell table:style-name="ce10" office:value-type="float" office:value="78.3275" calcext:value-type="float">
            <text:p>78.3275000</text:p>
          </table:table-cell>
          <table:table-cell table:style-name="ce10" office:value-type="float" office:value="0.160200717" calcext:value-type="float">
            <text:p>0.1602007</text:p>
          </table:table-cell>
          <table:table-cell table:style-name="ce10" office:value-type="float" office:value="-0.004911038" calcext:value-type="float">
            <text:p>-0.0049110</text:p>
          </table:table-cell>
          <table:table-cell table:number-columns-repeated="3"/>
          <table:table-cell table:style-name="ce15" table:formula="of:=0.0000845393581*[.B69]^3+0.0043752543904*[.B69]^2+0.2370698871072*[.B69]+74.4244159660856" office:value-type="float" office:value="72.2335311035137" calcext:value-type="float">
            <text:p>72.233531</text:p>
          </table:table-cell>
          <table:table-cell table:style-name="ce28" table:formula="of:=[.I69]+[.D69]+[.E69]" office:value-type="float" office:value="72.3888207825137" calcext:value-type="float">
            <text:p>72.388821</text:p>
          </table:table-cell>
          <table:table-cell table:style-name="ce22" table:formula="of:=[.I69]+[.D69]" office:value-type="float" office:value="72.3937318205137" calcext:value-type="float">
            <text:p>72.3937318</text:p>
          </table:table-cell>
          <table:table-cell table:style-name="ce30" table:formula="of:=0.0000845393581*[.A69]^3-0.5155417977927*[.A69]^2+1048.12848386206*[.A69]-710341.544331964" office:value-type="float" office:value="72.3889248761116" calcext:value-type="float">
            <text:p>72.3889249</text:p>
          </table:table-cell>
          <table:table-cell table:number-columns-repeated="1012"/>
        </table:table-row>
        <table:table-row table:style-name="ro1">
          <table:table-cell office:value-type="float" office:value="2040" calcext:value-type="float">
            <text:p>2040.0</text:p>
          </table:table-cell>
          <table:table-cell table:formula="of:=[.A70]-2050" office:value-type="float" office:value="-10" calcext:value-type="float">
            <text:p>-10.00</text:p>
          </table:table-cell>
          <table:table-cell table:style-name="ce10" office:value-type="float" office:value="79.3342" calcext:value-type="float">
            <text:p>79.3342000</text:p>
          </table:table-cell>
          <table:table-cell table:style-name="ce10" office:value-type="float" office:value="0.150095062" calcext:value-type="float">
            <text:p>0.1500951</text:p>
          </table:table-cell>
          <table:table-cell table:style-name="ce10" office:value-type="float" office:value="-0.004952248" calcext:value-type="float">
            <text:p>-0.0049522</text:p>
          </table:table-cell>
          <table:table-cell table:number-columns-repeated="3"/>
          <table:table-cell table:style-name="ce15" table:formula="of:=0.0000845393581*[.B70]^3+0.0043752543904*[.B70]^2+0.2370698871072*[.B70]+74.4244159660856" office:value-type="float" office:value="72.4067031759536" calcext:value-type="float">
            <text:p>72.406703</text:p>
          </table:table-cell>
          <table:table-cell table:style-name="ce28" table:formula="of:=[.I70]+[.D70]+[.E70]" office:value-type="float" office:value="72.5518459899536" calcext:value-type="float">
            <text:p>72.551846</text:p>
          </table:table-cell>
          <table:table-cell table:style-name="ce22" table:formula="of:=[.I70]+[.D70]" office:value-type="float" office:value="72.5567982379536" calcext:value-type="float">
            <text:p>72.5567982</text:p>
          </table:table-cell>
          <table:table-cell table:style-name="ce30" table:formula="of:=0.0000845393581*[.A70]^3-0.5155417977927*[.A70]^2+1048.12848386206*[.A70]-710341.544331964" office:value-type="float" office:value="72.5620972166071" calcext:value-type="float">
            <text:p>72.5620972</text:p>
          </table:table-cell>
          <table:table-cell table:number-columns-repeated="1012"/>
        </table:table-row>
        <table:table-row table:style-name="ro1">
          <table:table-cell office:value-type="float" office:value="2041" calcext:value-type="float">
            <text:p>2041.0</text:p>
          </table:table-cell>
          <table:table-cell table:formula="of:=[.A71]-2050" office:value-type="float" office:value="-9" calcext:value-type="float">
            <text:p>-9.00</text:p>
          </table:table-cell>
          <table:table-cell table:style-name="ce10" office:value-type="float" office:value="80.3941" calcext:value-type="float">
            <text:p>80.3941000</text:p>
          </table:table-cell>
          <table:table-cell table:style-name="ce10" office:value-type="float" office:value="0.124806102" calcext:value-type="float">
            <text:p>0.1248061</text:p>
          </table:table-cell>
          <table:table-cell table:style-name="ce10" office:value-type="float" office:value="-0.00482422" calcext:value-type="float">
            <text:p>-0.0048242</text:p>
          </table:table-cell>
          <table:table-cell table:number-columns-repeated="3"/>
          <table:table-cell table:style-name="ce15" table:formula="of:=0.0000845393581*[.B71]^3+0.0043752543904*[.B71]^2+0.2370698871072*[.B71]+74.4244159660856" office:value-type="float" office:value="72.5835533956883" calcext:value-type="float">
            <text:p>72.583553</text:p>
          </table:table-cell>
          <table:table-cell table:style-name="ce28" table:formula="of:=[.I71]+[.D71]+[.E71]" office:value-type="float" office:value="72.7035352776883" calcext:value-type="float">
            <text:p>72.703535</text:p>
          </table:table-cell>
          <table:table-cell table:style-name="ce22" table:formula="of:=[.I71]+[.D71]" office:value-type="float" office:value="72.7083594976883" calcext:value-type="float">
            <text:p>72.7083595</text:p>
          </table:table-cell>
          <table:table-cell table:style-name="ce30" table:formula="of:=0.0000845393581*[.A71]^3-0.5155417977927*[.A71]^2+1048.12848386206*[.A71]-710341.544331964" office:value-type="float" office:value="72.7389477040852" calcext:value-type="float">
            <text:p>72.7389477</text:p>
          </table:table-cell>
          <table:table-cell table:number-columns-repeated="1012"/>
        </table:table-row>
        <table:table-row table:style-name="ro1">
          <table:table-cell office:value-type="float" office:value="2042" calcext:value-type="float">
            <text:p>2042.0</text:p>
          </table:table-cell>
          <table:table-cell table:formula="of:=[.A72]-2050" office:value-type="float" office:value="-8" calcext:value-type="float">
            <text:p>-8.00</text:p>
          </table:table-cell>
          <table:table-cell table:style-name="ce10" office:value-type="float" office:value="81.5002" calcext:value-type="float">
            <text:p>81.5002000</text:p>
          </table:table-cell>
          <table:table-cell table:style-name="ce10" office:value-type="float" office:value="0.086125419" calcext:value-type="float">
            <text:p>0.0861254</text:p>
          </table:table-cell>
          <table:table-cell table:style-name="ce10" office:value-type="float" office:value="-0.004864849" calcext:value-type="float">
            <text:p>-0.0048648</text:p>
          </table:table-cell>
          <table:table-cell table:number-columns-repeated="3"/>
          <table:table-cell table:style-name="ce15" table:formula="of:=0.0000845393581*[.B72]^3+0.0043752543904*[.B72]^2+0.2370698871072*[.B72]+74.4244159660856" office:value-type="float" office:value="72.7645889988664" calcext:value-type="float">
            <text:p>72.764589</text:p>
          </table:table-cell>
          <table:table-cell table:style-name="ce28" table:formula="of:=[.I72]+[.D72]+[.E72]" office:value-type="float" office:value="72.8458495688664" calcext:value-type="float">
            <text:p>72.845850</text:p>
          </table:table-cell>
          <table:table-cell table:style-name="ce22" table:formula="of:=[.I72]+[.D72]" office:value-type="float" office:value="72.8507144178664" calcext:value-type="float">
            <text:p>72.8507144</text:p>
          </table:table-cell>
          <table:table-cell table:style-name="ce30" table:formula="of:=0.0000845393581*[.A72]^3-0.5155417977927*[.A72]^2+1048.12848386206*[.A72]-710341.544331964" office:value-type="float" office:value="72.9199835757026" calcext:value-type="float">
            <text:p>72.9199836</text:p>
          </table:table-cell>
          <table:table-cell table:number-columns-repeated="1012"/>
        </table:table-row>
        <table:table-row table:style-name="ro1">
          <table:table-cell office:value-type="float" office:value="2043" calcext:value-type="float">
            <text:p>2043.0</text:p>
          </table:table-cell>
          <table:table-cell table:formula="of:=[.A73]-2050" office:value-type="float" office:value="-7" calcext:value-type="float">
            <text:p>-7.00</text:p>
          </table:table-cell>
          <table:table-cell table:style-name="ce10" office:value-type="float" office:value="82.6549" calcext:value-type="float">
            <text:p>82.6549000</text:p>
          </table:table-cell>
          <table:table-cell table:style-name="ce10" office:value-type="float" office:value="0.035163071" calcext:value-type="float">
            <text:p>0.0351631</text:p>
          </table:table-cell>
          <table:table-cell table:style-name="ce10" office:value-type="float" office:value="-0.004905749" calcext:value-type="float">
            <text:p>-0.0049057</text:p>
          </table:table-cell>
          <table:table-cell table:number-columns-repeated="3"/>
          <table:table-cell table:style-name="ce15" table:formula="of:=0.0000845393581*[.B73]^3+0.0043752543904*[.B73]^2+0.2370698871072*[.B73]+74.4244159660856" office:value-type="float" office:value="72.9503172216365" calcext:value-type="float">
            <text:p>72.950317</text:p>
          </table:table-cell>
          <table:table-cell table:style-name="ce28" table:formula="of:=[.I73]+[.D73]+[.E73]" office:value-type="float" office:value="72.9805745436365" calcext:value-type="float">
            <text:p>72.980575</text:p>
          </table:table-cell>
          <table:table-cell table:style-name="ce22" table:formula="of:=[.I73]+[.D73]" office:value-type="float" office:value="72.9854802926365" calcext:value-type="float">
            <text:p>72.9854803</text:p>
          </table:table-cell>
          <table:table-cell table:style-name="ce30" table:formula="of:=0.0000845393581*[.A73]^3-0.5155417977927*[.A73]^2+1048.12848386206*[.A73]-710341.544331964" office:value-type="float" office:value="73.1057120669866" calcext:value-type="float">
            <text:p>73.1057121</text:p>
          </table:table-cell>
          <table:table-cell table:number-columns-repeated="1012"/>
        </table:table-row>
        <table:table-row table:style-name="ro1">
          <table:table-cell office:value-type="float" office:value="2044" calcext:value-type="float">
            <text:p>2044.0</text:p>
          </table:table-cell>
          <table:table-cell table:formula="of:=[.A74]-2050" office:value-type="float" office:value="-6" calcext:value-type="float">
            <text:p>-6.00</text:p>
          </table:table-cell>
          <table:table-cell table:style-name="ce10" office:value-type="float" office:value="83.8573" calcext:value-type="float">
            <text:p>83.8573000</text:p>
          </table:table-cell>
          <table:table-cell table:style-name="ce10" office:value-type="float" office:value="-0.019323228" calcext:value-type="float">
            <text:p>-0.0193232</text:p>
          </table:table-cell>
          <table:table-cell table:style-name="ce10" office:value-type="float" office:value="-0.004946923" calcext:value-type="float">
            <text:p>-0.0049469</text:p>
          </table:table-cell>
          <table:table-cell table:number-columns-repeated="3"/>
          <table:table-cell table:style-name="ce15" table:formula="of:=0.0000845393581*[.B74]^3+0.0043752543904*[.B74]^2+0.2370698871072*[.B74]+74.4244159660856" office:value-type="float" office:value="73.1412453001472" calcext:value-type="float">
            <text:p>73.141245</text:p>
          </table:table-cell>
          <table:table-cell table:style-name="ce28" table:formula="of:=[.I74]+[.D74]+[.E74]" office:value-type="float" office:value="73.1169751491472" calcext:value-type="float">
            <text:p>73.116975</text:p>
          </table:table-cell>
          <table:table-cell table:style-name="ce22" table:formula="of:=[.I74]+[.D74]" office:value-type="float" office:value="73.1219220721472" calcext:value-type="float">
            <text:p>73.1219221</text:p>
          </table:table-cell>
          <table:table-cell table:style-name="ce30" table:formula="of:=0.0000845393581*[.A74]^3-0.5155417977927*[.A74]^2+1048.12848386206*[.A74]-710341.544331964" office:value-type="float" office:value="73.296640414861" calcext:value-type="float">
            <text:p>73.2966404</text:p>
          </table:table-cell>
          <table:table-cell table:number-columns-repeated="1012"/>
        </table:table-row>
        <table:table-row table:style-name="ro1">
          <table:table-cell office:value-type="float" office:value="2045" calcext:value-type="float">
            <text:p>2045.0</text:p>
          </table:table-cell>
          <table:table-cell table:formula="of:=[.A75]-2050" office:value-type="float" office:value="-5" calcext:value-type="float">
            <text:p>-5.00</text:p>
          </table:table-cell>
          <table:table-cell table:style-name="ce10" office:value-type="float" office:value="85.1104" calcext:value-type="float">
            <text:p>85.1104000</text:p>
          </table:table-cell>
          <table:table-cell table:style-name="ce10" office:value-type="float" office:value="-0.070337238" calcext:value-type="float">
            <text:p>-0.0703372</text:p>
          </table:table-cell>
          <table:table-cell table:style-name="ce10" office:value-type="float" office:value="-0.004819005" calcext:value-type="float">
            <text:p>-0.0048190</text:p>
          </table:table-cell>
          <table:table-cell table:number-columns-repeated="3"/>
          <table:table-cell table:style-name="ce15" table:formula="of:=0.0000845393581*[.B75]^3+0.0043752543904*[.B75]^2+0.2370698871072*[.B75]+74.4244159660856" office:value-type="float" office:value="73.3378804705471" calcext:value-type="float">
            <text:p>73.337880</text:p>
          </table:table-cell>
          <table:table-cell table:style-name="ce28" table:formula="of:=[.I75]+[.D75]+[.E75]" office:value-type="float" office:value="73.2627242275471" calcext:value-type="float">
            <text:p>73.262724</text:p>
          </table:table-cell>
          <table:table-cell table:style-name="ce22" table:formula="of:=[.I75]+[.D75]" office:value-type="float" office:value="73.2675432325471" calcext:value-type="float">
            <text:p>73.2675432</text:p>
          </table:table-cell>
          <table:table-cell table:style-name="ce30" table:formula="of:=0.0000845393581*[.A75]^3-0.5155417977927*[.A75]^2+1048.12848386206*[.A75]-710341.544331964" office:value-type="float" office:value="73.4932758543873" calcext:value-type="float">
            <text:p>73.4932759</text:p>
          </table:table-cell>
          <table:table-cell table:number-columns-repeated="1012"/>
        </table:table-row>
        <table:table-row table:style-name="ro1">
          <table:table-cell office:value-type="float" office:value="2046" calcext:value-type="float">
            <text:p>2046.0</text:p>
          </table:table-cell>
          <table:table-cell table:formula="of:=[.A76]-2050" office:value-type="float" office:value="-4" calcext:value-type="float">
            <text:p>-4.00</text:p>
          </table:table-cell>
          <table:table-cell table:style-name="ce10" office:value-type="float" office:value="86.4061" calcext:value-type="float">
            <text:p>86.4061000</text:p>
          </table:table-cell>
          <table:table-cell table:style-name="ce10" office:value-type="float" office:value="-0.113121125" calcext:value-type="float">
            <text:p>-0.1131211</text:p>
          </table:table-cell>
          <table:table-cell table:style-name="ce10" office:value-type="float" office:value="-0.004859599" calcext:value-type="float">
            <text:p>-0.0048596</text:p>
          </table:table-cell>
          <table:table-cell table:number-columns-repeated="3"/>
          <table:table-cell table:style-name="ce15" table:formula="of:=0.0000845393581*[.B76]^3+0.0043752543904*[.B76]^2+0.2370698871072*[.B76]+74.4244159660856" office:value-type="float" office:value="73.5407299689848" calcext:value-type="float">
            <text:p>73.540730</text:p>
          </table:table-cell>
          <table:table-cell table:style-name="ce28" table:formula="of:=[.I76]+[.D76]+[.E76]" office:value-type="float" office:value="73.4227492449848" calcext:value-type="float">
            <text:p>73.422749</text:p>
          </table:table-cell>
          <table:table-cell table:style-name="ce22" table:formula="of:=[.I76]+[.D76]" office:value-type="float" office:value="73.4276088439848" calcext:value-type="float">
            <text:p>73.4276088</text:p>
          </table:table-cell>
          <table:table-cell table:style-name="ce30" table:formula="of:=0.0000845393581*[.A76]^3-0.5155417977927*[.A76]^2+1048.12848386206*[.A76]-710341.544331964" office:value-type="float" office:value="73.6961256215582" calcext:value-type="float">
            <text:p>73.6961256</text:p>
          </table:table-cell>
          <table:table-cell table:number-columns-repeated="1012"/>
        </table:table-row>
        <table:table-row table:style-name="ro1">
          <table:table-cell office:value-type="float" office:value="2047" calcext:value-type="float">
            <text:p>2047.0</text:p>
          </table:table-cell>
          <table:table-cell table:formula="of:=[.A77]-2050" office:value-type="float" office:value="-3" calcext:value-type="float">
            <text:p>-3.00</text:p>
          </table:table-cell>
          <table:table-cell table:style-name="ce10" office:value-type="float" office:value="87.7474" calcext:value-type="float">
            <text:p>87.7474000</text:p>
          </table:table-cell>
          <table:table-cell table:style-name="ce10" office:value-type="float" office:value="-0.146512767" calcext:value-type="float">
            <text:p>-0.1465128</text:p>
          </table:table-cell>
          <table:table-cell table:style-name="ce10" office:value-type="float" office:value="-0.004900464" calcext:value-type="float">
            <text:p>-0.0049005</text:p>
          </table:table-cell>
          <table:table-cell table:number-columns-repeated="3"/>
          <table:table-cell table:style-name="ce15" table:formula="of:=0.0000845393581*[.B77]^3+0.0043752543904*[.B77]^2+0.2370698871072*[.B77]+74.4244159660856" office:value-type="float" office:value="73.7503010316089" calcext:value-type="float">
            <text:p>73.750301</text:p>
          </table:table-cell>
          <table:table-cell table:style-name="ce28" table:formula="of:=[.I77]+[.D77]+[.E77]" office:value-type="float" office:value="73.5988878006089" calcext:value-type="float">
            <text:p>73.598888</text:p>
          </table:table-cell>
          <table:table-cell table:style-name="ce22" table:formula="of:=[.I77]+[.D77]" office:value-type="float" office:value="73.6037882646089" calcext:value-type="float">
            <text:p>73.6037883</text:p>
          </table:table-cell>
          <table:table-cell table:style-name="ce30" table:formula="of:=0.0000845393581*[.A77]^3-0.5155417977927*[.A77]^2+1048.12848386206*[.A77]-710341.544331964" office:value-type="float" office:value="73.9056969542289" calcext:value-type="float">
            <text:p>73.9056970</text:p>
          </table:table-cell>
          <table:table-cell table:number-columns-repeated="1012"/>
        </table:table-row>
        <table:table-row table:style-name="ro1">
          <table:table-cell office:value-type="float" office:value="2048" calcext:value-type="float">
            <text:p>2048.0</text:p>
          </table:table-cell>
          <table:table-cell table:formula="of:=[.A78]-2050" office:value-type="float" office:value="-2" calcext:value-type="float">
            <text:p>-2.00</text:p>
          </table:table-cell>
          <table:table-cell table:style-name="ce10" office:value-type="float" office:value="89.1334" calcext:value-type="float">
            <text:p>89.1334000</text:p>
          </table:table-cell>
          <table:table-cell table:style-name="ce10" office:value-type="float" office:value="-0.163019124" calcext:value-type="float">
            <text:p>-0.1630191</text:p>
          </table:table-cell>
          <table:table-cell table:style-name="ce10" office:value-type="float" office:value="-0.004941603" calcext:value-type="float">
            <text:p>-0.0049416</text:p>
          </table:table-cell>
          <table:table-cell table:number-columns-repeated="3"/>
          <table:table-cell table:style-name="ce15" table:formula="of:=0.0000845393581*[.B78]^3+0.0043752543904*[.B78]^2+0.2370698871072*[.B78]+74.4244159660856" office:value-type="float" office:value="73.967100894568" calcext:value-type="float">
            <text:p>73.967101</text:p>
          </table:table-cell>
          <table:table-cell table:style-name="ce28" table:formula="of:=[.I78]+[.D78]+[.E78]" office:value-type="float" office:value="73.799140167568" calcext:value-type="float">
            <text:p>73.799140</text:p>
          </table:table-cell>
          <table:table-cell table:style-name="ce22" table:formula="of:=[.I78]+[.D78]" office:value-type="float" office:value="73.804081770568" calcext:value-type="float">
            <text:p>73.8040818</text:p>
          </table:table-cell>
          <table:table-cell table:style-name="ce30" table:formula="of:=0.0000845393581*[.A78]^3-0.5155417977927*[.A78]^2+1048.12848386206*[.A78]-710341.544331964" office:value-type="float" office:value="74.1224970874609" calcext:value-type="float">
            <text:p>74.1224971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2049" calcext:value-type="float">
            <text:p>2049.0</text:p>
          </table:table-cell>
          <table:table-cell table:formula="of:=[.A79]-2050" office:value-type="float" office:value="-1" calcext:value-type="float">
            <text:p>-1.00</text:p>
          </table:table-cell>
          <table:table-cell table:style-name="ce10" office:value-type="float" office:value="90.5676" calcext:value-type="float">
            <text:p>90.5676000</text:p>
          </table:table-cell>
          <table:table-cell table:style-name="ce10" office:value-type="float" office:value="-0.160161248" calcext:value-type="float">
            <text:p>-0.1601612</text:p>
          </table:table-cell>
          <table:table-cell table:style-name="ce10" office:value-type="float" office:value="-0.004813794" calcext:value-type="float">
            <text:p>-0.0048138</text:p>
          </table:table-cell>
          <table:table-cell table:number-columns-repeated="3"/>
          <table:table-cell table:style-name="ce15" table:formula="of:=0.0000845393581*[.B79]^3+0.0043752543904*[.B79]^2+0.2370698871072*[.B79]+74.4244159660856" office:value-type="float" office:value="74.1916367940107" calcext:value-type="float">
            <text:p>74.191637</text:p>
          </table:table-cell>
          <table:table-cell table:style-name="ce28" table:formula="of:=[.I79]+[.D79]+[.E79]" office:value-type="float" office:value="74.0266617520107" calcext:value-type="float">
            <text:p>74.026662</text:p>
          </table:table-cell>
          <table:table-cell table:style-name="ce22" table:formula="of:=[.I79]+[.D79]" office:value-type="float" office:value="74.0314755460107" calcext:value-type="float">
            <text:p>74.0314755</text:p>
          </table:table-cell>
          <table:table-cell table:style-name="ce30" table:formula="of:=0.0000845393581*[.A79]^3-0.5155417977927*[.A79]^2+1048.12848386206*[.A79]-710341.544331964" office:value-type="float" office:value="74.3470332567813" calcext:value-type="float">
            <text:p>74.3470333</text:p>
          </table:table-cell>
          <table:table-cell table:formula="of:=[.K79]-[.K78]" office:value-type="float" office:value="0.227393775442707" calcext:value-type="float">
            <text:p>0.2273938</text:p>
          </table:table-cell>
          <table:table-cell table:number-columns-repeated="1011"/>
        </table:table-row>
        <table:table-row table:style-name="ro1">
          <table:table-cell office:value-type="float" office:value="2050" calcext:value-type="float">
            <text:p>2050.0</text:p>
          </table:table-cell>
          <table:table-cell table:formula="of:=[.A80]-2050" office:value-type="float" office:value="0" calcext:value-type="float">
            <text:p>0.00</text:p>
          </table:table-cell>
          <table:table-cell table:style-name="ce10" office:value-type="float" office:value="92.041" calcext:value-type="float">
            <text:p>92.0410000</text:p>
          </table:table-cell>
          <table:table-cell table:style-name="ce10" office:value-type="float" office:value="-0.13830353" calcext:value-type="float">
            <text:p>-0.1383035</text:p>
          </table:table-cell>
          <table:table-cell table:style-name="ce10" office:value-type="float" office:value="-0.004854353" calcext:value-type="float">
            <text:p>-0.0048544</text:p>
          </table:table-cell>
          <table:table-cell table:number-columns-repeated="3"/>
          <table:table-cell table:style-name="ce15" table:formula="of:=0.0000845393581*[.B80]^3+0.0043752543904*[.B80]^2+0.2370698871072*[.B80]+74.4244159660856" office:value-type="float" office:value="74.4244159660856" calcext:value-type="float">
            <text:p>74.424416</text:p>
          </table:table-cell>
          <table:table-cell table:style-name="ce28" table:formula="of:=[.I80]+[.D80]+[.E80]" office:value-type="float" office:value="74.2812580830856" calcext:value-type="float">
            <text:p>74.281258</text:p>
          </table:table-cell>
          <table:table-cell table:style-name="ce22" table:formula="of:=[.I80]+[.D80]" office:value-type="float" office:value="74.2861124360856" calcext:value-type="float">
            <text:p>74.2861124</text:p>
          </table:table-cell>
          <table:table-cell table:style-name="ce30" table:formula="of:=0.0000845393581*[.A80]^3-0.5155417977927*[.A80]^2+1048.12848386206*[.A80]-710341.544331964" office:value-type="float" office:value="74.5798127000453" calcext:value-type="float">
            <text:p>74.5798127</text:p>
          </table:table-cell>
          <table:table-cell table:formula="of:=[.K80]-[.K79]" office:value-type="float" office:value="0.254636890074892" calcext:value-type="float">
            <text:p>0.2546369</text:p>
          </table:table-cell>
          <table:table-cell table:formula="of:=[.M80]-[.M79]" office:value-type="float" office:value="0.027243114632185" calcext:value-type="float">
            <text:p>0.027243</text:p>
          </table:table-cell>
          <table:table-cell/>
          <table:table-cell table:style-name="ce35" table:formula="of:=[.N80]/365" office:value-type="float" office:value="0.0000746386702251643" calcext:value-type="float">
            <text:p>0.0000746386702</text:p>
          </table:table-cell>
          <table:table-cell table:number-columns-repeated="1008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1" loext:min-decimal-places="1" number:min-integer-digits="1"/>
    </number:number-style>
    <number:number-style style:name="N112" number:title="User-defined">
      <number:number number:decimal-places="7" loext:min-decimal-places="7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 number:title="User-defined">
      <number:number number:decimal-places="6" loext:min-decimal-places="6" number:min-integer-digits="1"/>
    </number:number-style>
    <number:number-style style:name="N115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-00-0000</text:date>, <text:time style:data-style-name="N2" text:time-value="14:20:47.353995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0T14:23:57.780244892</dc:date>
    <meta:editing-duration>PT1H34M37S</meta:editing-duration>
    <meta:editing-cycles>43</meta:editing-cycles>
    <meta:generator>LibreOffice/6.2.6.2$Linux_X86_64 LibreOffice_project/684e730861356e74889dfe6dbddd3562aae2e6ad</meta:generator>
    <meta:document-statistic meta:table-count="1" meta:cell-count="97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 number:title="User-defined">
      <number:number number:decimal-places="1" loext:min-decimal-places="1" number:min-integer-digits="1"/>
    </number:number-style>
    <number:number-style style:name="N113">
      <number:number number:decimal-places="13" loext:min-decimal-places="1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1">
      <style:chart-properties chart:display-label="true" chart:logarithmic="false" chart:minimum="1970" chart:maximum="2050" chart:origin="0" chart:interval-major="5" chart:interval-minor-divisor="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11">
      <style:chart-properties chart:display-label="true" chart:logarithmic="false" chart:minimum="40" chart:maximum="90" chart:origin="0" chart:interval-major="10" chart:interval-minor-divisor="1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1">
      <style:chart-properties chart:symbol-type="named-symbol" chart:symbol-name="square" chart:symbol-width="0cm" chart:symbol-height="0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9" style:family="chart" style:data-style-name="N113"/>
    <style:style style:name="ch10" style:family="chart" style:data-style-name="N111">
      <style:chart-properties chart:symbol-type="named-symbol" chart:symbol-name="diamond" chart:symbol-width="0cm" chart:symbol-height="0cm" chart:link-data-style-to-source="true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287cm" svg:height="17.08cm" xlink:href=".." xlink:type="simple" chart:class="chart:scatter" chart:style-name="ch1">
        <chart:plot-area chart:style-name="ch2" table:cell-range-address="'deltat-annual'.A2:'deltat-annual'.A50 'deltat-annual'.F2:'deltat-annual'.F50 'deltat-annual'.I50:'deltat-annual'.I80" svg:x="0.585cm" svg:y="0.341cm" svg:width="28.117cm" svg:height="16.398cm">
          <chartooo:coordinate-region svg:x="1.497cm" svg:y="0.54cm" svg:width="26.687cm" svg:height="15.55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deltat-annual'.F2:'deltat-annual'.F50" chart:class="chart:scatter">
            <chart:domain table:cell-range-address="'deltat-annual'.A2:'deltat-annual'.A50"/>
            <chart:regression-curve chart:style-name="ch8">
              <chart:equation chart:display-equation="true" chart:display-r-square="false" chart:style-name="ch9"/>
            </chart:regression-curve>
            <chart:data-point chart:repeated="49"/>
          </chart:series>
          <chart:series chart:style-name="ch10" chart:values-cell-range-address="'deltat-annual'.I50:'deltat-annual'.I80" chart:class="chart:scatter">
            <chart:domain table:cell-range-address="'deltat-annual'.A50:'deltat-annual'.A80"/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2">
                <text:p>1972</text:p>
                <draw:g>
                  <svg:desc>'deltat-annual'.A2:'deltat-annual'.A50</svg:desc>
                </draw:g>
              </table:table-cell>
              <table:table-cell office:value-type="float" office:value="42.362886568">
                <text:p>42.362886568</text:p>
                <draw:g>
                  <svg:desc>'deltat-annual'.F2:'deltat-annual'.F50</svg:desc>
                </draw:g>
              </table:table-cell>
              <table:table-cell office:value-type="float" office:value="2020">
                <text:p>2020</text:p>
                <draw:g>
                  <svg:desc>'deltat-annual'.A50:'deltat-annual'.A80</svg:desc>
                </draw:g>
              </table:table-cell>
              <table:table-cell office:value-type="float" office:value="68.9674856355296">
                <text:p>68.9674856355296</text:p>
                <draw:g>
                  <svg:desc>'deltat-annual'.I50:'deltat-annual'.I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73">
                <text:p>1973</text:p>
              </table:table-cell>
              <table:table-cell office:value-type="float" office:value="43.53281142">
                <text:p>43.53281142</text:p>
              </table:table-cell>
              <table:table-cell office:value-type="float" office:value="2021">
                <text:p>2021</text:p>
              </table:table-cell>
              <table:table-cell office:value-type="float" office:value="69.1671477776023">
                <text:p>69.1671477776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4">
                <text:p>1974</text:p>
              </table:table-cell>
              <table:table-cell office:value-type="float" office:value="44.652993329">
                <text:p>44.652993329</text:p>
              </table:table-cell>
              <table:table-cell office:value-type="float" office:value="2022">
                <text:p>2022</text:p>
              </table:table-cell>
              <table:table-cell office:value-type="float" office:value="69.3608505801464">
                <text:p>69.36085058014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5">
                <text:p>1975</text:p>
              </table:table-cell>
              <table:table-cell office:value-type="float" office:value="45.634532438">
                <text:p>45.634532438</text:p>
              </table:table-cell>
              <table:table-cell office:value-type="float" office:value="2023">
                <text:p>2023</text:p>
              </table:table-cell>
              <table:table-cell office:value-type="float" office:value="69.5491012793105">
                <text:p>69.5491012793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6">
                <text:p>1976</text:p>
              </table:table-cell>
              <table:table-cell office:value-type="float" office:value="46.586381445">
                <text:p>46.586381445</text:p>
              </table:table-cell>
              <table:table-cell office:value-type="float" office:value="2024">
                <text:p>2024</text:p>
              </table:table-cell>
              <table:table-cell office:value-type="float" office:value="69.7324071112432">
                <text:p>69.73240711124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77">
                <text:p>1977</text:p>
              </table:table-cell>
              <table:table-cell office:value-type="float" office:value="47.608731047">
                <text:p>47.608731047</text:p>
              </table:table-cell>
              <table:table-cell office:value-type="float" office:value="2025">
                <text:p>2025</text:p>
              </table:table-cell>
              <table:table-cell office:value-type="float" office:value="69.9112753120931">
                <text:p>69.9112753120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8">
                <text:p>1978</text:p>
              </table:table-cell>
              <table:table-cell office:value-type="float" office:value="48.572203774">
                <text:p>48.572203774</text:p>
              </table:table-cell>
              <table:table-cell office:value-type="float" office:value="2026">
                <text:p>2026</text:p>
              </table:table-cell>
              <table:table-cell office:value-type="float" office:value="70.0862131180088">
                <text:p>70.0862131180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9">
                <text:p>1979</text:p>
              </table:table-cell>
              <table:table-cell office:value-type="float" office:value="49.568364109">
                <text:p>49.568364109</text:p>
              </table:table-cell>
              <table:table-cell office:value-type="float" office:value="2027">
                <text:p>2027</text:p>
              </table:table-cell>
              <table:table-cell office:value-type="float" office:value="70.2577277651389">
                <text:p>70.2577277651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0">
                <text:p>1980</text:p>
              </table:table-cell>
              <table:table-cell office:value-type="float" office:value="50.467744234">
                <text:p>50.467744234</text:p>
              </table:table-cell>
              <table:table-cell office:value-type="float" office:value="2028">
                <text:p>2028</text:p>
              </table:table-cell>
              <table:table-cell office:value-type="float" office:value="70.426326489632">
                <text:p>70.426326489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1">
                <text:p>1981</text:p>
              </table:table-cell>
              <table:table-cell office:value-type="float" office:value="51.267076653">
                <text:p>51.267076653</text:p>
              </table:table-cell>
              <table:table-cell office:value-type="float" office:value="2029">
                <text:p>2029</text:p>
              </table:table-cell>
              <table:table-cell office:value-type="float" office:value="70.5925165276367">
                <text:p>70.5925165276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2">
                <text:p>1982</text:p>
              </table:table-cell>
              <table:table-cell office:value-type="float" office:value="52.025834505">
                <text:p>52.025834505</text:p>
              </table:table-cell>
              <table:table-cell office:value-type="float" office:value="2030">
                <text:p>2030</text:p>
              </table:table-cell>
              <table:table-cell office:value-type="float" office:value="70.7568051153016">
                <text:p>70.7568051153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83">
                <text:p>1983</text:p>
              </table:table-cell>
              <table:table-cell office:value-type="float" office:value="52.802178942">
                <text:p>52.802178942</text:p>
              </table:table-cell>
              <table:table-cell office:value-type="float" office:value="2031">
                <text:p>2031</text:p>
              </table:table-cell>
              <table:table-cell office:value-type="float" office:value="70.9196994887753">
                <text:p>70.91969948877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4">
                <text:p>1984</text:p>
              </table:table-cell>
              <table:table-cell office:value-type="float" office:value="53.638266525">
                <text:p>53.638266525</text:p>
              </table:table-cell>
              <table:table-cell office:value-type="float" office:value="2032">
                <text:p>2032</text:p>
              </table:table-cell>
              <table:table-cell office:value-type="float" office:value="71.0817068842064">
                <text:p>71.08170688420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85">
                <text:p>1985</text:p>
              </table:table-cell>
              <table:table-cell office:value-type="float" office:value="54.217060371">
                <text:p>54.217060371</text:p>
              </table:table-cell>
              <table:table-cell office:value-type="float" office:value="2033">
                <text:p>2033</text:p>
              </table:table-cell>
              <table:table-cell office:value-type="float" office:value="71.2433345377435">
                <text:p>71.24333453774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86">
                <text:p>1986</text:p>
              </table:table-cell>
              <table:table-cell office:value-type="float" office:value="54.785750801">
                <text:p>54.785750801</text:p>
              </table:table-cell>
              <table:table-cell office:value-type="float" office:value="2034">
                <text:p>2034</text:p>
              </table:table-cell>
              <table:table-cell office:value-type="float" office:value="71.4050896855352">
                <text:p>71.4050896855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7">
                <text:p>1987</text:p>
              </table:table-cell>
              <table:table-cell office:value-type="float" office:value="55.283971916">
                <text:p>55.283971916</text:p>
              </table:table-cell>
              <table:table-cell office:value-type="float" office:value="2035">
                <text:p>2035</text:p>
              </table:table-cell>
              <table:table-cell office:value-type="float" office:value="71.5674795637301">
                <text:p>71.56747956373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8">
                <text:p>1988</text:p>
              </table:table-cell>
              <table:table-cell office:value-type="float" office:value="55.832809939">
                <text:p>55.832809939</text:p>
              </table:table-cell>
              <table:table-cell office:value-type="float" office:value="2036">
                <text:p>2036</text:p>
              </table:table-cell>
              <table:table-cell office:value-type="float" office:value="71.7310114084768">
                <text:p>71.73101140847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9">
                <text:p>1989</text:p>
              </table:table-cell>
              <table:table-cell office:value-type="float" office:value="56.36687284">
                <text:p>56.36687284</text:p>
              </table:table-cell>
              <table:table-cell office:value-type="float" office:value="2037">
                <text:p>2037</text:p>
              </table:table-cell>
              <table:table-cell office:value-type="float" office:value="71.8961924559239">
                <text:p>71.89619245592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0">
                <text:p>1990</text:p>
              </table:table-cell>
              <table:table-cell office:value-type="float" office:value="56.969810936">
                <text:p>56.969810936</text:p>
              </table:table-cell>
              <table:table-cell office:value-type="float" office:value="2038">
                <text:p>2038</text:p>
              </table:table-cell>
              <table:table-cell office:value-type="float" office:value="72.06352994222">
                <text:p>72.06352994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1">
                <text:p>1991</text:p>
              </table:table-cell>
              <table:table-cell office:value-type="float" office:value="57.712947982">
                <text:p>57.712947982</text:p>
              </table:table-cell>
              <table:table-cell office:value-type="float" office:value="2039">
                <text:p>2039</text:p>
              </table:table-cell>
              <table:table-cell office:value-type="float" office:value="72.2335311035137">
                <text:p>72.23353110351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2">
                <text:p>1992</text:p>
              </table:table-cell>
              <table:table-cell office:value-type="float" office:value="58.473581473">
                <text:p>58.473581473</text:p>
              </table:table-cell>
              <table:table-cell office:value-type="float" office:value="2040">
                <text:p>2040</text:p>
              </table:table-cell>
              <table:table-cell office:value-type="float" office:value="72.4067031759536">
                <text:p>72.40670317595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3">
                <text:p>1993</text:p>
              </table:table-cell>
              <table:table-cell office:value-type="float" office:value="59.288377831">
                <text:p>59.288377831</text:p>
              </table:table-cell>
              <table:table-cell office:value-type="float" office:value="2041">
                <text:p>2041</text:p>
              </table:table-cell>
              <table:table-cell office:value-type="float" office:value="72.5835533956883">
                <text:p>72.58355339568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4">
                <text:p>1994</text:p>
              </table:table-cell>
              <table:table-cell office:value-type="float" office:value="60.134527897">
                <text:p>60.134527897</text:p>
              </table:table-cell>
              <table:table-cell office:value-type="float" office:value="2042">
                <text:p>2042</text:p>
              </table:table-cell>
              <table:table-cell office:value-type="float" office:value="72.7645889988664">
                <text:p>72.76458899886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5">
                <text:p>1995</text:p>
              </table:table-cell>
              <table:table-cell office:value-type="float" office:value="60.90044191">
                <text:p>60.90044191</text:p>
              </table:table-cell>
              <table:table-cell office:value-type="float" office:value="2043">
                <text:p>2043</text:p>
              </table:table-cell>
              <table:table-cell office:value-type="float" office:value="72.9503172216365">
                <text:p>72.95031722163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6">
                <text:p>1996</text:p>
              </table:table-cell>
              <table:table-cell office:value-type="float" office:value="61.696351747">
                <text:p>61.696351747</text:p>
              </table:table-cell>
              <table:table-cell office:value-type="float" office:value="2044">
                <text:p>2044</text:p>
              </table:table-cell>
              <table:table-cell office:value-type="float" office:value="73.1412453001472">
                <text:p>73.14124530014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7">
                <text:p>1997</text:p>
              </table:table-cell>
              <table:table-cell office:value-type="float" office:value="62.31133157">
                <text:p>62.31133157</text:p>
              </table:table-cell>
              <table:table-cell office:value-type="float" office:value="2045">
                <text:p>2045</text:p>
              </table:table-cell>
              <table:table-cell office:value-type="float" office:value="73.3378804705471">
                <text:p>73.33788047054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8">
                <text:p>1998</text:p>
              </table:table-cell>
              <table:table-cell office:value-type="float" office:value="62.927882837">
                <text:p>62.927882837</text:p>
              </table:table-cell>
              <table:table-cell office:value-type="float" office:value="2046">
                <text:p>2046</text:p>
              </table:table-cell>
              <table:table-cell office:value-type="float" office:value="73.5407299689848">
                <text:p>73.54072996898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9">
                <text:p>1999</text:p>
              </table:table-cell>
              <table:table-cell office:value-type="float" office:value="63.378497749">
                <text:p>63.378497749</text:p>
              </table:table-cell>
              <table:table-cell office:value-type="float" office:value="2047">
                <text:p>2047</text:p>
              </table:table-cell>
              <table:table-cell office:value-type="float" office:value="73.7503010316089">
                <text:p>73.75030103160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63.700946211">
                <text:p>63.700946211</text:p>
              </table:table-cell>
              <table:table-cell office:value-type="float" office:value="2048">
                <text:p>2048</text:p>
              </table:table-cell>
              <table:table-cell office:value-type="float" office:value="73.967100894568">
                <text:p>73.967100894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1">
                <text:p>2001</text:p>
              </table:table-cell>
              <table:table-cell office:value-type="float" office:value="63.94283904">
                <text:p>63.94283904</text:p>
              </table:table-cell>
              <table:table-cell office:value-type="float" office:value="2049">
                <text:p>2049</text:p>
              </table:table-cell>
              <table:table-cell office:value-type="float" office:value="74.1916367940107">
                <text:p>74.19163679401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2">
                <text:p>2002</text:p>
              </table:table-cell>
              <table:table-cell office:value-type="float" office:value="64.146246705">
                <text:p>64.146246705</text:p>
              </table:table-cell>
              <table:table-cell office:value-type="float" office:value="2050">
                <text:p>2050</text:p>
              </table:table-cell>
              <table:table-cell office:value-type="float" office:value="74.4244159660856">
                <text:p>74.42441596608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3">
                <text:p>2003</text:p>
              </table:table-cell>
              <table:table-cell office:value-type="float" office:value="64.330749105">
                <text:p>64.330749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4">
                <text:p>2004</text:p>
              </table:table-cell>
              <table:table-cell office:value-type="float" office:value="64.46039029">
                <text:p>64.46039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5">
                <text:p>2005</text:p>
              </table:table-cell>
              <table:table-cell office:value-type="float" office:value="64.619817069">
                <text:p>64.619817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6">
                <text:p>2006</text:p>
              </table:table-cell>
              <table:table-cell office:value-type="float" office:value="64.827913599">
                <text:p>64.827913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7">
                <text:p>2007</text:p>
              </table:table-cell>
              <table:table-cell office:value-type="float" office:value="65.180650959">
                <text:p>65.180650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8">
                <text:p>2008</text:p>
              </table:table-cell>
              <table:table-cell office:value-type="float" office:value="65.542143473">
                <text:p>65.542143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9">
                <text:p>2009</text:p>
              </table:table-cell>
              <table:table-cell office:value-type="float" office:value="65.906144912">
                <text:p>65.906144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0">
                <text:p>2010</text:p>
              </table:table-cell>
              <table:table-cell office:value-type="float" office:value="66.227397207">
                <text:p>66.227397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1">
                <text:p>2011</text:p>
              </table:table-cell>
              <table:table-cell office:value-type="float" office:value="66.491686117">
                <text:p>66.491686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2">
                <text:p>2012</text:p>
              </table:table-cell>
              <table:table-cell office:value-type="float" office:value="66.763913625">
                <text:p>66.76391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3">
                <text:p>2013</text:p>
              </table:table-cell>
              <table:table-cell office:value-type="float" office:value="67.04575831">
                <text:p>67.04575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14">
                <text:p>2014</text:p>
              </table:table-cell>
              <table:table-cell office:value-type="float" office:value="67.380142994">
                <text:p>67.380142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15">
                <text:p>2015</text:p>
              </table:table-cell>
              <table:table-cell office:value-type="float" office:value="67.691528653">
                <text:p>67.691528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16">
                <text:p>2016</text:p>
              </table:table-cell>
              <table:table-cell office:value-type="float" office:value="68.096461393">
                <text:p>68.09646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17">
                <text:p>2017</text:p>
              </table:table-cell>
              <table:table-cell office:value-type="float" office:value="68.53491109">
                <text:p>68.5349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18">
                <text:p>2018</text:p>
              </table:table-cell>
              <table:table-cell office:value-type="float" office:value="68.863100455">
                <text:p>68.863100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19">
                <text:p>2019</text:p>
              </table:table-cell>
              <table:table-cell office:value-type="float" office:value="69.081585904">
                <text:p>69.08158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20">
                <text:p>2020</text:p>
              </table:table-cell>
              <table:table-cell office:value-type="float" office:value="69.208199059">
                <text:p>69.208199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1">
      <style:chart-properties chart:display-label="true" chart:logarithmic="false" chart:minimum="1970" chart:maximum="2050" chart:origin="0" chart:interval-major="5" chart:interval-minor-divisor="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11">
      <style:chart-properties chart:display-label="true" chart:logarithmic="false" chart:minimum="0" chart:maximum="1.2" chart:origin="0" chart:interval-major="0.1" chart:interval-minor-divisor="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1">
      <style:chart-properties chart:symbol-type="named-symbol" chart:symbol-name="square" chart:symbol-width="0cm" chart:symbol-height="0cm" chart:link-data-style-to-source="true"/>
      <style:graphic-properties svg:stroke-color="#0084d1" draw:fill-color="#0084d1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87cm" svg:height="17.08cm" xlink:href=".." xlink:type="simple" chart:class="chart:scatter" chart:style-name="ch1">
        <chart:plot-area chart:style-name="ch2" table:cell-range-address="'deltat-annual'.A2:'deltat-annual'.A50 'deltat-annual'.G2:'deltat-annual'.G50" svg:x="0.585cm" svg:y="0.341cm" svg:width="28.117cm" svg:height="16.398cm">
          <chartooo:coordinate-region svg:x="1.312cm" svg:y="0.541cm" svg:width="26.872cm" svg:height="15.551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deltat-annual'.G2:'deltat-annual'.G50" chart:class="chart:scatter">
            <chart:domain table:cell-range-address="'deltat-annual'.A2:'deltat-annual'.A50"/>
            <chart:regression-curve chart:style-name="ch8">
              <chart:equation chart:display-equation="true" chart:display-r-square="false" svg:x="4.383cm" svg:y="3.37cm"/>
            </chart:regression-curve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2">
                <text:p>1972</text:p>
                <draw:g>
                  <svg:desc>'deltat-annual'.A2:'deltat-annual'.A50</svg:desc>
                </draw:g>
              </table:table-cell>
              <table:table-cell office:value-type="float" office:value="1.169924852">
                <text:p>1.169924852</text:p>
                <draw:g>
                  <svg:desc>'deltat-annual'.G2:'deltat-annual'.G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73">
                <text:p>1973</text:p>
              </table:table-cell>
              <table:table-cell office:value-type="float" office:value="1.120181909">
                <text:p>1.120181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4">
                <text:p>1974</text:p>
              </table:table-cell>
              <table:table-cell office:value-type="float" office:value="0.981539109000003">
                <text:p>0.98153910900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5">
                <text:p>1975</text:p>
              </table:table-cell>
              <table:table-cell office:value-type="float" office:value="0.951849006999993">
                <text:p>0.951849006999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6">
                <text:p>1976</text:p>
              </table:table-cell>
              <table:table-cell office:value-type="float" office:value="1.022349602">
                <text:p>1.022349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77">
                <text:p>1977</text:p>
              </table:table-cell>
              <table:table-cell office:value-type="float" office:value="0.96347272700001">
                <text:p>0.963472727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8">
                <text:p>1978</text:p>
              </table:table-cell>
              <table:table-cell office:value-type="float" office:value="0.996160334999992">
                <text:p>0.996160334999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9">
                <text:p>1979</text:p>
              </table:table-cell>
              <table:table-cell office:value-type="float" office:value="0.899380125000008">
                <text:p>0.899380125000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0">
                <text:p>1980</text:p>
              </table:table-cell>
              <table:table-cell office:value-type="float" office:value="0.799332418999995">
                <text:p>0.799332418999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1">
                <text:p>1981</text:p>
              </table:table-cell>
              <table:table-cell office:value-type="float" office:value="0.758757852000002">
                <text:p>0.75875785200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2">
                <text:p>1982</text:p>
              </table:table-cell>
              <table:table-cell office:value-type="float" office:value="0.776344437000006">
                <text:p>0.776344437000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83">
                <text:p>1983</text:p>
              </table:table-cell>
              <table:table-cell office:value-type="float" office:value="0.836087583000001">
                <text:p>0.836087583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4">
                <text:p>1984</text:p>
              </table:table-cell>
              <table:table-cell office:value-type="float" office:value="0.578793845999989">
                <text:p>0.5787938459999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85">
                <text:p>1985</text:p>
              </table:table-cell>
              <table:table-cell office:value-type="float" office:value="0.568690430000011">
                <text:p>0.568690430000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86">
                <text:p>1986</text:p>
              </table:table-cell>
              <table:table-cell office:value-type="float" office:value="0.498221114999993">
                <text:p>0.4982211149999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7">
                <text:p>1987</text:p>
              </table:table-cell>
              <table:table-cell office:value-type="float" office:value="0.548838023000002">
                <text:p>0.5488380230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8">
                <text:p>1988</text:p>
              </table:table-cell>
              <table:table-cell office:value-type="float" office:value="0.534062900999999">
                <text:p>0.534062900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9">
                <text:p>1989</text:p>
              </table:table-cell>
              <table:table-cell office:value-type="float" office:value="0.602938096000003">
                <text:p>0.602938096000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0">
                <text:p>1990</text:p>
              </table:table-cell>
              <table:table-cell office:value-type="float" office:value="0.743137046000001">
                <text:p>0.743137046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1">
                <text:p>1991</text:p>
              </table:table-cell>
              <table:table-cell office:value-type="float" office:value="0.760633490999993">
                <text:p>0.7606334909999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2">
                <text:p>1992</text:p>
              </table:table-cell>
              <table:table-cell office:value-type="float" office:value="0.81479635800001">
                <text:p>0.814796358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3">
                <text:p>1993</text:p>
              </table:table-cell>
              <table:table-cell office:value-type="float" office:value="0.846150065999993">
                <text:p>0.8461500659999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4">
                <text:p>1994</text:p>
              </table:table-cell>
              <table:table-cell office:value-type="float" office:value="0.765914013">
                <text:p>0.7659140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5">
                <text:p>1995</text:p>
              </table:table-cell>
              <table:table-cell office:value-type="float" office:value="0.795909837000011">
                <text:p>0.7959098370000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6">
                <text:p>1996</text:p>
              </table:table-cell>
              <table:table-cell office:value-type="float" office:value="0.614979822999999">
                <text:p>0.614979822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7">
                <text:p>1997</text:p>
              </table:table-cell>
              <table:table-cell office:value-type="float" office:value="0.616551266999991">
                <text:p>0.6165512669999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8">
                <text:p>1998</text:p>
              </table:table-cell>
              <table:table-cell office:value-type="float" office:value="0.450614911999999">
                <text:p>0.450614911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9">
                <text:p>1999</text:p>
              </table:table-cell>
              <table:table-cell office:value-type="float" office:value="0.322448462000004">
                <text:p>0.3224484620000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0.241892828999994">
                <text:p>0.241892828999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1">
                <text:p>2001</text:p>
              </table:table-cell>
              <table:table-cell office:value-type="float" office:value="0.203407665">
                <text:p>0.2034076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2">
                <text:p>2002</text:p>
              </table:table-cell>
              <table:table-cell office:value-type="float" office:value="0.1845024">
                <text:p>0.18450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3">
                <text:p>2003</text:p>
              </table:table-cell>
              <table:table-cell office:value-type="float" office:value="0.129641184999997">
                <text:p>0.1296411849999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4">
                <text:p>2004</text:p>
              </table:table-cell>
              <table:table-cell office:value-type="float" office:value="0.159426779">
                <text:p>0.1594267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5">
                <text:p>2005</text:p>
              </table:table-cell>
              <table:table-cell office:value-type="float" office:value="0.208096530000006">
                <text:p>0.208096530000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6">
                <text:p>2006</text:p>
              </table:table-cell>
              <table:table-cell office:value-type="float" office:value="0.352737359999992">
                <text:p>0.3527373599999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7">
                <text:p>2007</text:p>
              </table:table-cell>
              <table:table-cell office:value-type="float" office:value="0.361492514000005">
                <text:p>0.361492514000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8">
                <text:p>2008</text:p>
              </table:table-cell>
              <table:table-cell office:value-type="float" office:value="0.36400143900002">
                <text:p>0.3640014390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9">
                <text:p>2009</text:p>
              </table:table-cell>
              <table:table-cell office:value-type="float" office:value="0.321252294999979">
                <text:p>0.3212522949999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0">
                <text:p>2010</text:p>
              </table:table-cell>
              <table:table-cell office:value-type="float" office:value="0.264288910000005">
                <text:p>0.2642889100000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1">
                <text:p>2011</text:p>
              </table:table-cell>
              <table:table-cell office:value-type="float" office:value="0.272227508">
                <text:p>0.2722275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2">
                <text:p>2012</text:p>
              </table:table-cell>
              <table:table-cell office:value-type="float" office:value="0.281844684999996">
                <text:p>0.2818446849999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3">
                <text:p>2013</text:p>
              </table:table-cell>
              <table:table-cell office:value-type="float" office:value="0.334384684000014">
                <text:p>0.3343846840000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14">
                <text:p>2014</text:p>
              </table:table-cell>
              <table:table-cell office:value-type="float" office:value="0.311385658999995">
                <text:p>0.3113856589999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15">
                <text:p>2015</text:p>
              </table:table-cell>
              <table:table-cell office:value-type="float" office:value="0.404932739999992">
                <text:p>0.4049327399999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16">
                <text:p>2016</text:p>
              </table:table-cell>
              <table:table-cell office:value-type="float" office:value="0.438449696999996">
                <text:p>0.4384496969999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17">
                <text:p>2017</text:p>
              </table:table-cell>
              <table:table-cell office:value-type="float" office:value="0.328189365">
                <text:p>0.3281893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18">
                <text:p>2018</text:p>
              </table:table-cell>
              <table:table-cell office:value-type="float" office:value="0.218485448999999">
                <text:p>0.2184854489999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19">
                <text:p>2019</text:p>
              </table:table-cell>
              <table:table-cell office:value-type="float" office:value="0.126613155000001">
                <text:p>0.126613155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20">
                <text:p>2020</text:p>
              </table:table-cell>
              <table:table-cell office:value-type="float" office:value="0.0973774459999959">
                <text:p>0.09737744599999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1">
      <style:chart-properties chart:display-label="true" chart:logarithmic="false" chart:minimum="1970" chart:maximum="2050" chart:origin="0" chart:interval-major="5" chart:interval-minor-divisor="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11">
      <style:chart-properties chart:display-label="true" chart:logarithmic="false" chart:minimum="-0.3" chart:maximum="0.3" chart:origin="0" chart:interval-major="0.1" chart:interval-minor-divisor="1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1">
      <style:chart-properties chart:symbol-type="named-symbol" chart:symbol-name="square" chart:symbol-width="0cm" chart:symbol-height="0cm" chart:link-data-style-to-source="true"/>
      <style:graphic-properties svg:stroke-color="#83caff" draw:fill-color="#83caff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aecf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87cm" svg:height="17.08cm" xlink:href=".." xlink:type="simple" chart:class="chart:scatter" chart:style-name="ch1">
        <chart:plot-area chart:style-name="ch2" table:cell-range-address="'deltat-annual'.A2:'deltat-annual'.A50 'deltat-annual'.H2:'deltat-annual'.H50" svg:x="0.585cm" svg:y="0.341cm" svg:width="28.117cm" svg:height="16.398cm">
          <chartooo:coordinate-region svg:x="1.418cm" svg:y="0.54cm" svg:width="26.766cm" svg:height="16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deltat-annual'.H2:'deltat-annual'.H50" chart:class="chart:scatter">
            <chart:domain table:cell-range-address="'deltat-annual'.A2:'deltat-annual'.A50"/>
            <chart:regression-curve chart:style-name="ch8">
              <chart:equation chart:display-equation="true" chart:display-r-square="false" svg:x="2.087cm" svg:y="4.034cm"/>
            </chart:regression-curve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2">
                <text:p>1972</text:p>
                <draw:g>
                  <svg:desc>'deltat-annual'.A2:'deltat-annual'.A50</svg:desc>
                </draw:g>
              </table:table-cell>
              <table:table-cell office:value-type="float" office:value="-0.0497429430000054">
                <text:p>-0.0497429430000054</text:p>
                <draw:g>
                  <svg:desc>'deltat-annual'.H2:'deltat-annual'.H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73">
                <text:p>1973</text:p>
              </table:table-cell>
              <table:table-cell office:value-type="float" office:value="-0.138642799999992">
                <text:p>-0.138642799999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4">
                <text:p>1974</text:p>
              </table:table-cell>
              <table:table-cell office:value-type="float" office:value="-0.0296901020000107">
                <text:p>-0.0296901020000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5">
                <text:p>1975</text:p>
              </table:table-cell>
              <table:table-cell office:value-type="float" office:value="0.0705005950000057">
                <text:p>0.07050059500000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6">
                <text:p>1976</text:p>
              </table:table-cell>
              <table:table-cell office:value-type="float" office:value="-0.0588768749999886">
                <text:p>-0.05887687499998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77">
                <text:p>1977</text:p>
              </table:table-cell>
              <table:table-cell office:value-type="float" office:value="0.032687607999982">
                <text:p>0.032687607999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8">
                <text:p>1978</text:p>
              </table:table-cell>
              <table:table-cell office:value-type="float" office:value="-0.0967802099999844">
                <text:p>-0.0967802099999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9">
                <text:p>1979</text:p>
              </table:table-cell>
              <table:table-cell office:value-type="float" office:value="-0.100047706000012">
                <text:p>-0.100047706000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0">
                <text:p>1980</text:p>
              </table:table-cell>
              <table:table-cell office:value-type="float" office:value="-0.0405745669999931">
                <text:p>-0.04057456699999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1">
                <text:p>1981</text:p>
              </table:table-cell>
              <table:table-cell office:value-type="float" office:value="0.0175865850000037">
                <text:p>0.0175865850000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2">
                <text:p>1982</text:p>
              </table:table-cell>
              <table:table-cell office:value-type="float" office:value="0.0597431459999953">
                <text:p>0.05974314599999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83">
                <text:p>1983</text:p>
              </table:table-cell>
              <table:table-cell office:value-type="float" office:value="-0.257293737000012">
                <text:p>-0.257293737000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4">
                <text:p>1984</text:p>
              </table:table-cell>
              <table:table-cell office:value-type="float" office:value="-0.0101034159999784">
                <text:p>-0.0101034159999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85">
                <text:p>1985</text:p>
              </table:table-cell>
              <table:table-cell office:value-type="float" office:value="-0.0704693150000182">
                <text:p>-0.0704693150000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86">
                <text:p>1986</text:p>
              </table:table-cell>
              <table:table-cell office:value-type="float" office:value="0.0506169080000092">
                <text:p>0.05061690800000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7">
                <text:p>1987</text:p>
              </table:table-cell>
              <table:table-cell office:value-type="float" office:value="-0.0147751220000032">
                <text:p>-0.0147751220000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8">
                <text:p>1988</text:p>
              </table:table-cell>
              <table:table-cell office:value-type="float" office:value="0.0688751950000039">
                <text:p>0.06887519500000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9">
                <text:p>1989</text:p>
              </table:table-cell>
              <table:table-cell office:value-type="float" office:value="0.140198949999999">
                <text:p>0.14019894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0">
                <text:p>1990</text:p>
              </table:table-cell>
              <table:table-cell office:value-type="float" office:value="0.0174964449999919">
                <text:p>0.0174964449999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1">
                <text:p>1991</text:p>
              </table:table-cell>
              <table:table-cell office:value-type="float" office:value="0.0541628670000165">
                <text:p>0.05416286700001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2">
                <text:p>1992</text:p>
              </table:table-cell>
              <table:table-cell office:value-type="float" office:value="0.0313537079999833">
                <text:p>0.03135370799998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3">
                <text:p>1993</text:p>
              </table:table-cell>
              <table:table-cell office:value-type="float" office:value="-0.080236052999993">
                <text:p>-0.0802360529999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4">
                <text:p>1994</text:p>
              </table:table-cell>
              <table:table-cell office:value-type="float" office:value="0.0299958240000109">
                <text:p>0.0299958240000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5">
                <text:p>1995</text:p>
              </table:table-cell>
              <table:table-cell office:value-type="float" office:value="-0.180930014000012">
                <text:p>-0.1809300140000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6">
                <text:p>1996</text:p>
              </table:table-cell>
              <table:table-cell office:value-type="float" office:value="0.00157144399999254">
                <text:p>0.001571443999992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7">
                <text:p>1997</text:p>
              </table:table-cell>
              <table:table-cell office:value-type="float" office:value="-0.165936354999992">
                <text:p>-0.1659363549999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8">
                <text:p>1998</text:p>
              </table:table-cell>
              <table:table-cell office:value-type="float" office:value="-0.128166449999995">
                <text:p>-0.1281664499999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9">
                <text:p>1999</text:p>
              </table:table-cell>
              <table:table-cell office:value-type="float" office:value="-0.0805556330000101">
                <text:p>-0.0805556330000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-0.0384851639999937">
                <text:p>-0.03848516399999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1">
                <text:p>2001</text:p>
              </table:table-cell>
              <table:table-cell office:value-type="float" office:value="-0.0189052650000008">
                <text:p>-0.01890526500000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2">
                <text:p>2002</text:p>
              </table:table-cell>
              <table:table-cell office:value-type="float" office:value="-0.0548612150000025">
                <text:p>-0.0548612150000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3">
                <text:p>2003</text:p>
              </table:table-cell>
              <table:table-cell office:value-type="float" office:value="0.0297855940000034">
                <text:p>0.02978559400000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4">
                <text:p>2004</text:p>
              </table:table-cell>
              <table:table-cell office:value-type="float" office:value="0.0486697510000056">
                <text:p>0.04866975100000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5">
                <text:p>2005</text:p>
              </table:table-cell>
              <table:table-cell office:value-type="float" office:value="0.144640829999986">
                <text:p>0.1446408299999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6">
                <text:p>2006</text:p>
              </table:table-cell>
              <table:table-cell office:value-type="float" office:value="0.00875515400001348">
                <text:p>0.008755154000013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7">
                <text:p>2007</text:p>
              </table:table-cell>
              <table:table-cell office:value-type="float" office:value="0.00250892500001498">
                <text:p>0.002508925000014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8">
                <text:p>2008</text:p>
              </table:table-cell>
              <table:table-cell office:value-type="float" office:value="-0.0427491440000409">
                <text:p>-0.04274914400004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9">
                <text:p>2009</text:p>
              </table:table-cell>
              <table:table-cell office:value-type="float" office:value="-0.0569633849999747">
                <text:p>-0.05696338499997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0">
                <text:p>2010</text:p>
              </table:table-cell>
              <table:table-cell office:value-type="float" office:value="0.00793859799999552">
                <text:p>0.007938597999995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1">
                <text:p>2011</text:p>
              </table:table-cell>
              <table:table-cell office:value-type="float" office:value="0.00961717699999554">
                <text:p>0.009617176999995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2">
                <text:p>2012</text:p>
              </table:table-cell>
              <table:table-cell office:value-type="float" office:value="0.0525399990000182">
                <text:p>0.05253999900001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3">
                <text:p>2013</text:p>
              </table:table-cell>
              <table:table-cell office:value-type="float" office:value="-0.0229990250000185">
                <text:p>-0.0229990250000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14">
                <text:p>2014</text:p>
              </table:table-cell>
              <table:table-cell office:value-type="float" office:value="0.093547080999997">
                <text:p>0.0935470809999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15">
                <text:p>2015</text:p>
              </table:table-cell>
              <table:table-cell office:value-type="float" office:value="0.0335169570000033">
                <text:p>0.03351695700000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16">
                <text:p>2016</text:p>
              </table:table-cell>
              <table:table-cell office:value-type="float" office:value="-0.110260331999996">
                <text:p>-0.1102603319999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17">
                <text:p>2017</text:p>
              </table:table-cell>
              <table:table-cell office:value-type="float" office:value="-0.109703916000001">
                <text:p>-0.10970391600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18">
                <text:p>2018</text:p>
              </table:table-cell>
              <table:table-cell office:value-type="float" office:value="-0.0918722939999981">
                <text:p>-0.09187229399999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19">
                <text:p>2019</text:p>
              </table:table-cell>
              <table:table-cell office:value-type="float" office:value="-0.0292357090000053">
                <text:p>-0.02923570900000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20">
                <text:p>2020</text:p>
              </table:table-cell>
              <table:table-cell office:value-type="float" office:value="-0.0973774459999959">
                <text:p>-0.09737744599999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1">
      <style:chart-properties chart:display-label="true" chart:logarithmic="false" chart:minimum="1970" chart:maximum="2050" chart:origin="0" chart:interval-major="5" chart:interval-minor-divisor="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11">
      <style:chart-properties chart:display-label="true" chart:logarithmic="false" chart:minimum="-0.3" chart:origin="0" chart:interval-major="0.1" chart:interval-minor-divisor="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1">
      <style:chart-properties chart:symbol-type="named-symbol" chart:symbol-name="square" chart:symbol-width="0cm" chart:symbol-height="0cm" chart:link-data-style-to-source="true"/>
      <style:graphic-properties svg:stroke-color="#0084d1" draw:fill-color="#0084d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287cm" svg:height="17.08cm" xlink:href=".." xlink:type="simple" chart:class="chart:scatter" chart:style-name="ch1">
        <chart:plot-area chart:style-name="ch2" table:cell-range-address="'deltat-annual'.A2:'deltat-annual'.A50 'deltat-annual'.O2:'deltat-annual'.O50" svg:x="0.585cm" svg:y="0.341cm" svg:width="28.117cm" svg:height="16.398cm">
          <chartooo:coordinate-region svg:x="1.418cm" svg:y="0.541cm" svg:width="26.766cm" svg:height="15.999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deltat-annual'.O2:'deltat-annual'.O50" chart:class="chart:scatter">
            <chart:domain table:cell-range-address="'deltat-annual'.A2:'deltat-annual'.A50"/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2">
                <text:p>1972</text:p>
                <draw:g>
                  <svg:desc>'deltat-annual'.A2:'deltat-annual'.A50</svg:desc>
                </draw:g>
              </table:table-cell>
              <table:table-cell office:value-type="float" office:value="0.182596285193007">
                <text:p>0.182596285193007</text:p>
                <draw:g>
                  <svg:desc>'deltat-annual'.O2:'deltat-annual'.O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73">
                <text:p>1973</text:p>
              </table:table-cell>
              <table:table-cell office:value-type="float" office:value="0.151081581849937">
                <text:p>0.1510815818499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4">
                <text:p>1974</text:p>
              </table:table-cell>
              <table:table-cell office:value-type="float" office:value="0.0306670215068864">
                <text:p>0.0306670215068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5">
                <text:p>1975</text:p>
              </table:table-cell>
              <table:table-cell office:value-type="float" office:value="0.0192051591638177">
                <text:p>0.01920515916381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6">
                <text:p>1976</text:p>
              </table:table-cell>
              <table:table-cell office:value-type="float" office:value="0.107933993820759">
                <text:p>0.107933993820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77">
                <text:p>1977</text:p>
              </table:table-cell>
              <table:table-cell office:value-type="float" office:value="0.0672853584777118">
                <text:p>0.0672853584777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8">
                <text:p>1978</text:p>
              </table:table-cell>
              <table:table-cell office:value-type="float" office:value="0.118201206134629">
                <text:p>0.118201206134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9">
                <text:p>1979</text:p>
              </table:table-cell>
              <table:table-cell office:value-type="float" office:value="0.0396492357915864">
                <text:p>0.0396492357915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0">
                <text:p>1980</text:p>
              </table:table-cell>
              <table:table-cell office:value-type="float" office:value="-0.0421702305514837">
                <text:p>-0.04217023055148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1">
                <text:p>1981</text:p>
              </table:table-cell>
              <table:table-cell office:value-type="float" office:value="-0.0645165578945428">
                <text:p>-0.0645165578945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2">
                <text:p>1982</text:p>
              </table:table-cell>
              <table:table-cell office:value-type="float" office:value="-0.0287017332375972">
                <text:p>-0.02870173323759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83">
                <text:p>1983</text:p>
              </table:table-cell>
              <table:table-cell office:value-type="float" office:value="0.0492696524193331">
                <text:p>0.04926965241933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4">
                <text:p>1984</text:p>
              </table:table-cell>
              <table:table-cell office:value-type="float" office:value="-0.189795844923737">
                <text:p>-0.1897958449237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85">
                <text:p>1985</text:p>
              </table:table-cell>
              <table:table-cell office:value-type="float" office:value="-0.18167102126678">
                <text:p>-0.181671021266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86">
                <text:p>1986</text:p>
              </table:table-cell>
              <table:table-cell office:value-type="float" office:value="-0.233912096609856">
                <text:p>-0.2339120966098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7">
                <text:p>1987</text:p>
              </table:table-cell>
              <table:table-cell office:value-type="float" office:value="-0.165066948952905">
                <text:p>-0.1650669489529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8">
                <text:p>1988</text:p>
              </table:table-cell>
              <table:table-cell office:value-type="float" office:value="-0.161613831295973">
                <text:p>-0.1616138312959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9">
                <text:p>1989</text:p>
              </table:table-cell>
              <table:table-cell office:value-type="float" office:value="-0.0745103966390274">
                <text:p>-0.07451039663902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0">
                <text:p>1990</text:p>
              </table:table-cell>
              <table:table-cell office:value-type="float" office:value="0.083916793017906">
                <text:p>0.0839167930179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1">
                <text:p>1991</text:p>
              </table:table-cell>
              <table:table-cell office:value-type="float" office:value="0.11964147767484">
                <text:p>0.119641477674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2">
                <text:p>1992</text:p>
              </table:table-cell>
              <table:table-cell office:value-type="float" office:value="0.192032584331792">
                <text:p>0.1920325843317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3">
                <text:p>1993</text:p>
              </table:table-cell>
              <table:table-cell office:value-type="float" office:value="0.241614531988717">
                <text:p>0.2416145319887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4">
                <text:p>1994</text:p>
              </table:table-cell>
              <table:table-cell office:value-type="float" office:value="0.179606718645666">
                <text:p>0.179606718645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5">
                <text:p>1995</text:p>
              </table:table-cell>
              <table:table-cell office:value-type="float" office:value="0.227830782302611">
                <text:p>0.2278307823026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6">
                <text:p>1996</text:p>
              </table:table-cell>
              <table:table-cell office:value-type="float" office:value="0.0651290079595407">
                <text:p>0.06512900795954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7">
                <text:p>1997</text:p>
              </table:table-cell>
              <table:table-cell office:value-type="float" office:value="0.0849286916164682">
                <text:p>0.08492869161646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8">
                <text:p>1998</text:p>
              </table:table-cell>
              <table:table-cell office:value-type="float" office:value="-0.0627794237265821">
                <text:p>-0.06277942372658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9">
                <text:p>1999</text:p>
              </table:table-cell>
              <table:table-cell office:value-type="float" office:value="-0.172717634069635">
                <text:p>-0.1727176340696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-0.23504502741271">
                <text:p>-0.235045027412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1">
                <text:p>2001</text:p>
              </table:table-cell>
              <table:table-cell office:value-type="float" office:value="-0.255301951755762">
                <text:p>-0.2553019517557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2">
                <text:p>2002</text:p>
              </table:table-cell>
              <table:table-cell office:value-type="float" office:value="-0.255978977098827">
                <text:p>-0.2559789770988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3">
                <text:p>2003</text:p>
              </table:table-cell>
              <table:table-cell office:value-type="float" office:value="-0.292611952441888">
                <text:p>-0.2926119524418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4">
                <text:p>2004</text:p>
              </table:table-cell>
              <table:table-cell office:value-type="float" office:value="-0.24459811878495">
                <text:p>-0.244598118784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5">
                <text:p>2005</text:p>
              </table:table-cell>
              <table:table-cell office:value-type="float" office:value="-0.177700128128002">
                <text:p>-0.177700128128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6">
                <text:p>2006</text:p>
              </table:table-cell>
              <table:table-cell office:value-type="float" office:value="-0.0148310584710741">
                <text:p>-0.01483105847107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7">
                <text:p>2007</text:p>
              </table:table-cell>
              <table:table-cell office:value-type="float" office:value="0.0121523351858743">
                <text:p>0.01215233518587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8">
                <text:p>2008</text:p>
              </table:table-cell>
              <table:table-cell office:value-type="float" office:value="0.0328894998428313">
                <text:p>0.03288949984283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9">
                <text:p>2009</text:p>
              </table:table-cell>
              <table:table-cell office:value-type="float" office:value="0.00836859549972541">
                <text:p>0.008368595499725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0">
                <text:p>2010</text:p>
              </table:table-cell>
              <table:table-cell office:value-type="float" office:value="-0.0303665498433073">
                <text:p>-0.03036654984330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1">
                <text:p>2011</text:p>
              </table:table-cell>
              <table:table-cell office:value-type="float" office:value="-0.00419971218636972">
                <text:p>-0.004199712186369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2">
                <text:p>2012</text:p>
              </table:table-cell>
              <table:table-cell office:value-type="float" office:value="0.0236457044705598">
                <text:p>0.02364570447055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3">
                <text:p>2013</text:p>
              </table:table-cell>
              <table:table-cell office:value-type="float" office:value="0.09441394312752">
                <text:p>0.094413943127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14">
                <text:p>2014</text:p>
              </table:table-cell>
              <table:table-cell office:value-type="float" office:value="0.0896431577844365">
                <text:p>0.08964315778443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15">
                <text:p>2015</text:p>
              </table:table-cell>
              <table:table-cell office:value-type="float" office:value="0.201418478441375">
                <text:p>0.201418478441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16">
                <text:p>2016</text:p>
              </table:table-cell>
              <table:table-cell office:value-type="float" office:value="0.253163675098314">
                <text:p>0.2531636750983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17">
                <text:p>2017</text:p>
              </table:table-cell>
              <table:table-cell office:value-type="float" office:value="0.16113158275526">
                <text:p>0.161131582755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18">
                <text:p>2018</text:p>
              </table:table-cell>
              <table:table-cell office:value-type="float" office:value="0.0696559064122012">
                <text:p>0.06965590641220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19">
                <text:p>2019</text:p>
              </table:table-cell>
              <table:table-cell office:value-type="float" office:value="-0.00398814793086186">
                <text:p>-0.003988147930861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20">
                <text:p>2020</text:p>
              </table:table-cell>
              <table:table-cell office:value-type="float" office:value="-0.0149956172739251">
                <text:p>-0.01499561727392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 number:title="User-defined">
      <number:number number:decimal-places="1" loext:min-decimal-places="1" number:min-integer-digits="1"/>
    </number:number-style>
    <number:number-style style:name="N113">
      <number:number number:decimal-places="13" loext:min-decimal-places="1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11">
      <style:chart-properties chart:display-label="true" chart:logarithmic="false" chart:minimum="40" chart:maximum="90" chart:origin="0" chart:interval-major="10" chart:interval-minor-divisor="1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1">
      <style:chart-properties chart:symbol-type="named-symbol" chart:symbol-name="square" chart:symbol-width="0cm" chart:symbol-height="0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9" style:family="chart" style:data-style-name="N113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287cm" svg:height="17.08cm" xlink:href=".." xlink:type="simple" chart:class="chart:scatter" chart:style-name="ch1">
        <chart:plot-area chart:style-name="ch2" table:cell-range-address="'deltat-annual'.B2:'deltat-annual'.B50 'deltat-annual'.F2:'deltat-annual'.F50" svg:x="0.585cm" svg:y="0.341cm" svg:width="28.117cm" svg:height="16.398cm">
          <chartooo:coordinate-region svg:x="0.969cm" svg:y="0.54cm" svg:width="27.349cm" svg:height="15.55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deltat-annual'.F2:'deltat-annual'.F50" chart:class="chart:scatter">
            <chart:domain table:cell-range-address="'deltat-annual'.B2:'deltat-annual'.B50"/>
            <chart:regression-curve chart:style-name="ch8">
              <chart:equation chart:display-equation="true" chart:display-r-square="false" chart:style-name="ch9"/>
            </chart:regression-curve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8">
                <text:p>-78</text:p>
                <draw:g>
                  <svg:desc>'deltat-annual'.B2:'deltat-annual'.B50</svg:desc>
                </draw:g>
              </table:table-cell>
              <table:table-cell office:value-type="float" office:value="42.362886568">
                <text:p>42.362886568</text:p>
                <draw:g>
                  <svg:desc>'deltat-annual'.F2:'deltat-annual'.F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7">
                <text:p>-77</text:p>
              </table:table-cell>
              <table:table-cell office:value-type="float" office:value="43.53281142">
                <text:p>43.53281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6">
                <text:p>-76</text:p>
              </table:table-cell>
              <table:table-cell office:value-type="float" office:value="44.652993329">
                <text:p>44.6529933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5">
                <text:p>-75</text:p>
              </table:table-cell>
              <table:table-cell office:value-type="float" office:value="45.634532438">
                <text:p>45.634532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4">
                <text:p>-74</text:p>
              </table:table-cell>
              <table:table-cell office:value-type="float" office:value="46.586381445">
                <text:p>46.586381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3">
                <text:p>-73</text:p>
              </table:table-cell>
              <table:table-cell office:value-type="float" office:value="47.608731047">
                <text:p>47.608731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2">
                <text:p>-72</text:p>
              </table:table-cell>
              <table:table-cell office:value-type="float" office:value="48.572203774">
                <text:p>48.5722037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1">
                <text:p>-71</text:p>
              </table:table-cell>
              <table:table-cell office:value-type="float" office:value="49.568364109">
                <text:p>49.568364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0">
                <text:p>-70</text:p>
              </table:table-cell>
              <table:table-cell office:value-type="float" office:value="50.467744234">
                <text:p>50.467744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9">
                <text:p>-69</text:p>
              </table:table-cell>
              <table:table-cell office:value-type="float" office:value="51.267076653">
                <text:p>51.2670766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8">
                <text:p>-68</text:p>
              </table:table-cell>
              <table:table-cell office:value-type="float" office:value="52.025834505">
                <text:p>52.025834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7">
                <text:p>-67</text:p>
              </table:table-cell>
              <table:table-cell office:value-type="float" office:value="52.802178942">
                <text:p>52.8021789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6">
                <text:p>-66</text:p>
              </table:table-cell>
              <table:table-cell office:value-type="float" office:value="53.638266525">
                <text:p>53.638266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5">
                <text:p>-65</text:p>
              </table:table-cell>
              <table:table-cell office:value-type="float" office:value="54.217060371">
                <text:p>54.2170603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4">
                <text:p>-64</text:p>
              </table:table-cell>
              <table:table-cell office:value-type="float" office:value="54.785750801">
                <text:p>54.7857508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3">
                <text:p>-63</text:p>
              </table:table-cell>
              <table:table-cell office:value-type="float" office:value="55.283971916">
                <text:p>55.2839719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2">
                <text:p>-62</text:p>
              </table:table-cell>
              <table:table-cell office:value-type="float" office:value="55.832809939">
                <text:p>55.8328099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1">
                <text:p>-61</text:p>
              </table:table-cell>
              <table:table-cell office:value-type="float" office:value="56.36687284">
                <text:p>56.366872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0">
                <text:p>-60</text:p>
              </table:table-cell>
              <table:table-cell office:value-type="float" office:value="56.969810936">
                <text:p>56.969810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9">
                <text:p>-59</text:p>
              </table:table-cell>
              <table:table-cell office:value-type="float" office:value="57.712947982">
                <text:p>57.7129479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8">
                <text:p>-58</text:p>
              </table:table-cell>
              <table:table-cell office:value-type="float" office:value="58.473581473">
                <text:p>58.473581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7">
                <text:p>-57</text:p>
              </table:table-cell>
              <table:table-cell office:value-type="float" office:value="59.288377831">
                <text:p>59.2883778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6">
                <text:p>-56</text:p>
              </table:table-cell>
              <table:table-cell office:value-type="float" office:value="60.134527897">
                <text:p>60.1345278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5">
                <text:p>-55</text:p>
              </table:table-cell>
              <table:table-cell office:value-type="float" office:value="60.90044191">
                <text:p>60.900441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4">
                <text:p>-54</text:p>
              </table:table-cell>
              <table:table-cell office:value-type="float" office:value="61.696351747">
                <text:p>61.6963517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3">
                <text:p>-53</text:p>
              </table:table-cell>
              <table:table-cell office:value-type="float" office:value="62.31133157">
                <text:p>62.311331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2">
                <text:p>-52</text:p>
              </table:table-cell>
              <table:table-cell office:value-type="float" office:value="62.927882837">
                <text:p>62.9278828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1">
                <text:p>-51</text:p>
              </table:table-cell>
              <table:table-cell office:value-type="float" office:value="63.378497749">
                <text:p>63.3784977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0">
                <text:p>-50</text:p>
              </table:table-cell>
              <table:table-cell office:value-type="float" office:value="63.700946211">
                <text:p>63.7009462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9">
                <text:p>-49</text:p>
              </table:table-cell>
              <table:table-cell office:value-type="float" office:value="63.94283904">
                <text:p>63.94283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8">
                <text:p>-48</text:p>
              </table:table-cell>
              <table:table-cell office:value-type="float" office:value="64.146246705">
                <text:p>64.1462467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7">
                <text:p>-47</text:p>
              </table:table-cell>
              <table:table-cell office:value-type="float" office:value="64.330749105">
                <text:p>64.3307491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6">
                <text:p>-46</text:p>
              </table:table-cell>
              <table:table-cell office:value-type="float" office:value="64.46039029">
                <text:p>64.460390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5">
                <text:p>-45</text:p>
              </table:table-cell>
              <table:table-cell office:value-type="float" office:value="64.619817069">
                <text:p>64.6198170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4">
                <text:p>-44</text:p>
              </table:table-cell>
              <table:table-cell office:value-type="float" office:value="64.827913599">
                <text:p>64.8279135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3">
                <text:p>-43</text:p>
              </table:table-cell>
              <table:table-cell office:value-type="float" office:value="65.180650959">
                <text:p>65.1806509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2">
                <text:p>-42</text:p>
              </table:table-cell>
              <table:table-cell office:value-type="float" office:value="65.542143473">
                <text:p>65.5421434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1">
                <text:p>-41</text:p>
              </table:table-cell>
              <table:table-cell office:value-type="float" office:value="65.906144912">
                <text:p>65.9061449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0">
                <text:p>-40</text:p>
              </table:table-cell>
              <table:table-cell office:value-type="float" office:value="66.227397207">
                <text:p>66.2273972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9">
                <text:p>-39</text:p>
              </table:table-cell>
              <table:table-cell office:value-type="float" office:value="66.491686117">
                <text:p>66.4916861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8">
                <text:p>-38</text:p>
              </table:table-cell>
              <table:table-cell office:value-type="float" office:value="66.763913625">
                <text:p>66.763913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7">
                <text:p>-37</text:p>
              </table:table-cell>
              <table:table-cell office:value-type="float" office:value="67.04575831">
                <text:p>67.045758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6">
                <text:p>-36</text:p>
              </table:table-cell>
              <table:table-cell office:value-type="float" office:value="67.380142994">
                <text:p>67.3801429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5">
                <text:p>-35</text:p>
              </table:table-cell>
              <table:table-cell office:value-type="float" office:value="67.691528653">
                <text:p>67.6915286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4">
                <text:p>-34</text:p>
              </table:table-cell>
              <table:table-cell office:value-type="float" office:value="68.096461393">
                <text:p>68.0964613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3">
                <text:p>-33</text:p>
              </table:table-cell>
              <table:table-cell office:value-type="float" office:value="68.53491109">
                <text:p>68.534911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2">
                <text:p>-32</text:p>
              </table:table-cell>
              <table:table-cell office:value-type="float" office:value="68.863100455">
                <text:p>68.8631004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1">
                <text:p>-31</text:p>
              </table:table-cell>
              <table:table-cell office:value-type="float" office:value="69.081585904">
                <text:p>69.0815859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0">
                <text:p>-30</text:p>
              </table:table-cell>
              <table:table-cell office:value-type="float" office:value="69.208199059">
                <text:p>69.2081990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